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buquerque" table:style-name="ta1" table:print="false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>
            <text:p>`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One-Bedroom</text:p>
          </table:table-cell>
          <table:table-cell table:style-name="ce1" office:value-type="string">
            <text:p>Two-Bedroom</text:p>
          </table:table-cell>
          <table:table-cell table:style-name="ce1" office:value-type="string">
            <text:p>Three-Bedroom</text:p>
          </table:table-cell>
          <table:table-cell table:style-name="ce1" office:value-type="string">
            <text:p>Four-Bedroom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01&amp;metro_code=METRO10740M10740&amp;year=2025&amp;hypo=hypo">87001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02&amp;metro_code=METRO10740M10740&amp;year=2025&amp;hypo=hypo">87002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04&amp;metro_code=METRO10740M10740&amp;year=2025&amp;hypo=hypo">87004</text:a></text:p>
          </table:table-cell>
          <table:table-cell office:value-type="currency" office:currency="USD" office:value="820">
            <text:p>$820.00</text:p>
          </table:table-cell>
          <table:table-cell office:value-type="currency" office:currency="USD" office:value="980">
            <text:p>$980.00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1680">
            <text:p>$1,680.00</text:p>
          </table:table-cell>
          <table:table-cell office:value-type="currency" office:currency="USD" office:value="1990">
            <text:p>$1,9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06&amp;metro_code=METRO10740M10740&amp;year=2025&amp;hypo=hypo">87006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08&amp;metro_code=METRO10740M10740&amp;year=2025&amp;hypo=hypo">87008</text:a></text:p>
          </table:table-cell>
          <table:table-cell office:value-type="currency" office:currency="USD" office:value="1180">
            <text:p>$1,18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720">
            <text:p>$1,720.00</text:p>
          </table:table-cell>
          <table:table-cell office:value-type="currency" office:currency="USD" office:value="2410">
            <text:p>$2,410.00</text:p>
          </table:table-cell>
          <table:table-cell office:value-type="currency" office:currency="USD" office:value="2840">
            <text:p>$2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09&amp;metro_code=METRO10740M10740&amp;year=2025&amp;hypo=hypo">87009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13&amp;metro_code=METRO10740M10740&amp;year=2025&amp;hypo=hypo">87013</text:a></text:p>
          </table:table-cell>
          <table:table-cell office:value-type="currency" office:currency="USD" office:value="800">
            <text:p>$800.00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170">
            <text:p>$1,170.00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14&amp;metro_code=METRO10740M10740&amp;year=2025&amp;hypo=hypo">87014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890">
            <text:p>$1,890.00</text:p>
          </table:table-cell>
          <table:table-cell office:value-type="currency" office:currency="USD" office:value="2250">
            <text:p>$2,2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15&amp;metro_code=METRO10740M10740&amp;year=2025&amp;hypo=hypo">87015</text:a></text:p>
          </table:table-cell>
          <table:table-cell office:value-type="currency" office:currency="USD" office:value="1170">
            <text:p>$1,17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2090">
            <text:p>$2,090.00</text:p>
          </table:table-cell>
          <table:table-cell office:value-type="currency" office:currency="USD" office:value="2300">
            <text:p>$2,3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16&amp;metro_code=METRO10740M10740&amp;year=2025&amp;hypo=hypo">87016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18&amp;metro_code=METRO10740M10740&amp;year=2025&amp;hypo=hypo">87018</text:a></text:p>
          </table:table-cell>
          <table:table-cell office:value-type="currency" office:currency="USD" office:value="810">
            <text:p>$810.00</text:p>
          </table:table-cell>
          <table:table-cell office:value-type="currency" office:currency="USD" office:value="920">
            <text:p>$920.00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22&amp;metro_code=METRO10740M10740&amp;year=2025&amp;hypo=hypo">87022</text:a></text:p>
          </table:table-cell>
          <table:table-cell office:value-type="currency" office:currency="USD" office:value="770">
            <text:p>$77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570">
            <text:p>$1,57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23&amp;metro_code=METRO10740M10740&amp;year=2025&amp;hypo=hypo">87023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24&amp;metro_code=METRO10740M10740&amp;year=2025&amp;hypo=hypo">87024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890">
            <text:p>$1,890.00</text:p>
          </table:table-cell>
          <table:table-cell office:value-type="currency" office:currency="USD" office:value="2250">
            <text:p>$2,2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25&amp;metro_code=METRO10740M10740&amp;year=2025&amp;hypo=hypo">87025</text:a></text:p>
          </table:table-cell>
          <table:table-cell office:value-type="currency" office:currency="USD" office:value="1040">
            <text:p>$1,040.00</text:p>
          </table:table-cell>
          <table:table-cell office:value-type="currency" office:currency="USD" office:value="1230">
            <text:p>$1,230.00</text:p>
          </table:table-cell>
          <table:table-cell office:value-type="currency" office:currency="USD" office:value="1510">
            <text:p>$1,51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510">
            <text:p>$2,5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26&amp;metro_code=METRO10740M10740&amp;year=2025&amp;hypo=hypo">87026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27&amp;metro_code=METRO10740M10740&amp;year=2025&amp;hypo=hypo">87027</text:a></text:p>
          </table:table-cell>
          <table:table-cell office:value-type="currency" office:currency="USD" office:value="800">
            <text:p>$800.00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170">
            <text:p>$1,170.00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31&amp;metro_code=METRO10740M10740&amp;year=2025&amp;hypo=hypo">87031</text:a></text:p>
          </table:table-cell>
          <table:table-cell office:value-type="currency" office:currency="USD" office:value="970">
            <text:p>$970.00</text:p>
          </table:table-cell>
          <table:table-cell office:value-type="currency" office:currency="USD" office:value="1150">
            <text:p>$1,150.00</text:p>
          </table:table-cell>
          <table:table-cell office:value-type="currency" office:currency="USD" office:value="1410">
            <text:p>$1,410.00</text:p>
          </table:table-cell>
          <table:table-cell office:value-type="currency" office:currency="USD" office:value="1980">
            <text:p>$1,980.00</text:p>
          </table:table-cell>
          <table:table-cell office:value-type="currency" office:currency="USD" office:value="2340">
            <text:p>$2,3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32&amp;metro_code=METRO10740M10740&amp;year=2025&amp;hypo=hypo">87032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35&amp;metro_code=METRO10740M10740&amp;year=2025&amp;hypo=hypo">87035</text:a></text:p>
          </table:table-cell>
          <table:table-cell office:value-type="currency" office:currency="USD" office:value="1060">
            <text:p>$1,060.00</text:p>
          </table:table-cell>
          <table:table-cell office:value-type="currency" office:currency="USD" office:value="1190">
            <text:p>$1,190.00</text:p>
          </table:table-cell>
          <table:table-cell office:value-type="currency" office:currency="USD" office:value="1390">
            <text:p>$1,39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36&amp;metro_code=METRO10740M10740&amp;year=2025&amp;hypo=hypo">87036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41&amp;metro_code=METRO10740M10740&amp;year=2025&amp;hypo=hypo">87041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42&amp;metro_code=METRO10740M10740&amp;year=2025&amp;hypo=hypo">87042</text:a></text:p>
          </table:table-cell>
          <table:table-cell office:value-type="currency" office:currency="USD" office:value="890">
            <text:p>$890.00</text:p>
          </table:table-cell>
          <table:table-cell office:value-type="currency" office:currency="USD" office:value="1060">
            <text:p>$1,060.00</text:p>
          </table:table-cell>
          <table:table-cell office:value-type="currency" office:currency="USD" office:value="1300">
            <text:p>$1,300.00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2160">
            <text:p>$2,1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43&amp;metro_code=METRO10740M10740&amp;year=2025&amp;hypo=hypo">87043</text:a></text:p>
          </table:table-cell>
          <table:table-cell office:value-type="currency" office:currency="USD" office:value="1230">
            <text:p>$1,230.00</text:p>
          </table:table-cell>
          <table:table-cell office:value-type="currency" office:currency="USD" office:value="1470">
            <text:p>$1,470.00</text:p>
          </table:table-cell>
          <table:table-cell office:value-type="currency" office:currency="USD" office:value="1800">
            <text:p>$1,800.00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2990">
            <text:p>$2,9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44&amp;metro_code=METRO10740M10740&amp;year=2025&amp;hypo=hypo">87044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180">
            <text:p>$1,180.00</text:p>
          </table:table-cell>
          <table:table-cell office:value-type="currency" office:currency="USD" office:value="1450">
            <text:p>$1,45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410">
            <text:p>$2,4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46&amp;metro_code=METRO10740M10740&amp;year=2025&amp;hypo=hypo">87046</text:a></text:p>
          </table:table-cell>
          <table:table-cell office:value-type="currency" office:currency="USD" office:value="970">
            <text:p>$970.00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390">
            <text:p>$1,390.00</text:p>
          </table:table-cell>
          <table:table-cell office:value-type="currency" office:currency="USD" office:value="1890">
            <text:p>$1,890.00</text:p>
          </table:table-cell>
          <table:table-cell office:value-type="currency" office:currency="USD" office:value="2250">
            <text:p>$2,2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47&amp;metro_code=METRO10740M10740&amp;year=2025&amp;hypo=hypo">87047</text:a>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2280">
            <text:p>$2,280.00</text:p>
          </table:table-cell>
          <table:table-cell office:value-type="currency" office:currency="USD" office:value="2690">
            <text:p>$2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48&amp;metro_code=METRO10740M10740&amp;year=2025&amp;hypo=hypo">87048</text:a>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2210">
            <text:p>$2,210.00</text:p>
          </table:table-cell>
          <table:table-cell office:value-type="currency" office:currency="USD" office:value="2620">
            <text:p>$2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52&amp;metro_code=METRO10740M10740&amp;year=2025&amp;hypo=hypo">87052</text:a></text:p>
          </table:table-cell>
          <table:table-cell office:value-type="currency" office:currency="USD" office:value="830">
            <text:p>$83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700">
            <text:p>$1,700.00</text:p>
          </table:table-cell>
          <table:table-cell office:value-type="currency" office:currency="USD" office:value="2010">
            <text:p>$2,0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53&amp;metro_code=METRO10740M10740&amp;year=2025&amp;hypo=hypo">87053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50">
            <text:p>$1,25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080">
            <text:p>$2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59&amp;metro_code=METRO10740M10740&amp;year=2025&amp;hypo=hypo">87059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850">
            <text:p>$1,850.00</text:p>
          </table:table-cell>
          <table:table-cell office:value-type="currency" office:currency="USD" office:value="2220">
            <text:p>$2,2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60&amp;metro_code=METRO10740M10740&amp;year=2025&amp;hypo=hypo">87060</text:a></text:p>
          </table:table-cell>
          <table:table-cell office:value-type="currency" office:currency="USD" office:value="840">
            <text:p>$840.00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230">
            <text:p>$1,230.00</text:p>
          </table:table-cell>
          <table:table-cell office:value-type="currency" office:currency="USD" office:value="1720">
            <text:p>$1,720.00</text:p>
          </table:table-cell>
          <table:table-cell office:value-type="currency" office:currency="USD" office:value="2040">
            <text:p>$2,0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61&amp;metro_code=METRO10740M10740&amp;year=2025&amp;hypo=hypo">87061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62&amp;metro_code=METRO10740M10740&amp;year=2025&amp;hypo=hypo">87062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63&amp;metro_code=METRO10740M10740&amp;year=2025&amp;hypo=hypo">87063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68&amp;metro_code=METRO10740M10740&amp;year=2025&amp;hypo=hypo">87068</text:a></text:p>
          </table:table-cell>
          <table:table-cell office:value-type="currency" office:currency="USD" office:value="830">
            <text:p>$83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700">
            <text:p>$1,700.00</text:p>
          </table:table-cell>
          <table:table-cell office:value-type="currency" office:currency="USD" office:value="2010">
            <text:p>$2,0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70&amp;metro_code=METRO10740M10740&amp;year=2025&amp;hypo=hypo">87070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72&amp;metro_code=METRO10740M10740&amp;year=2025&amp;hypo=hypo">87072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083&amp;metro_code=METRO10740M10740&amp;year=2025&amp;hypo=hypo">87083</text:a>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450">
            <text:p>$1,45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490">
            <text:p>$2,490.00</text:p>
          </table:table-cell>
          <table:table-cell office:value-type="currency" office:currency="USD" office:value="2950">
            <text:p>$2,9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1&amp;metro_code=METRO10740M10740&amp;year=2025&amp;hypo=hypo">87101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2&amp;metro_code=METRO10740M10740&amp;year=2025&amp;hypo=hypo">87102</text:a></text:p>
          </table:table-cell>
          <table:table-cell office:value-type="currency" office:currency="USD" office:value="830">
            <text:p>$83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700">
            <text:p>$1,700.00</text:p>
          </table:table-cell>
          <table:table-cell office:value-type="currency" office:currency="USD" office:value="2010">
            <text:p>$2,0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3&amp;metro_code=METRO10740M10740&amp;year=2025&amp;hypo=hypo">87103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4&amp;metro_code=METRO10740M10740&amp;year=2025&amp;hypo=hypo">87104</text:a></text:p>
          </table:table-cell>
          <table:table-cell office:value-type="currency" office:currency="USD" office:value="890">
            <text:p>$890.00</text:p>
          </table:table-cell>
          <table:table-cell office:value-type="currency" office:currency="USD" office:value="1060">
            <text:p>$1,060.00</text:p>
          </table:table-cell>
          <table:table-cell office:value-type="currency" office:currency="USD" office:value="1300">
            <text:p>$1,300.00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2160">
            <text:p>$2,1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5&amp;metro_code=METRO10740M10740&amp;year=2025&amp;hypo=hypo">87105</text:a></text:p>
          </table:table-cell>
          <table:table-cell office:value-type="currency" office:currency="USD" office:value="770">
            <text:p>$77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570">
            <text:p>$1,57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6&amp;metro_code=METRO10740M10740&amp;year=2025&amp;hypo=hypo">87106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60">
            <text:p>$1,26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090">
            <text:p>$2,0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7&amp;metro_code=METRO10740M10740&amp;year=2025&amp;hypo=hypo">87107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1140">
            <text:p>$1,140.00</text:p>
          </table:table-cell>
          <table:table-cell office:value-type="currency" office:currency="USD" office:value="1600">
            <text:p>$1,600.00</text:p>
          </table:table-cell>
          <table:table-cell office:value-type="currency" office:currency="USD" office:value="1890">
            <text:p>$1,8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8&amp;metro_code=METRO10740M10740&amp;year=2025&amp;hypo=hypo">87108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09&amp;metro_code=METRO10740M10740&amp;year=2025&amp;hypo=hypo">87109</text:a></text:p>
          </table:table-cell>
          <table:table-cell office:value-type="currency" office:currency="USD" office:value="970">
            <text:p>$970.00</text:p>
          </table:table-cell>
          <table:table-cell office:value-type="currency" office:currency="USD" office:value="1150">
            <text:p>$1,150.00</text:p>
          </table:table-cell>
          <table:table-cell office:value-type="currency" office:currency="USD" office:value="1410">
            <text:p>$1,410.00</text:p>
          </table:table-cell>
          <table:table-cell office:value-type="currency" office:currency="USD" office:value="1980">
            <text:p>$1,980.00</text:p>
          </table:table-cell>
          <table:table-cell office:value-type="currency" office:currency="USD" office:value="2340">
            <text:p>$2,3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0&amp;metro_code=METRO10740M10740&amp;year=2025&amp;hypo=hypo">87110</text:a>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140">
            <text:p>$1,14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960">
            <text:p>$1,960.00</text:p>
          </table:table-cell>
          <table:table-cell office:value-type="currency" office:currency="USD" office:value="2320">
            <text:p>$2,3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1&amp;metro_code=METRO10740M10740&amp;year=2025&amp;hypo=hypo">87111</text:a>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2280">
            <text:p>$2,280.00</text:p>
          </table:table-cell>
          <table:table-cell office:value-type="currency" office:currency="USD" office:value="2700">
            <text:p>$2,7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2&amp;metro_code=METRO10740M10740&amp;year=2025&amp;hypo=hypo">87112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1020">
            <text:p>$1,020.00</text:p>
          </table:table-cell>
          <table:table-cell office:value-type="currency" office:currency="USD" office:value="1250">
            <text:p>$1,250.00</text:p>
          </table:table-cell>
          <table:table-cell office:value-type="currency" office:currency="USD" office:value="1750">
            <text:p>$1,750.00</text:p>
          </table:table-cell>
          <table:table-cell office:value-type="currency" office:currency="USD" office:value="2070">
            <text:p>$2,0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3&amp;metro_code=METRO10740M10740&amp;year=2025&amp;hypo=hypo">87113</text:a></text:p>
          </table:table-cell>
          <table:table-cell office:value-type="currency" office:currency="USD" office:value="1270">
            <text:p>$1,270.00</text:p>
          </table:table-cell>
          <table:table-cell office:value-type="currency" office:currency="USD" office:value="1510">
            <text:p>$1,510.00</text:p>
          </table:table-cell>
          <table:table-cell office:value-type="currency" office:currency="USD" office:value="1850">
            <text:p>$1,85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3070">
            <text:p>$3,0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4&amp;metro_code=METRO10740M10740&amp;year=2025&amp;hypo=hypo">87114</text:a>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2100">
            <text:p>$2,100.00</text:p>
          </table:table-cell>
          <table:table-cell office:value-type="currency" office:currency="USD" office:value="2490">
            <text:p>$2,4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5&amp;metro_code=METRO10740M10740&amp;year=2025&amp;hypo=hypo">87115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6&amp;metro_code=METRO10740M10740&amp;year=2025&amp;hypo=hypo">87116</text:a>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610">
            <text:p>$1,610.00</text:p>
          </table:table-cell>
          <table:table-cell office:value-type="currency" office:currency="USD" office:value="1980">
            <text:p>$1,98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290">
            <text:p>$3,2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7&amp;metro_code=METRO10740M10740&amp;year=2025&amp;hypo=hypo">87117</text:a>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260">
            <text:p>$2,2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19&amp;metro_code=METRO10740M10740&amp;year=2025&amp;hypo=hypo">87119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20&amp;metro_code=METRO10740M10740&amp;year=2025&amp;hypo=hypo">87120</text:a>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2100">
            <text:p>$2,100.00</text:p>
          </table:table-cell>
          <table:table-cell office:value-type="currency" office:currency="USD" office:value="2490">
            <text:p>$2,4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21&amp;metro_code=METRO10740M10740&amp;year=2025&amp;hypo=hypo">87121</text:a></text:p>
          </table:table-cell>
          <table:table-cell office:value-type="currency" office:currency="USD" office:value="870">
            <text:p>$87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70">
            <text:p>$1,27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10">
            <text:p>$2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22&amp;metro_code=METRO10740M10740&amp;year=2025&amp;hypo=hypo">87122</text:a></text:p>
          </table:table-cell>
          <table:table-cell office:value-type="currency" office:currency="USD" office:value="1370">
            <text:p>$1,37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800">
            <text:p>$2,800.00</text:p>
          </table:table-cell>
          <table:table-cell office:value-type="currency" office:currency="USD" office:value="3320">
            <text:p>$3,3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23&amp;metro_code=METRO10740M10740&amp;year=2025&amp;hypo=hypo">87123</text:a></text:p>
          </table:table-cell>
          <table:table-cell office:value-type="currency" office:currency="USD" office:value="820">
            <text:p>$820.00</text:p>
          </table:table-cell>
          <table:table-cell office:value-type="currency" office:currency="USD" office:value="970">
            <text:p>$970.00</text:p>
          </table:table-cell>
          <table:table-cell office:value-type="currency" office:currency="USD" office:value="1190">
            <text:p>$1,190.00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1970">
            <text:p>$1,9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24&amp;metro_code=METRO10740M10740&amp;year=2025&amp;hypo=hypo">87124</text:a>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280">
            <text:p>$1,280.00</text:p>
          </table:table-cell>
          <table:table-cell office:value-type="currency" office:currency="USD" office:value="1570">
            <text:p>$1,570.00</text:p>
          </table:table-cell>
          <table:table-cell office:value-type="currency" office:currency="USD" office:value="2200">
            <text:p>$2,200.00</text:p>
          </table:table-cell>
          <table:table-cell office:value-type="currency" office:currency="USD" office:value="2610">
            <text:p>$2,6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25&amp;metro_code=METRO10740M10740&amp;year=2025&amp;hypo=hypo">87125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44&amp;metro_code=METRO10740M10740&amp;year=2025&amp;hypo=hypo">87144</text:a></text:p>
          </table:table-cell>
          <table:table-cell office:value-type="currency" office:currency="USD" office:value="1250">
            <text:p>$1,25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2550">
            <text:p>$2,550.00</text:p>
          </table:table-cell>
          <table:table-cell office:value-type="currency" office:currency="USD" office:value="3020">
            <text:p>$3,0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51&amp;metro_code=METRO10740M10740&amp;year=2025&amp;hypo=hypo">87151</text:a></text:p>
          </table:table-cell>
          <table:table-cell office:value-type="currency" office:currency="USD" office:value="870">
            <text:p>$87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70">
            <text:p>$1,27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10">
            <text:p>$2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53&amp;metro_code=METRO10740M10740&amp;year=2025&amp;hypo=hypo">87153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54&amp;metro_code=METRO10740M10740&amp;year=2025&amp;hypo=hypo">87154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74&amp;metro_code=METRO10740M10740&amp;year=2025&amp;hypo=hypo">87174</text:a>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610">
            <text:p>$1,610.00</text:p>
          </table:table-cell>
          <table:table-cell office:value-type="currency" office:currency="USD" office:value="2260">
            <text:p>$2,260.00</text:p>
          </table:table-cell>
          <table:table-cell office:value-type="currency" office:currency="USD" office:value="2670">
            <text:p>$2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76&amp;metro_code=METRO10740M10740&amp;year=2025&amp;hypo=hypo">87176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81&amp;metro_code=METRO10740M10740&amp;year=2025&amp;hypo=hypo">87181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84&amp;metro_code=METRO10740M10740&amp;year=2025&amp;hypo=hypo">87184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85&amp;metro_code=METRO10740M10740&amp;year=2025&amp;hypo=hypo">87185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87&amp;metro_code=METRO10740M10740&amp;year=2025&amp;hypo=hypo">87187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0&amp;metro_code=METRO10740M10740&amp;year=2025&amp;hypo=hypo">87190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1&amp;metro_code=METRO10740M10740&amp;year=2025&amp;hypo=hypo">87191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2&amp;metro_code=METRO10740M10740&amp;year=2025&amp;hypo=hypo">87192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3&amp;metro_code=METRO10740M10740&amp;year=2025&amp;hypo=hypo">87193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4&amp;metro_code=METRO10740M10740&amp;year=2025&amp;hypo=hypo">87194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5&amp;metro_code=METRO10740M10740&amp;year=2025&amp;hypo=hypo">87195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6&amp;metro_code=METRO10740M10740&amp;year=2025&amp;hypo=hypo">87196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7&amp;metro_code=METRO10740M10740&amp;year=2025&amp;hypo=hypo">87197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8&amp;metro_code=METRO10740M10740&amp;year=2025&amp;hypo=hypo">87198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199&amp;metro_code=METRO10740M10740&amp;year=2025&amp;hypo=hypo">87199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170">
            <text:p>$2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7544&amp;metro_code=METRO10740M10740&amp;year=2025&amp;hypo=hypo">87544</text:a>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890">
            <text:p>$1,890.00</text:p>
          </table:table-cell>
          <table:table-cell office:value-type="currency" office:currency="USD" office:value="2350">
            <text:p>$2,3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8301&amp;metro_code=METRO10740M10740&amp;year=2025&amp;hypo=hypo">88301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8318&amp;metro_code=METRO10740M10740&amp;year=2025&amp;hypo=hypo">88318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8321&amp;metro_code=METRO10740M10740&amp;year=2025&amp;hypo=hypo">88321</text:a></text:p>
          </table:table-cell>
          <table:table-cell office:value-type="currency" office:currency="USD" office:value="750">
            <text:p>$75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60">
            <text:p>$1,860.00</text:p>
          </table:table-cell>
        </table:table-row>
      </table:table>
      <table:table table:name="Buffalo" table:style-name="ta1" table:print="false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>
            <text:p>ZIP Code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One-Bedroom</text:p>
          </table:table-cell>
          <table:table-cell table:style-name="ce1" office:value-type="string">
            <text:p>Two-Bedroom</text:p>
          </table:table-cell>
          <table:table-cell table:style-name="ce1" office:value-type="string">
            <text:p>Three-Bedroom</text:p>
          </table:table-cell>
          <table:table-cell table:style-name="ce1" office:value-type="string">
            <text:p>Four-Bedroom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01&amp;metro_code=METRO15380M15380&amp;year=2025&amp;hypo=hypo">14001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04&amp;metro_code=METRO15380M15380&amp;year=2025&amp;hypo=hypo">14004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06&amp;metro_code=METRO15380M15380&amp;year=2025&amp;hypo=hypo">14006</text:a>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020">
            <text:p>$1,020.00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1470">
            <text:p>$1,470.00</text:p>
          </table:table-cell>
          <table:table-cell office:value-type="currency" office:currency="USD" office:value="1660">
            <text:p>$1,6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08&amp;metro_code=METRO15380M15380&amp;year=2025&amp;hypo=hypo">14008</text:a></text:p>
          </table:table-cell>
          <table:table-cell office:value-type="currency" office:currency="USD" office:value="890">
            <text:p>$890.00</text:p>
          </table:table-cell>
          <table:table-cell office:value-type="currency" office:currency="USD" office:value="920">
            <text:p>$92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320">
            <text:p>$1,320.00</text:p>
          </table:table-cell>
          <table:table-cell office:value-type="currency" office:currency="USD" office:value="1490">
            <text:p>$1,4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09&amp;metro_code=METRO15380M15380&amp;year=2025&amp;hypo=hypo">14009</text:a></text:p>
          </table:table-cell>
          <table:table-cell office:value-type="currency" office:currency="USD" office:value="880">
            <text:p>$88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430">
            <text:p>$1,430.00</text:p>
          </table:table-cell>
          <table:table-cell office:value-type="currency" office:currency="USD" office:value="1660">
            <text:p>$1,6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10&amp;metro_code=METRO15380M15380&amp;year=2025&amp;hypo=hypo">14010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12&amp;metro_code=METRO15380M15380&amp;year=2025&amp;hypo=hypo">14012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1180">
            <text:p>$1,180.00</text:p>
          </table:table-cell>
          <table:table-cell office:value-type="currency" office:currency="USD" office:value="1430">
            <text:p>$1,430.00</text:p>
          </table:table-cell>
          <table:table-cell office:value-type="currency" office:currency="USD" office:value="1570">
            <text:p>$1,5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13&amp;metro_code=METRO15380M15380&amp;year=2025&amp;hypo=hypo">14013</text:a></text:p>
          </table:table-cell>
          <table:table-cell office:value-type="currency" office:currency="USD" office:value="880">
            <text:p>$880.00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60">
            <text:p>$1,460.00</text:p>
          </table:table-cell>
          <table:table-cell office:value-type="currency" office:currency="USD" office:value="1600">
            <text:p>$1,6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25&amp;metro_code=METRO15380M15380&amp;year=2025&amp;hypo=hypo">14025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26&amp;metro_code=METRO15380M15380&amp;year=2025&amp;hypo=hypo">14026</text:a>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30">
            <text:p>$1,230.00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700">
            <text:p>$1,7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27&amp;metro_code=METRO15380M15380&amp;year=2025&amp;hypo=hypo">14027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390">
            <text:p>$1,390.00</text:p>
          </table:table-cell>
          <table:table-cell office:value-type="currency" office:currency="USD" office:value="1550">
            <text:p>$1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28&amp;metro_code=METRO15380M15380&amp;year=2025&amp;hypo=hypo">14028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160">
            <text:p>$1,160.00</text:p>
          </table:table-cell>
          <table:table-cell office:value-type="currency" office:currency="USD" office:value="1420">
            <text:p>$1,420.00</text:p>
          </table:table-cell>
          <table:table-cell office:value-type="currency" office:currency="USD" office:value="1600">
            <text:p>$1,6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0&amp;metro_code=METRO15380M15380&amp;year=2025&amp;hypo=hypo">14030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60">
            <text:p>$1,4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1&amp;metro_code=METRO15380M15380&amp;year=2025&amp;hypo=hypo">14031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520">
            <text:p>$1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2&amp;metro_code=METRO15380M15380&amp;year=2025&amp;hypo=hypo">14032</text:a></text:p>
          </table:table-cell>
          <table:table-cell office:value-type="currency" office:currency="USD" office:value="1450">
            <text:p>$1,450.00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430">
            <text:p>$2,4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3&amp;metro_code=METRO15380M15380&amp;year=2025&amp;hypo=hypo">14033</text:a>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270">
            <text:p>$1,27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760">
            <text:p>$1,7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4&amp;metro_code=METRO15380M15380&amp;year=2025&amp;hypo=hypo">14034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520">
            <text:p>$1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5&amp;metro_code=METRO15380M15380&amp;year=2025&amp;hypo=hypo">14035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520">
            <text:p>$1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6&amp;metro_code=METRO15380M15380&amp;year=2025&amp;hypo=hypo">14036</text:a></text:p>
          </table:table-cell>
          <table:table-cell office:value-type="currency" office:currency="USD" office:value="880">
            <text:p>$88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320">
            <text:p>$1,320.00</text:p>
          </table:table-cell>
          <table:table-cell office:value-type="currency" office:currency="USD" office:value="1480">
            <text:p>$1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7&amp;metro_code=METRO15380M15380&amp;year=2025&amp;hypo=hypo">14037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70">
            <text:p>$1,4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38&amp;metro_code=METRO15380M15380&amp;year=2025&amp;hypo=hypo">14038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43&amp;metro_code=METRO15380M15380&amp;year=2025&amp;hypo=hypo">14043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40">
            <text:p>$1,040.00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490">
            <text:p>$1,490.00</text:p>
          </table:table-cell>
          <table:table-cell office:value-type="currency" office:currency="USD" office:value="1690">
            <text:p>$1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47&amp;metro_code=METRO15380M15380&amp;year=2025&amp;hypo=hypo">14047</text:a></text:p>
          </table:table-cell>
          <table:table-cell office:value-type="currency" office:currency="USD" office:value="920">
            <text:p>$920.00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370">
            <text:p>$1,370.00</text:p>
          </table:table-cell>
          <table:table-cell office:value-type="currency" office:currency="USD" office:value="1550">
            <text:p>$1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51&amp;metro_code=METRO15380M15380&amp;year=2025&amp;hypo=hypo">14051</text:a></text:p>
          </table:table-cell>
          <table:table-cell office:value-type="currency" office:currency="USD" office:value="1450">
            <text:p>$1,450.00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430">
            <text:p>$2,4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52&amp;metro_code=METRO15380M15380&amp;year=2025&amp;hypo=hypo">14052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1090">
            <text:p>$1,09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510">
            <text:p>$1,5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55&amp;metro_code=METRO15380M15380&amp;year=2025&amp;hypo=hypo">14055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57&amp;metro_code=METRO15380M15380&amp;year=2025&amp;hypo=hypo">14057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160">
            <text:p>$1,160.00</text:p>
          </table:table-cell>
          <table:table-cell office:value-type="currency" office:currency="USD" office:value="1420">
            <text:p>$1,420.00</text:p>
          </table:table-cell>
          <table:table-cell office:value-type="currency" office:currency="USD" office:value="1600">
            <text:p>$1,6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59&amp;metro_code=METRO15380M15380&amp;year=2025&amp;hypo=hypo">14059</text:a></text:p>
          </table:table-cell>
          <table:table-cell office:value-type="currency" office:currency="USD" office:value="1260">
            <text:p>$1,260.00</text:p>
          </table:table-cell>
          <table:table-cell office:value-type="currency" office:currency="USD" office:value="1300">
            <text:p>$1,300.00</text:p>
          </table:table-cell>
          <table:table-cell office:value-type="currency" office:currency="USD" office:value="1530">
            <text:p>$1,530.00</text:p>
          </table:table-cell>
          <table:table-cell office:value-type="currency" office:currency="USD" office:value="1870">
            <text:p>$1,870.00</text:p>
          </table:table-cell>
          <table:table-cell office:value-type="currency" office:currency="USD" office:value="2110">
            <text:p>$2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61&amp;metro_code=METRO15380M15380&amp;year=2025&amp;hypo=hypo">14061</text:a></text:p>
          </table:table-cell>
          <table:table-cell office:value-type="currency" office:currency="USD" office:value="1060">
            <text:p>$1,06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1780">
            <text:p>$1,7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67&amp;metro_code=METRO15380M15380&amp;year=2025&amp;hypo=hypo">14067</text:a>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270">
            <text:p>$1,27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760">
            <text:p>$1,7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68&amp;metro_code=METRO15380M15380&amp;year=2025&amp;hypo=hypo">14068</text:a></text:p>
          </table:table-cell>
          <table:table-cell office:value-type="currency" office:currency="USD" office:value="1190">
            <text:p>$1,190.00</text:p>
          </table:table-cell>
          <table:table-cell office:value-type="currency" office:currency="USD" office:value="1230">
            <text:p>$1,230.00</text:p>
          </table:table-cell>
          <table:table-cell office:value-type="currency" office:currency="USD" office:value="1440">
            <text:p>$1,44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1990">
            <text:p>$1,9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69&amp;metro_code=METRO15380M15380&amp;year=2025&amp;hypo=hypo">14069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70&amp;metro_code=METRO15380M15380&amp;year=2025&amp;hypo=hypo">14070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72&amp;metro_code=METRO15380M15380&amp;year=2025&amp;hypo=hypo">14072</text:a>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1240">
            <text:p>$1,240.00</text:p>
          </table:table-cell>
          <table:table-cell office:value-type="currency" office:currency="USD" office:value="1460">
            <text:p>$1,46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020">
            <text:p>$2,0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75&amp;metro_code=METRO15380M15380&amp;year=2025&amp;hypo=hypo">14075</text:a></text:p>
          </table:table-cell>
          <table:table-cell office:value-type="currency" office:currency="USD" office:value="1060">
            <text:p>$1,06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1780">
            <text:p>$1,7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80&amp;metro_code=METRO15380M15380&amp;year=2025&amp;hypo=hypo">14080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81&amp;metro_code=METRO15380M15380&amp;year=2025&amp;hypo=hypo">14081</text:a></text:p>
          </table:table-cell>
          <table:table-cell office:value-type="currency" office:currency="USD" office:value="880">
            <text:p>$88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70">
            <text:p>$1,370.00</text:p>
          </table:table-cell>
          <table:table-cell office:value-type="currency" office:currency="USD" office:value="1510">
            <text:p>$1,5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85&amp;metro_code=METRO15380M15380&amp;year=2025&amp;hypo=hypo">14085</text:a>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350">
            <text:p>$1,350.00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940">
            <text:p>$1,940.00</text:p>
          </table:table-cell>
          <table:table-cell office:value-type="currency" office:currency="USD" office:value="2200">
            <text:p>$2,2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86&amp;metro_code=METRO15380M15380&amp;year=2025&amp;hypo=hypo">14086</text:a>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970">
            <text:p>$970.00</text:p>
          </table:table-cell>
          <table:table-cell office:value-type="currency" office:currency="USD" office:value="1140">
            <text:p>$1,140.00</text:p>
          </table:table-cell>
          <table:table-cell office:value-type="currency" office:currency="USD" office:value="1390">
            <text:p>$1,390.00</text:p>
          </table:table-cell>
          <table:table-cell office:value-type="currency" office:currency="USD" office:value="1580">
            <text:p>$1,5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91&amp;metro_code=METRO15380M15380&amp;year=2025&amp;hypo=hypo">14091</text:a></text:p>
          </table:table-cell>
          <table:table-cell office:value-type="currency" office:currency="USD" office:value="1450">
            <text:p>$1,450.00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430">
            <text:p>$2,4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92&amp;metro_code=METRO15380M15380&amp;year=2025&amp;hypo=hypo">14092</text:a>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020">
            <text:p>$1,020.00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1470">
            <text:p>$1,470.00</text:p>
          </table:table-cell>
          <table:table-cell office:value-type="currency" office:currency="USD" office:value="1660">
            <text:p>$1,6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94&amp;metro_code=METRO15380M15380&amp;year=2025&amp;hypo=hypo">14094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95&amp;metro_code=METRO15380M15380&amp;year=2025&amp;hypo=hypo">14095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098&amp;metro_code=METRO15380M15380&amp;year=2025&amp;hypo=hypo">14098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1060">
            <text:p>$1,060.00</text:p>
          </table:table-cell>
          <table:table-cell office:value-type="currency" office:currency="USD" office:value="1320">
            <text:p>$1,320.00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750">
            <text:p>$1,7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02&amp;metro_code=METRO15380M15380&amp;year=2025&amp;hypo=hypo">14102</text:a>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170">
            <text:p>$1,170.00</text:p>
          </table:table-cell>
          <table:table-cell office:value-type="currency" office:currency="USD" office:value="1430">
            <text:p>$1,43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03&amp;metro_code=METRO15380M15380&amp;year=2025&amp;hypo=hypo">14103</text:a></text:p>
          </table:table-cell>
          <table:table-cell office:value-type="currency" office:currency="USD" office:value="870">
            <text:p>$870.00</text:p>
          </table:table-cell>
          <table:table-cell office:value-type="currency" office:currency="USD" office:value="980">
            <text:p>$980.00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470">
            <text:p>$1,47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05&amp;metro_code=METRO15380M15380&amp;year=2025&amp;hypo=hypo">14105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1180">
            <text:p>$1,180.00</text:p>
          </table:table-cell>
          <table:table-cell office:value-type="currency" office:currency="USD" office:value="1430">
            <text:p>$1,430.00</text:p>
          </table:table-cell>
          <table:table-cell office:value-type="currency" office:currency="USD" office:value="1570">
            <text:p>$1,5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07&amp;metro_code=METRO15380M15380&amp;year=2025&amp;hypo=hypo">14107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08&amp;metro_code=METRO15380M15380&amp;year=2025&amp;hypo=hypo">14108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09&amp;metro_code=METRO15380M15380&amp;year=2025&amp;hypo=hypo">14109</text:a>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970">
            <text:p>$970.00</text:p>
          </table:table-cell>
          <table:table-cell office:value-type="currency" office:currency="USD" office:value="1140">
            <text:p>$1,14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580">
            <text:p>$1,5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10&amp;metro_code=METRO15380M15380&amp;year=2025&amp;hypo=hypo">14110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11&amp;metro_code=METRO15380M15380&amp;year=2025&amp;hypo=hypo">14111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12&amp;metro_code=METRO15380M15380&amp;year=2025&amp;hypo=hypo">14112</text:a>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130">
            <text:p>$1,13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850">
            <text:p>$1,8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20&amp;metro_code=METRO15380M15380&amp;year=2025&amp;hypo=hypo">14120</text:a></text:p>
          </table:table-cell>
          <table:table-cell office:value-type="currency" office:currency="USD" office:value="880">
            <text:p>$88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480">
            <text:p>$1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26&amp;metro_code=METRO15380M15380&amp;year=2025&amp;hypo=hypo">14126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160">
            <text:p>$1,160.00</text:p>
          </table:table-cell>
          <table:table-cell office:value-type="currency" office:currency="USD" office:value="1420">
            <text:p>$1,420.00</text:p>
          </table:table-cell>
          <table:table-cell office:value-type="currency" office:currency="USD" office:value="1600">
            <text:p>$1,6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27&amp;metro_code=METRO15380M15380&amp;year=2025&amp;hypo=hypo">14127</text:a>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160">
            <text:p>$1,160.00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880">
            <text:p>$1,8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31&amp;metro_code=METRO15380M15380&amp;year=2025&amp;hypo=hypo">14131</text:a>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170">
            <text:p>$1,170.00</text:p>
          </table:table-cell>
          <table:table-cell office:value-type="currency" office:currency="USD" office:value="1440">
            <text:p>$1,4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32&amp;metro_code=METRO15380M15380&amp;year=2025&amp;hypo=hypo">14132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530">
            <text:p>$1,5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34&amp;metro_code=METRO15380M15380&amp;year=2025&amp;hypo=hypo">14134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39&amp;metro_code=METRO15380M15380&amp;year=2025&amp;hypo=hypo">14139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40&amp;metro_code=METRO15380M15380&amp;year=2025&amp;hypo=hypo">14140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41&amp;metro_code=METRO15380M15380&amp;year=2025&amp;hypo=hypo">14141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44&amp;metro_code=METRO15380M15380&amp;year=2025&amp;hypo=hypo">14144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45&amp;metro_code=METRO15380M15380&amp;year=2025&amp;hypo=hypo">14145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80">
            <text:p>$1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50&amp;metro_code=METRO15380M15380&amp;year=2025&amp;hypo=hypo">14150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51&amp;metro_code=METRO15380M15380&amp;year=2025&amp;hypo=hypo">14151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69&amp;metro_code=METRO15380M15380&amp;year=2025&amp;hypo=hypo">14169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1090">
            <text:p>$1,09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510">
            <text:p>$1,5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70&amp;metro_code=METRO15380M15380&amp;year=2025&amp;hypo=hypo">14170</text:a>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130">
            <text:p>$1,130.00</text:p>
          </table:table-cell>
          <table:table-cell office:value-type="currency" office:currency="USD" office:value="1380">
            <text:p>$1,380.00</text:p>
          </table:table-cell>
          <table:table-cell office:value-type="currency" office:currency="USD" office:value="1560">
            <text:p>$1,5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72&amp;metro_code=METRO15380M15380&amp;year=2025&amp;hypo=hypo">14172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520">
            <text:p>$1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73&amp;metro_code=METRO15380M15380&amp;year=2025&amp;hypo=hypo">14173</text:a></text:p>
          </table:table-cell>
          <table:table-cell office:value-type="currency" office:currency="USD" office:value="880">
            <text:p>$88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320">
            <text:p>$1,320.00</text:p>
          </table:table-cell>
          <table:table-cell office:value-type="currency" office:currency="USD" office:value="1480">
            <text:p>$1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174&amp;metro_code=METRO15380M15380&amp;year=2025&amp;hypo=hypo">14174</text:a></text:p>
          </table:table-cell>
          <table:table-cell office:value-type="currency" office:currency="USD" office:value="1020">
            <text:p>$1,020.00</text:p>
          </table:table-cell>
          <table:table-cell office:value-type="currency" office:currency="USD" office:value="1060">
            <text:p>$1,060.00</text:p>
          </table:table-cell>
          <table:table-cell office:value-type="currency" office:currency="USD" office:value="1240">
            <text:p>$1,240.00</text:p>
          </table:table-cell>
          <table:table-cell office:value-type="currency" office:currency="USD" office:value="1520">
            <text:p>$1,520.00</text:p>
          </table:table-cell>
          <table:table-cell office:value-type="currency" office:currency="USD" office:value="1710">
            <text:p>$1,7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1&amp;metro_code=METRO15380M15380&amp;year=2025&amp;hypo=hypo">14201</text:a></text:p>
          </table:table-cell>
          <table:table-cell office:value-type="currency" office:currency="USD" office:value="970">
            <text:p>$970.00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180">
            <text:p>$1,180.00</text:p>
          </table:table-cell>
          <table:table-cell office:value-type="currency" office:currency="USD" office:value="1440">
            <text:p>$1,440.00</text:p>
          </table:table-cell>
          <table:table-cell office:value-type="currency" office:currency="USD" office:value="1630">
            <text:p>$1,6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2&amp;metro_code=METRO15380M15380&amp;year=2025&amp;hypo=hypo">14202</text:a></text:p>
          </table:table-cell>
          <table:table-cell office:value-type="currency" office:currency="USD" office:value="980">
            <text:p>$98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190">
            <text:p>$1,190.00</text:p>
          </table:table-cell>
          <table:table-cell office:value-type="currency" office:currency="USD" office:value="1450">
            <text:p>$1,450.00</text:p>
          </table:table-cell>
          <table:table-cell office:value-type="currency" office:currency="USD" office:value="1640">
            <text:p>$1,6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3&amp;metro_code=METRO15380M15380&amp;year=2025&amp;hypo=hypo">14203</text:a>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650">
            <text:p>$1,650.00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280">
            <text:p>$2,2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4&amp;metro_code=METRO15380M15380&amp;year=2025&amp;hypo=hypo">14204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5&amp;metro_code=METRO15380M15380&amp;year=2025&amp;hypo=hypo">14205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6&amp;metro_code=METRO15380M15380&amp;year=2025&amp;hypo=hypo">14206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7&amp;metro_code=METRO15380M15380&amp;year=2025&amp;hypo=hypo">14207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8&amp;metro_code=METRO15380M15380&amp;year=2025&amp;hypo=hypo">14208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530">
            <text:p>$1,5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09&amp;metro_code=METRO15380M15380&amp;year=2025&amp;hypo=hypo">14209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160">
            <text:p>$1,160.00</text:p>
          </table:table-cell>
          <table:table-cell office:value-type="currency" office:currency="USD" office:value="1420">
            <text:p>$1,420.00</text:p>
          </table:table-cell>
          <table:table-cell office:value-type="currency" office:currency="USD" office:value="1600">
            <text:p>$1,6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0&amp;metro_code=METRO15380M15380&amp;year=2025&amp;hypo=hypo">14210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1&amp;metro_code=METRO15380M15380&amp;year=2025&amp;hypo=hypo">14211</text:a>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130">
            <text:p>$1,130.00</text:p>
          </table:table-cell>
          <table:table-cell office:value-type="currency" office:currency="USD" office:value="1380">
            <text:p>$1,380.00</text:p>
          </table:table-cell>
          <table:table-cell office:value-type="currency" office:currency="USD" office:value="1560">
            <text:p>$1,5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2&amp;metro_code=METRO15380M15380&amp;year=2025&amp;hypo=hypo">14212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3&amp;metro_code=METRO15380M15380&amp;year=2025&amp;hypo=hypo">14213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530">
            <text:p>$1,5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4&amp;metro_code=METRO15380M15380&amp;year=2025&amp;hypo=hypo">14214</text:a></text:p>
          </table:table-cell>
          <table:table-cell office:value-type="currency" office:currency="USD" office:value="1040">
            <text:p>$1,04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260">
            <text:p>$1,260.00</text:p>
          </table:table-cell>
          <table:table-cell office:value-type="currency" office:currency="USD" office:value="1540">
            <text:p>$1,540.00</text:p>
          </table:table-cell>
          <table:table-cell office:value-type="currency" office:currency="USD" office:value="1740">
            <text:p>$1,7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5&amp;metro_code=METRO15380M15380&amp;year=2025&amp;hypo=hypo">14215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6&amp;metro_code=METRO15380M15380&amp;year=2025&amp;hypo=hypo">14216</text:a></text:p>
          </table:table-cell>
          <table:table-cell office:value-type="currency" office:currency="USD" office:value="1090">
            <text:p>$1,090.00</text:p>
          </table:table-cell>
          <table:table-cell office:value-type="currency" office:currency="USD" office:value="1130">
            <text:p>$1,13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840">
            <text:p>$1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7&amp;metro_code=METRO15380M15380&amp;year=2025&amp;hypo=hypo">14217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90">
            <text:p>$990.00</text:p>
          </table:table-cell>
          <table:table-cell office:value-type="currency" office:currency="USD" office:value="1160">
            <text:p>$1,160.00</text:p>
          </table:table-cell>
          <table:table-cell office:value-type="currency" office:currency="USD" office:value="1420">
            <text:p>$1,420.00</text:p>
          </table:table-cell>
          <table:table-cell office:value-type="currency" office:currency="USD" office:value="1600">
            <text:p>$1,6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8&amp;metro_code=METRO15380M15380&amp;year=2025&amp;hypo=hypo">14218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19&amp;metro_code=METRO15380M15380&amp;year=2025&amp;hypo=hypo">14219</text:a></text:p>
          </table:table-cell>
          <table:table-cell office:value-type="currency" office:currency="USD" office:value="890">
            <text:p>$890.00</text:p>
          </table:table-cell>
          <table:table-cell office:value-type="currency" office:currency="USD" office:value="920">
            <text:p>$92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320">
            <text:p>$1,320.00</text:p>
          </table:table-cell>
          <table:table-cell office:value-type="currency" office:currency="USD" office:value="1490">
            <text:p>$1,4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0&amp;metro_code=METRO15380M15380&amp;year=2025&amp;hypo=hypo">14220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530">
            <text:p>$1,5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1&amp;metro_code=METRO15380M15380&amp;year=2025&amp;hypo=hypo">14221</text:a></text:p>
          </table:table-cell>
          <table:table-cell office:value-type="currency" office:currency="USD" office:value="1260">
            <text:p>$1,260.00</text:p>
          </table:table-cell>
          <table:table-cell office:value-type="currency" office:currency="USD" office:value="1300">
            <text:p>$1,300.00</text:p>
          </table:table-cell>
          <table:table-cell office:value-type="currency" office:currency="USD" office:value="1530">
            <text:p>$1,530.00</text:p>
          </table:table-cell>
          <table:table-cell office:value-type="currency" office:currency="USD" office:value="1870">
            <text:p>$1,870.00</text:p>
          </table:table-cell>
          <table:table-cell office:value-type="currency" office:currency="USD" office:value="2110">
            <text:p>$2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2&amp;metro_code=METRO15380M15380&amp;year=2025&amp;hypo=hypo">14222</text:a></text:p>
          </table:table-cell>
          <table:table-cell office:value-type="currency" office:currency="USD" office:value="1090">
            <text:p>$1,090.00</text:p>
          </table:table-cell>
          <table:table-cell office:value-type="currency" office:currency="USD" office:value="1130">
            <text:p>$1,13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840">
            <text:p>$1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3&amp;metro_code=METRO15380M15380&amp;year=2025&amp;hypo=hypo">14223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520">
            <text:p>$1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4&amp;metro_code=METRO15380M15380&amp;year=2025&amp;hypo=hypo">14224</text:a>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270">
            <text:p>$1,27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760">
            <text:p>$1,7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5&amp;metro_code=METRO15380M15380&amp;year=2025&amp;hypo=hypo">14225</text:a>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1090">
            <text:p>$1,090.00</text:p>
          </table:table-cell>
          <table:table-cell office:value-type="currency" office:currency="USD" office:value="1330">
            <text:p>$1,330.00</text:p>
          </table:table-cell>
          <table:table-cell office:value-type="currency" office:currency="USD" office:value="1510">
            <text:p>$1,5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6&amp;metro_code=METRO15380M15380&amp;year=2025&amp;hypo=hypo">14226</text:a></text:p>
          </table:table-cell>
          <table:table-cell office:value-type="currency" office:currency="USD" office:value="1100">
            <text:p>$1,100.00</text:p>
          </table:table-cell>
          <table:table-cell office:value-type="currency" office:currency="USD" office:value="1140">
            <text:p>$1,14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40">
            <text:p>$1,640.00</text:p>
          </table:table-cell>
          <table:table-cell office:value-type="currency" office:currency="USD" office:value="1850">
            <text:p>$1,8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7&amp;metro_code=METRO15380M15380&amp;year=2025&amp;hypo=hypo">14227</text:a>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600">
            <text:p>$1,600.00</text:p>
          </table:table-cell>
          <table:table-cell office:value-type="currency" office:currency="USD" office:value="1810">
            <text:p>$1,8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28&amp;metro_code=METRO15380M15380&amp;year=2025&amp;hypo=hypo">14228</text:a></text:p>
          </table:table-cell>
          <table:table-cell office:value-type="currency" office:currency="USD" office:value="1240">
            <text:p>$1,240.00</text:p>
          </table:table-cell>
          <table:table-cell office:value-type="currency" office:currency="USD" office:value="1280">
            <text:p>$1,280.00</text:p>
          </table:table-cell>
          <table:table-cell office:value-type="currency" office:currency="USD" office:value="1510">
            <text:p>$1,510.00</text:p>
          </table:table-cell>
          <table:table-cell office:value-type="currency" office:currency="USD" office:value="1850">
            <text:p>$1,850.00</text:p>
          </table:table-cell>
          <table:table-cell office:value-type="currency" office:currency="USD" office:value="2090">
            <text:p>$2,0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31&amp;metro_code=METRO15380M15380&amp;year=2025&amp;hypo=hypo">14231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33&amp;metro_code=METRO15380M15380&amp;year=2025&amp;hypo=hypo">14233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40&amp;metro_code=METRO15380M15380&amp;year=2025&amp;hypo=hypo">14240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60&amp;metro_code=METRO15380M15380&amp;year=2025&amp;hypo=hypo">14260</text:a></text:p>
          </table:table-cell>
          <table:table-cell office:value-type="currency" office:currency="USD" office:value="1240">
            <text:p>$1,240.00</text:p>
          </table:table-cell>
          <table:table-cell office:value-type="currency" office:currency="USD" office:value="1280">
            <text:p>$1,280.00</text:p>
          </table:table-cell>
          <table:table-cell office:value-type="currency" office:currency="USD" office:value="1510">
            <text:p>$1,510.00</text:p>
          </table:table-cell>
          <table:table-cell office:value-type="currency" office:currency="USD" office:value="1850">
            <text:p>$1,850.00</text:p>
          </table:table-cell>
          <table:table-cell office:value-type="currency" office:currency="USD" office:value="2090">
            <text:p>$2,0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61&amp;metro_code=METRO15380M15380&amp;year=2025&amp;hypo=hypo">14261</text:a></text:p>
          </table:table-cell>
          <table:table-cell office:value-type="currency" office:currency="USD" office:value="1230">
            <text:p>$1,230.00</text:p>
          </table:table-cell>
          <table:table-cell office:value-type="currency" office:currency="USD" office:value="1270">
            <text:p>$1,270.00</text:p>
          </table:table-cell>
          <table:table-cell office:value-type="currency" office:currency="USD" office:value="1490">
            <text:p>$1,490.00</text:p>
          </table:table-cell>
          <table:table-cell office:value-type="currency" office:currency="USD" office:value="1830">
            <text:p>$1,830.00</text:p>
          </table:table-cell>
          <table:table-cell office:value-type="currency" office:currency="USD" office:value="2060">
            <text:p>$2,0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63&amp;metro_code=METRO15380M15380&amp;year=2025&amp;hypo=hypo">14263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72&amp;metro_code=METRO15380M15380&amp;year=2025&amp;hypo=hypo">14272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73&amp;metro_code=METRO15380M15380&amp;year=2025&amp;hypo=hypo">14273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280&amp;metro_code=METRO15380M15380&amp;year=2025&amp;hypo=hypo">14280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301&amp;metro_code=METRO15380M15380&amp;year=2025&amp;hypo=hypo">14301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302&amp;metro_code=METRO15380M15380&amp;year=2025&amp;hypo=hypo">14302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303&amp;metro_code=METRO15380M15380&amp;year=2025&amp;hypo=hypo">14303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304&amp;metro_code=METRO15380M15380&amp;year=2025&amp;hypo=hypo">14304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050">
            <text:p>$1,050.00</text:p>
          </table:table-cell>
          <table:table-cell office:value-type="currency" office:currency="USD" office:value="1290">
            <text:p>$1,290.00</text:p>
          </table:table-cell>
          <table:table-cell office:value-type="currency" office:currency="USD" office:value="1450">
            <text:p>$1,4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14305&amp;metro_code=METRO15380M15380&amp;year=2025&amp;hypo=hypo">14305</text:a></text:p>
          </table:table-cell>
          <table:table-cell office:value-type="currency" office:currency="USD" office:value="880">
            <text:p>$880.00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310">
            <text:p>$1,310.00</text:p>
          </table:table-cell>
          <table:table-cell office:value-type="currency" office:currency="USD" office:value="1480">
            <text:p>$1,480.00</text:p>
          </table:table-cell>
        </table:table-row>
      </table:table>
      <table:table table:name="San Diego" table:style-name="ta1" table:print="false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>
            <text:p>ZIP Code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One-Bedroom</text:p>
          </table:table-cell>
          <table:table-cell table:style-name="ce1" office:value-type="string">
            <text:p>Two-Bedroom</text:p>
          </table:table-cell>
          <table:table-cell table:style-name="ce1" office:value-type="string">
            <text:p>Three-Bedroom</text:p>
          </table:table-cell>
          <table:table-cell table:style-name="ce1" office:value-type="string">
            <text:p>Four-Bedroom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01&amp;metro_code=METRO41740M41740&amp;year=2025&amp;hypo=hypo">91901</text:a>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210">
            <text:p>$2,210.00</text:p>
          </table:table-cell>
          <table:table-cell office:value-type="currency" office:currency="USD" office:value="2740">
            <text:p>$2,740.00</text:p>
          </table:table-cell>
          <table:table-cell office:value-type="currency" office:currency="USD" office:value="3660">
            <text:p>$3,660.00</text:p>
          </table:table-cell>
          <table:table-cell office:value-type="currency" office:currency="USD" office:value="4460">
            <text:p>$4,4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02&amp;metro_code=METRO41740M41740&amp;year=2025&amp;hypo=hypo">91902</text:a></text:p>
          </table:table-cell>
          <table:table-cell office:value-type="currency" office:currency="USD" office:value="2260">
            <text:p>$2,260.00</text:p>
          </table:table-cell>
          <table:table-cell office:value-type="currency" office:currency="USD" office:value="2450">
            <text:p>$2,450.00</text:p>
          </table:table-cell>
          <table:table-cell office:value-type="currency" office:currency="USD" office:value="3030">
            <text:p>$3,030.00</text:p>
          </table:table-cell>
          <table:table-cell office:value-type="currency" office:currency="USD" office:value="4050">
            <text:p>$4,050.00</text:p>
          </table:table-cell>
          <table:table-cell office:value-type="currency" office:currency="USD" office:value="4930">
            <text:p>$4,9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03&amp;metro_code=METRO41740M41740&amp;year=2025&amp;hypo=hypo">9190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05&amp;metro_code=METRO41740M41740&amp;year=2025&amp;hypo=hypo">91905</text:a></text:p>
          </table:table-cell>
          <table:table-cell office:value-type="currency" office:currency="USD" office:value="1810">
            <text:p>$1,810.00</text:p>
          </table:table-cell>
          <table:table-cell office:value-type="currency" office:currency="USD" office:value="1960">
            <text:p>$1,960.00</text:p>
          </table:table-cell>
          <table:table-cell office:value-type="currency" office:currency="USD" office:value="2430">
            <text:p>$2,430.00</text:p>
          </table:table-cell>
          <table:table-cell office:value-type="currency" office:currency="USD" office:value="3260">
            <text:p>$3,260.00</text:p>
          </table:table-cell>
          <table:table-cell office:value-type="currency" office:currency="USD" office:value="3960">
            <text:p>$3,9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06&amp;metro_code=METRO41740M41740&amp;year=2025&amp;hypo=hypo">91906</text:a></text:p>
          </table:table-cell>
          <table:table-cell office:value-type="currency" office:currency="USD" office:value="1350">
            <text:p>$1,350.00</text:p>
          </table:table-cell>
          <table:table-cell office:value-type="currency" office:currency="USD" office:value="1460">
            <text:p>$1,460.00</text:p>
          </table:table-cell>
          <table:table-cell office:value-type="currency" office:currency="USD" office:value="1810">
            <text:p>$1,810.00</text:p>
          </table:table-cell>
          <table:table-cell office:value-type="currency" office:currency="USD" office:value="2420">
            <text:p>$2,420.00</text:p>
          </table:table-cell>
          <table:table-cell office:value-type="currency" office:currency="USD" office:value="2950">
            <text:p>$2,9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08&amp;metro_code=METRO41740M41740&amp;year=2025&amp;hypo=hypo">9190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0&amp;metro_code=METRO41740M41740&amp;year=2025&amp;hypo=hypo">91910</text:a></text:p>
          </table:table-cell>
          <table:table-cell office:value-type="currency" office:currency="USD" office:value="1920">
            <text:p>$1,920.00</text:p>
          </table:table-cell>
          <table:table-cell office:value-type="currency" office:currency="USD" office:value="2090">
            <text:p>$2,090.00</text:p>
          </table:table-cell>
          <table:table-cell office:value-type="currency" office:currency="USD" office:value="2580">
            <text:p>$2,580.00</text:p>
          </table:table-cell>
          <table:table-cell office:value-type="currency" office:currency="USD" office:value="3450">
            <text:p>$3,450.00</text:p>
          </table:table-cell>
          <table:table-cell office:value-type="currency" office:currency="USD" office:value="4200">
            <text:p>$4,2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1&amp;metro_code=METRO41740M41740&amp;year=2025&amp;hypo=hypo">91911</text:a></text:p>
          </table:table-cell>
          <table:table-cell office:value-type="currency" office:currency="USD" office:value="1980">
            <text:p>$1,98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3560">
            <text:p>$3,560.00</text:p>
          </table:table-cell>
          <table:table-cell office:value-type="currency" office:currency="USD" office:value="4330">
            <text:p>$4,3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2&amp;metro_code=METRO41740M41740&amp;year=2025&amp;hypo=hypo">9191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3&amp;metro_code=METRO41740M41740&amp;year=2025&amp;hypo=hypo">91913</text:a></text:p>
          </table:table-cell>
          <table:table-cell office:value-type="currency" office:currency="USD" office:value="2990">
            <text:p>$2,990.00</text:p>
          </table:table-cell>
          <table:table-cell office:value-type="currency" office:currency="USD" office:value="3250">
            <text:p>$3,250.00</text:p>
          </table:table-cell>
          <table:table-cell office:value-type="currency" office:currency="USD" office:value="4020">
            <text:p>$4,020.00</text:p>
          </table:table-cell>
          <table:table-cell office:value-type="currency" office:currency="USD" office:value="5370">
            <text:p>$5,370.00</text:p>
          </table:table-cell>
          <table:table-cell office:value-type="currency" office:currency="USD" office:value="6540">
            <text:p>$6,5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4&amp;metro_code=METRO41740M41740&amp;year=2025&amp;hypo=hypo">91914</text:a></text:p>
          </table:table-cell>
          <table:table-cell office:value-type="currency" office:currency="USD" office:value="3220">
            <text:p>$3,220.00</text:p>
          </table:table-cell>
          <table:table-cell office:value-type="currency" office:currency="USD" office:value="3490">
            <text:p>$3,490.00</text:p>
          </table:table-cell>
          <table:table-cell office:value-type="currency" office:currency="USD" office:value="4320">
            <text:p>$4,320.00</text:p>
          </table:table-cell>
          <table:table-cell office:value-type="currency" office:currency="USD" office:value="5780">
            <text:p>$5,780.00</text:p>
          </table:table-cell>
          <table:table-cell office:value-type="currency" office:currency="USD" office:value="7030">
            <text:p>$7,0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5&amp;metro_code=METRO41740M41740&amp;year=2025&amp;hypo=hypo">91915</text:a></text:p>
          </table:table-cell>
          <table:table-cell office:value-type="currency" office:currency="USD" office:value="3020">
            <text:p>$3,020.00</text:p>
          </table:table-cell>
          <table:table-cell office:value-type="currency" office:currency="USD" office:value="3270">
            <text:p>$3,270.00</text:p>
          </table:table-cell>
          <table:table-cell office:value-type="currency" office:currency="USD" office:value="4050">
            <text:p>$4,050.00</text:p>
          </table:table-cell>
          <table:table-cell office:value-type="currency" office:currency="USD" office:value="5410">
            <text:p>$5,410.00</text:p>
          </table:table-cell>
          <table:table-cell office:value-type="currency" office:currency="USD" office:value="6590">
            <text:p>$6,5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6&amp;metro_code=METRO41740M41740&amp;year=2025&amp;hypo=hypo">91916</text:a></text:p>
          </table:table-cell>
          <table:table-cell office:value-type="currency" office:currency="USD" office:value="2580">
            <text:p>$2,580.00</text:p>
          </table:table-cell>
          <table:table-cell office:value-type="currency" office:currency="USD" office:value="2800">
            <text:p>$2,800.00</text:p>
          </table:table-cell>
          <table:table-cell office:value-type="currency" office:currency="USD" office:value="3470">
            <text:p>$3,470.00</text:p>
          </table:table-cell>
          <table:table-cell office:value-type="currency" office:currency="USD" office:value="4640">
            <text:p>$4,640.00</text:p>
          </table:table-cell>
          <table:table-cell office:value-type="currency" office:currency="USD" office:value="5650">
            <text:p>$5,6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17&amp;metro_code=METRO41740M41740&amp;year=2025&amp;hypo=hypo">91917</text:a>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310">
            <text:p>$2,310.00</text:p>
          </table:table-cell>
          <table:table-cell office:value-type="currency" office:currency="USD" office:value="2860">
            <text:p>$2,860.00</text:p>
          </table:table-cell>
          <table:table-cell office:value-type="currency" office:currency="USD" office:value="3820">
            <text:p>$3,820.00</text:p>
          </table:table-cell>
          <table:table-cell office:value-type="currency" office:currency="USD" office:value="4650">
            <text:p>$4,6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21&amp;metro_code=METRO41740M41740&amp;year=2025&amp;hypo=hypo">91921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31&amp;metro_code=METRO41740M41740&amp;year=2025&amp;hypo=hypo">91931</text:a></text:p>
          </table:table-cell>
          <table:table-cell office:value-type="currency" office:currency="USD" office:value="2450">
            <text:p>$2,45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3290">
            <text:p>$3,290.00</text:p>
          </table:table-cell>
          <table:table-cell office:value-type="currency" office:currency="USD" office:value="4400">
            <text:p>$4,400.00</text:p>
          </table:table-cell>
          <table:table-cell office:value-type="currency" office:currency="USD" office:value="5360">
            <text:p>$5,3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32&amp;metro_code=METRO41740M41740&amp;year=2025&amp;hypo=hypo">91932</text:a>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570">
            <text:p>$2,570.00</text:p>
          </table:table-cell>
          <table:table-cell office:value-type="currency" office:currency="USD" office:value="3440">
            <text:p>$3,440.00</text:p>
          </table:table-cell>
          <table:table-cell office:value-type="currency" office:currency="USD" office:value="4180">
            <text:p>$4,1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33&amp;metro_code=METRO41740M41740&amp;year=2025&amp;hypo=hypo">9193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34&amp;metro_code=METRO41740M41740&amp;year=2025&amp;hypo=hypo">91934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35&amp;metro_code=METRO41740M41740&amp;year=2025&amp;hypo=hypo">91935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20">
            <text:p>$2,320.00</text:p>
          </table:table-cell>
          <table:table-cell office:value-type="currency" office:currency="USD" office:value="2870">
            <text:p>$2,870.00</text:p>
          </table:table-cell>
          <table:table-cell office:value-type="currency" office:currency="USD" office:value="3840">
            <text:p>$3,840.00</text:p>
          </table:table-cell>
          <table:table-cell office:value-type="currency" office:currency="USD" office:value="4670">
            <text:p>$4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41&amp;metro_code=METRO41740M41740&amp;year=2025&amp;hypo=hypo">91941</text:a>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570">
            <text:p>$2,570.00</text:p>
          </table:table-cell>
          <table:table-cell office:value-type="currency" office:currency="USD" office:value="3440">
            <text:p>$3,440.00</text:p>
          </table:table-cell>
          <table:table-cell office:value-type="currency" office:currency="USD" office:value="4180">
            <text:p>$4,1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42&amp;metro_code=METRO41740M41740&amp;year=2025&amp;hypo=hypo">91942</text:a>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260">
            <text:p>$2,260.00</text:p>
          </table:table-cell>
          <table:table-cell office:value-type="currency" office:currency="USD" office:value="2800">
            <text:p>$2,800.00</text:p>
          </table:table-cell>
          <table:table-cell office:value-type="currency" office:currency="USD" office:value="3740">
            <text:p>$3,740.00</text:p>
          </table:table-cell>
          <table:table-cell office:value-type="currency" office:currency="USD" office:value="4560">
            <text:p>$4,5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43&amp;metro_code=METRO41740M41740&amp;year=2025&amp;hypo=hypo">9194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44&amp;metro_code=METRO41740M41740&amp;year=2025&amp;hypo=hypo">91944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45&amp;metro_code=METRO41740M41740&amp;year=2025&amp;hypo=hypo">91945</text:a>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360">
            <text:p>$2,360.00</text:p>
          </table:table-cell>
          <table:table-cell office:value-type="currency" office:currency="USD" office:value="3160">
            <text:p>$3,160.00</text:p>
          </table:table-cell>
          <table:table-cell office:value-type="currency" office:currency="USD" office:value="3840">
            <text:p>$3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46&amp;metro_code=METRO41740M41740&amp;year=2025&amp;hypo=hypo">91946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48&amp;metro_code=METRO41740M41740&amp;year=2025&amp;hypo=hypo">91948</text:a></text:p>
          </table:table-cell>
          <table:table-cell office:value-type="currency" office:currency="USD" office:value="2070">
            <text:p>$2,070.00</text:p>
          </table:table-cell>
          <table:table-cell office:value-type="currency" office:currency="USD" office:value="2260">
            <text:p>$2,260.00</text:p>
          </table:table-cell>
          <table:table-cell office:value-type="currency" office:currency="USD" office:value="2850">
            <text:p>$2,850.00</text:p>
          </table:table-cell>
          <table:table-cell office:value-type="currency" office:currency="USD" office:value="3840">
            <text:p>$3,840.00</text:p>
          </table:table-cell>
          <table:table-cell office:value-type="currency" office:currency="USD" office:value="4660">
            <text:p>$4,6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50&amp;metro_code=METRO41740M41740&amp;year=2025&amp;hypo=hypo">91950</text:a></text:p>
          </table:table-cell>
          <table:table-cell office:value-type="currency" office:currency="USD" office:value="1600">
            <text:p>$1,600.00</text:p>
          </table:table-cell>
          <table:table-cell office:value-type="currency" office:currency="USD" office:value="1740">
            <text:p>$1,74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870">
            <text:p>$2,870.00</text:p>
          </table:table-cell>
          <table:table-cell office:value-type="currency" office:currency="USD" office:value="3500">
            <text:p>$3,5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51&amp;metro_code=METRO41740M41740&amp;year=2025&amp;hypo=hypo">91951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62&amp;metro_code=METRO41740M41740&amp;year=2025&amp;hypo=hypo">91962</text:a></text:p>
          </table:table-cell>
          <table:table-cell office:value-type="currency" office:currency="USD" office:value="2550">
            <text:p>$2,55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430">
            <text:p>$3,430.00</text:p>
          </table:table-cell>
          <table:table-cell office:value-type="currency" office:currency="USD" office:value="4590">
            <text:p>$4,590.00</text:p>
          </table:table-cell>
          <table:table-cell office:value-type="currency" office:currency="USD" office:value="5580">
            <text:p>$5,5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63&amp;metro_code=METRO41740M41740&amp;year=2025&amp;hypo=hypo">9196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76&amp;metro_code=METRO41740M41740&amp;year=2025&amp;hypo=hypo">91976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77&amp;metro_code=METRO41740M41740&amp;year=2025&amp;hypo=hypo">91977</text:a>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360">
            <text:p>$2,360.00</text:p>
          </table:table-cell>
          <table:table-cell office:value-type="currency" office:currency="USD" office:value="3160">
            <text:p>$3,160.00</text:p>
          </table:table-cell>
          <table:table-cell office:value-type="currency" office:currency="USD" office:value="3840">
            <text:p>$3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78&amp;metro_code=METRO41740M41740&amp;year=2025&amp;hypo=hypo">91978</text:a></text:p>
          </table:table-cell>
          <table:table-cell office:value-type="currency" office:currency="USD" office:value="2320">
            <text:p>$2,320.00</text:p>
          </table:table-cell>
          <table:table-cell office:value-type="currency" office:currency="USD" office:value="2510">
            <text:p>$2,510.00</text:p>
          </table:table-cell>
          <table:table-cell office:value-type="currency" office:currency="USD" office:value="3110">
            <text:p>$3,110.00</text:p>
          </table:table-cell>
          <table:table-cell office:value-type="currency" office:currency="USD" office:value="4160">
            <text:p>$4,160.00</text:p>
          </table:table-cell>
          <table:table-cell office:value-type="currency" office:currency="USD" office:value="5060">
            <text:p>$5,0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79&amp;metro_code=METRO41740M41740&amp;year=2025&amp;hypo=hypo">91979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1980&amp;metro_code=METRO41740M41740&amp;year=2025&amp;hypo=hypo">91980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03&amp;metro_code=METRO41740M41740&amp;year=2025&amp;hypo=hypo">9200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04&amp;metro_code=METRO41740M41740&amp;year=2025&amp;hypo=hypo">92004</text:a></text:p>
          </table:table-cell>
          <table:table-cell office:value-type="currency" office:currency="USD" office:value="1040">
            <text:p>$1,040.00</text:p>
          </table:table-cell>
          <table:table-cell office:value-type="currency" office:currency="USD" office:value="1130">
            <text:p>$1,13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870">
            <text:p>$1,870.00</text:p>
          </table:table-cell>
          <table:table-cell office:value-type="currency" office:currency="USD" office:value="2280">
            <text:p>$2,2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07&amp;metro_code=METRO41740M41740&amp;year=2025&amp;hypo=hypo">92007</text:a></text:p>
          </table:table-cell>
          <table:table-cell office:value-type="currency" office:currency="USD" office:value="2700">
            <text:p>$2,700.00</text:p>
          </table:table-cell>
          <table:table-cell office:value-type="currency" office:currency="USD" office:value="2930">
            <text:p>$2,930.00</text:p>
          </table:table-cell>
          <table:table-cell office:value-type="currency" office:currency="USD" office:value="3630">
            <text:p>$3,630.00</text:p>
          </table:table-cell>
          <table:table-cell office:value-type="currency" office:currency="USD" office:value="4850">
            <text:p>$4,850.00</text:p>
          </table:table-cell>
          <table:table-cell office:value-type="currency" office:currency="USD" office:value="5910">
            <text:p>$5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08&amp;metro_code=METRO41740M41740&amp;year=2025&amp;hypo=hypo">92008</text:a></text:p>
          </table:table-cell>
          <table:table-cell office:value-type="currency" office:currency="USD" office:value="2380">
            <text:p>$2,38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3200">
            <text:p>$3,200.00</text:p>
          </table:table-cell>
          <table:table-cell office:value-type="currency" office:currency="USD" office:value="4280">
            <text:p>$4,280.00</text:p>
          </table:table-cell>
          <table:table-cell office:value-type="currency" office:currency="USD" office:value="5210">
            <text:p>$5,2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09&amp;metro_code=METRO41740M41740&amp;year=2025&amp;hypo=hypo">92009</text:a></text:p>
          </table:table-cell>
          <table:table-cell office:value-type="currency" office:currency="USD" office:value="2810">
            <text:p>$2,810.00</text:p>
          </table:table-cell>
          <table:table-cell office:value-type="currency" office:currency="USD" office:value="3060">
            <text:p>$3,060.00</text:p>
          </table:table-cell>
          <table:table-cell office:value-type="currency" office:currency="USD" office:value="3780">
            <text:p>$3,780.00</text:p>
          </table:table-cell>
          <table:table-cell office:value-type="currency" office:currency="USD" office:value="5050">
            <text:p>$5,050.00</text:p>
          </table:table-cell>
          <table:table-cell office:value-type="currency" office:currency="USD" office:value="6150">
            <text:p>$6,1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10&amp;metro_code=METRO41740M41740&amp;year=2025&amp;hypo=hypo">92010</text:a></text:p>
          </table:table-cell>
          <table:table-cell office:value-type="currency" office:currency="USD" office:value="2640">
            <text:p>$2,640.00</text:p>
          </table:table-cell>
          <table:table-cell office:value-type="currency" office:currency="USD" office:value="2860">
            <text:p>$2,860.00</text:p>
          </table:table-cell>
          <table:table-cell office:value-type="currency" office:currency="USD" office:value="3540">
            <text:p>$3,540.00</text:p>
          </table:table-cell>
          <table:table-cell office:value-type="currency" office:currency="USD" office:value="4730">
            <text:p>$4,730.00</text:p>
          </table:table-cell>
          <table:table-cell office:value-type="currency" office:currency="USD" office:value="5760">
            <text:p>$5,7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11&amp;metro_code=METRO41740M41740&amp;year=2025&amp;hypo=hypo">92011</text:a></text:p>
          </table:table-cell>
          <table:table-cell office:value-type="currency" office:currency="USD" office:value="2980">
            <text:p>$2,980.00</text:p>
          </table:table-cell>
          <table:table-cell office:value-type="currency" office:currency="USD" office:value="3230">
            <text:p>$3,230.00</text:p>
          </table:table-cell>
          <table:table-cell office:value-type="currency" office:currency="USD" office:value="4000">
            <text:p>$4,000.00</text:p>
          </table:table-cell>
          <table:table-cell office:value-type="currency" office:currency="USD" office:value="5350">
            <text:p>$5,350.00</text:p>
          </table:table-cell>
          <table:table-cell office:value-type="currency" office:currency="USD" office:value="6510">
            <text:p>$6,5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13&amp;metro_code=METRO41740M41740&amp;year=2025&amp;hypo=hypo">9201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14&amp;metro_code=METRO41740M41740&amp;year=2025&amp;hypo=hypo">92014</text:a></text:p>
          </table:table-cell>
          <table:table-cell office:value-type="currency" office:currency="USD" office:value="3220">
            <text:p>$3,220.00</text:p>
          </table:table-cell>
          <table:table-cell office:value-type="currency" office:currency="USD" office:value="3490">
            <text:p>$3,490.00</text:p>
          </table:table-cell>
          <table:table-cell office:value-type="currency" office:currency="USD" office:value="4320">
            <text:p>$4,320.00</text:p>
          </table:table-cell>
          <table:table-cell office:value-type="currency" office:currency="USD" office:value="5780">
            <text:p>$5,780.00</text:p>
          </table:table-cell>
          <table:table-cell office:value-type="currency" office:currency="USD" office:value="7030">
            <text:p>$7,0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18&amp;metro_code=METRO41740M41740&amp;year=2025&amp;hypo=hypo">9201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19&amp;metro_code=METRO41740M41740&amp;year=2025&amp;hypo=hypo">92019</text:a></text:p>
          </table:table-cell>
          <table:table-cell office:value-type="currency" office:currency="USD" office:value="2190">
            <text:p>$2,190.00</text:p>
          </table:table-cell>
          <table:table-cell office:value-type="currency" office:currency="USD" office:value="2380">
            <text:p>$2,380.00</text:p>
          </table:table-cell>
          <table:table-cell office:value-type="currency" office:currency="USD" office:value="2940">
            <text:p>$2,940.00</text:p>
          </table:table-cell>
          <table:table-cell office:value-type="currency" office:currency="USD" office:value="3930">
            <text:p>$3,930.00</text:p>
          </table:table-cell>
          <table:table-cell office:value-type="currency" office:currency="USD" office:value="4790">
            <text:p>$4,7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0&amp;metro_code=METRO41740M41740&amp;year=2025&amp;hypo=hypo">92020</text:a>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1970">
            <text:p>$1,970.00</text:p>
          </table:table-cell>
          <table:table-cell office:value-type="currency" office:currency="USD" office:value="2440">
            <text:p>$2,440.00</text:p>
          </table:table-cell>
          <table:table-cell office:value-type="currency" office:currency="USD" office:value="3260">
            <text:p>$3,260.00</text:p>
          </table:table-cell>
          <table:table-cell office:value-type="currency" office:currency="USD" office:value="3970">
            <text:p>$3,9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1&amp;metro_code=METRO41740M41740&amp;year=2025&amp;hypo=hypo">92021</text:a>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360">
            <text:p>$2,360.00</text:p>
          </table:table-cell>
          <table:table-cell office:value-type="currency" office:currency="USD" office:value="3160">
            <text:p>$3,160.00</text:p>
          </table:table-cell>
          <table:table-cell office:value-type="currency" office:currency="USD" office:value="3840">
            <text:p>$3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2&amp;metro_code=METRO41740M41740&amp;year=2025&amp;hypo=hypo">9202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3&amp;metro_code=METRO41740M41740&amp;year=2025&amp;hypo=hypo">9202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4&amp;metro_code=METRO41740M41740&amp;year=2025&amp;hypo=hypo">92024</text:a>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2840">
            <text:p>$2,840.00</text:p>
          </table:table-cell>
          <table:table-cell office:value-type="currency" office:currency="USD" office:value="3520">
            <text:p>$3,520.00</text:p>
          </table:table-cell>
          <table:table-cell office:value-type="currency" office:currency="USD" office:value="4710">
            <text:p>$4,710.00</text:p>
          </table:table-cell>
          <table:table-cell office:value-type="currency" office:currency="USD" office:value="5730">
            <text:p>$5,7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5&amp;metro_code=METRO41740M41740&amp;year=2025&amp;hypo=hypo">92025</text:a>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570">
            <text:p>$2,570.00</text:p>
          </table:table-cell>
          <table:table-cell office:value-type="currency" office:currency="USD" office:value="3440">
            <text:p>$3,440.00</text:p>
          </table:table-cell>
          <table:table-cell office:value-type="currency" office:currency="USD" office:value="4180">
            <text:p>$4,1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6&amp;metro_code=METRO41740M41740&amp;year=2025&amp;hypo=hypo">92026</text:a>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170">
            <text:p>$2,170.00</text:p>
          </table:table-cell>
          <table:table-cell office:value-type="currency" office:currency="USD" office:value="2680">
            <text:p>$2,680.00</text:p>
          </table:table-cell>
          <table:table-cell office:value-type="currency" office:currency="USD" office:value="3580">
            <text:p>$3,580.00</text:p>
          </table:table-cell>
          <table:table-cell office:value-type="currency" office:currency="USD" office:value="4360">
            <text:p>$4,3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7&amp;metro_code=METRO41740M41740&amp;year=2025&amp;hypo=hypo">92027</text:a></text:p>
          </table:table-cell>
          <table:table-cell office:value-type="currency" office:currency="USD" office:value="1850">
            <text:p>$1,85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480">
            <text:p>$2,480.00</text:p>
          </table:table-cell>
          <table:table-cell office:value-type="currency" office:currency="USD" office:value="3320">
            <text:p>$3,320.00</text:p>
          </table:table-cell>
          <table:table-cell office:value-type="currency" office:currency="USD" office:value="4040">
            <text:p>$4,0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8&amp;metro_code=METRO41740M41740&amp;year=2025&amp;hypo=hypo">92028</text:a>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800">
            <text:p>$1,800.00</text:p>
          </table:table-cell>
          <table:table-cell office:value-type="currency" office:currency="USD" office:value="2230">
            <text:p>$2,230.00</text:p>
          </table:table-cell>
          <table:table-cell office:value-type="currency" office:currency="USD" office:value="2980">
            <text:p>$2,980.00</text:p>
          </table:table-cell>
          <table:table-cell office:value-type="currency" office:currency="USD" office:value="3630">
            <text:p>$3,6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29&amp;metro_code=METRO41740M41740&amp;year=2025&amp;hypo=hypo">92029</text:a></text:p>
          </table:table-cell>
          <table:table-cell office:value-type="currency" office:currency="USD" office:value="2470">
            <text:p>$2,470.00</text:p>
          </table:table-cell>
          <table:table-cell office:value-type="currency" office:currency="USD" office:value="2680">
            <text:p>$2,680.00</text:p>
          </table:table-cell>
          <table:table-cell office:value-type="currency" office:currency="USD" office:value="3320">
            <text:p>$3,320.00</text:p>
          </table:table-cell>
          <table:table-cell office:value-type="currency" office:currency="USD" office:value="4440">
            <text:p>$4,440.00</text:p>
          </table:table-cell>
          <table:table-cell office:value-type="currency" office:currency="USD" office:value="5400">
            <text:p>$5,4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30&amp;metro_code=METRO41740M41740&amp;year=2025&amp;hypo=hypo">92030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33&amp;metro_code=METRO41740M41740&amp;year=2025&amp;hypo=hypo">9203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36&amp;metro_code=METRO41740M41740&amp;year=2025&amp;hypo=hypo">92036</text:a></text:p>
          </table:table-cell>
          <table:table-cell office:value-type="currency" office:currency="USD" office:value="1490">
            <text:p>$1,490.00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70">
            <text:p>$2,670.00</text:p>
          </table:table-cell>
          <table:table-cell office:value-type="currency" office:currency="USD" office:value="3260">
            <text:p>$3,2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37&amp;metro_code=METRO41740M41740&amp;year=2025&amp;hypo=hypo">92037</text:a></text:p>
          </table:table-cell>
          <table:table-cell office:value-type="currency" office:currency="USD" office:value="2370">
            <text:p>$2,370.00</text:p>
          </table:table-cell>
          <table:table-cell office:value-type="currency" office:currency="USD" office:value="2570">
            <text:p>$2,570.00</text:p>
          </table:table-cell>
          <table:table-cell office:value-type="currency" office:currency="USD" office:value="3180">
            <text:p>$3,180.00</text:p>
          </table:table-cell>
          <table:table-cell office:value-type="currency" office:currency="USD" office:value="4250">
            <text:p>$4,250.00</text:p>
          </table:table-cell>
          <table:table-cell office:value-type="currency" office:currency="USD" office:value="5180">
            <text:p>$5,1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38&amp;metro_code=METRO41740M41740&amp;year=2025&amp;hypo=hypo">9203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39&amp;metro_code=METRO41740M41740&amp;year=2025&amp;hypo=hypo">92039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40&amp;metro_code=METRO41740M41740&amp;year=2025&amp;hypo=hypo">92040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500">
            <text:p>$2,500.00</text:p>
          </table:table-cell>
          <table:table-cell office:value-type="currency" office:currency="USD" office:value="3340">
            <text:p>$3,340.00</text:p>
          </table:table-cell>
          <table:table-cell office:value-type="currency" office:currency="USD" office:value="4070">
            <text:p>$4,0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46&amp;metro_code=METRO41740M41740&amp;year=2025&amp;hypo=hypo">92046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49&amp;metro_code=METRO41740M41740&amp;year=2025&amp;hypo=hypo">92049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1&amp;metro_code=METRO41740M41740&amp;year=2025&amp;hypo=hypo">92051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2&amp;metro_code=METRO41740M41740&amp;year=2025&amp;hypo=hypo">9205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4&amp;metro_code=METRO41740M41740&amp;year=2025&amp;hypo=hypo">92054</text:a>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160">
            <text:p>$2,160.00</text:p>
          </table:table-cell>
          <table:table-cell office:value-type="currency" office:currency="USD" office:value="2670">
            <text:p>$2,670.00</text:p>
          </table:table-cell>
          <table:table-cell office:value-type="currency" office:currency="USD" office:value="3570">
            <text:p>$3,570.00</text:p>
          </table:table-cell>
          <table:table-cell office:value-type="currency" office:currency="USD" office:value="4350">
            <text:p>$4,3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5&amp;metro_code=METRO41740M41740&amp;year=2025&amp;hypo=hypo">92055</text:a></text:p>
          </table:table-cell>
          <table:table-cell office:value-type="currency" office:currency="USD" office:value="2790">
            <text:p>$2,790.00</text:p>
          </table:table-cell>
          <table:table-cell office:value-type="currency" office:currency="USD" office:value="3040">
            <text:p>$3,040.00</text:p>
          </table:table-cell>
          <table:table-cell office:value-type="currency" office:currency="USD" office:value="3830">
            <text:p>$3,830.00</text:p>
          </table:table-cell>
          <table:table-cell office:value-type="currency" office:currency="USD" office:value="5160">
            <text:p>$5,160.00</text:p>
          </table:table-cell>
          <table:table-cell office:value-type="currency" office:currency="USD" office:value="6270">
            <text:p>$6,2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6&amp;metro_code=METRO41740M41740&amp;year=2025&amp;hypo=hypo">92056</text:a></text:p>
          </table:table-cell>
          <table:table-cell office:value-type="currency" office:currency="USD" office:value="2380">
            <text:p>$2,380.00</text:p>
          </table:table-cell>
          <table:table-cell office:value-type="currency" office:currency="USD" office:value="2580">
            <text:p>$2,580.00</text:p>
          </table:table-cell>
          <table:table-cell office:value-type="currency" office:currency="USD" office:value="3190">
            <text:p>$3,190.00</text:p>
          </table:table-cell>
          <table:table-cell office:value-type="currency" office:currency="USD" office:value="4260">
            <text:p>$4,260.00</text:p>
          </table:table-cell>
          <table:table-cell office:value-type="currency" office:currency="USD" office:value="5190">
            <text:p>$5,1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7&amp;metro_code=METRO41740M41740&amp;year=2025&amp;hypo=hypo">92057</text:a></text:p>
          </table:table-cell>
          <table:table-cell office:value-type="currency" office:currency="USD" office:value="2170">
            <text:p>$2,170.00</text:p>
          </table:table-cell>
          <table:table-cell office:value-type="currency" office:currency="USD" office:value="2360">
            <text:p>$2,360.00</text:p>
          </table:table-cell>
          <table:table-cell office:value-type="currency" office:currency="USD" office:value="2920">
            <text:p>$2,920.00</text:p>
          </table:table-cell>
          <table:table-cell office:value-type="currency" office:currency="USD" office:value="3900">
            <text:p>$3,900.00</text:p>
          </table:table-cell>
          <table:table-cell office:value-type="currency" office:currency="USD" office:value="4750">
            <text:p>$4,7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8&amp;metro_code=METRO41740M41740&amp;year=2025&amp;hypo=hypo">92058</text:a></text:p>
          </table:table-cell>
          <table:table-cell office:value-type="currency" office:currency="USD" office:value="2260">
            <text:p>$2,260.00</text:p>
          </table:table-cell>
          <table:table-cell office:value-type="currency" office:currency="USD" office:value="2450">
            <text:p>$2,450.00</text:p>
          </table:table-cell>
          <table:table-cell office:value-type="currency" office:currency="USD" office:value="3030">
            <text:p>$3,030.00</text:p>
          </table:table-cell>
          <table:table-cell office:value-type="currency" office:currency="USD" office:value="4050">
            <text:p>$4,050.00</text:p>
          </table:table-cell>
          <table:table-cell office:value-type="currency" office:currency="USD" office:value="4930">
            <text:p>$4,9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59&amp;metro_code=METRO41740M41740&amp;year=2025&amp;hypo=hypo">92059</text:a>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730">
            <text:p>$1,730.00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860">
            <text:p>$2,860.00</text:p>
          </table:table-cell>
          <table:table-cell office:value-type="currency" office:currency="USD" office:value="3480">
            <text:p>$3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0&amp;metro_code=METRO41740M41740&amp;year=2025&amp;hypo=hypo">92060</text:a>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360">
            <text:p>$2,360.00</text:p>
          </table:table-cell>
          <table:table-cell office:value-type="currency" office:currency="USD" office:value="3150">
            <text:p>$3,150.00</text:p>
          </table:table-cell>
          <table:table-cell office:value-type="currency" office:currency="USD" office:value="3840">
            <text:p>$3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1&amp;metro_code=METRO41740M41740&amp;year=2025&amp;hypo=hypo">92061</text:a></text:p>
          </table:table-cell>
          <table:table-cell office:value-type="currency" office:currency="USD" office:value="2300">
            <text:p>$2,300.00</text:p>
          </table:table-cell>
          <table:table-cell office:value-type="currency" office:currency="USD" office:value="2500">
            <text:p>$2,500.00</text:p>
          </table:table-cell>
          <table:table-cell office:value-type="currency" office:currency="USD" office:value="3090">
            <text:p>$3,090.00</text:p>
          </table:table-cell>
          <table:table-cell office:value-type="currency" office:currency="USD" office:value="4130">
            <text:p>$4,130.00</text:p>
          </table:table-cell>
          <table:table-cell office:value-type="currency" office:currency="USD" office:value="5030">
            <text:p>$5,0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4&amp;metro_code=METRO41740M41740&amp;year=2025&amp;hypo=hypo">92064</text:a>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340">
            <text:p>$2,340.00</text:p>
          </table:table-cell>
          <table:table-cell office:value-type="currency" office:currency="USD" office:value="2890">
            <text:p>$2,890.00</text:p>
          </table:table-cell>
          <table:table-cell office:value-type="currency" office:currency="USD" office:value="3860">
            <text:p>$3,860.00</text:p>
          </table:table-cell>
          <table:table-cell office:value-type="currency" office:currency="USD" office:value="4700">
            <text:p>$4,7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5&amp;metro_code=METRO41740M41740&amp;year=2025&amp;hypo=hypo">92065</text:a></text:p>
          </table:table-cell>
          <table:table-cell office:value-type="currency" office:currency="USD" office:value="2070">
            <text:p>$2,070.00</text:p>
          </table:table-cell>
          <table:table-cell office:value-type="currency" office:currency="USD" office:value="2250">
            <text:p>$2,25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720">
            <text:p>$3,720.00</text:p>
          </table:table-cell>
          <table:table-cell office:value-type="currency" office:currency="USD" office:value="4530">
            <text:p>$4,5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6&amp;metro_code=METRO41740M41740&amp;year=2025&amp;hypo=hypo">92066</text:a></text:p>
          </table:table-cell>
          <table:table-cell office:value-type="currency" office:currency="USD" office:value="1260">
            <text:p>$1,260.00</text:p>
          </table:table-cell>
          <table:table-cell office:value-type="currency" office:currency="USD" office:value="1370">
            <text:p>$1,370.00</text:p>
          </table:table-cell>
          <table:table-cell office:value-type="currency" office:currency="USD" office:value="1690">
            <text:p>$1,690.00</text:p>
          </table:table-cell>
          <table:table-cell office:value-type="currency" office:currency="USD" office:value="2260">
            <text:p>$2,260.00</text:p>
          </table:table-cell>
          <table:table-cell office:value-type="currency" office:currency="USD" office:value="2750">
            <text:p>$2,7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7&amp;metro_code=METRO41740M41740&amp;year=2025&amp;hypo=hypo">92067</text:a></text:p>
          </table:table-cell>
          <table:table-cell office:value-type="currency" office:currency="USD" office:value="2830">
            <text:p>$2,830.00</text:p>
          </table:table-cell>
          <table:table-cell office:value-type="currency" office:currency="USD" office:value="3070">
            <text:p>$3,070.00</text:p>
          </table:table-cell>
          <table:table-cell office:value-type="currency" office:currency="USD" office:value="3800">
            <text:p>$3,800.00</text:p>
          </table:table-cell>
          <table:table-cell office:value-type="currency" office:currency="USD" office:value="5080">
            <text:p>$5,080.00</text:p>
          </table:table-cell>
          <table:table-cell office:value-type="currency" office:currency="USD" office:value="6180">
            <text:p>$6,1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8&amp;metro_code=METRO41740M41740&amp;year=2025&amp;hypo=hypo">9206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69&amp;metro_code=METRO41740M41740&amp;year=2025&amp;hypo=hypo">92069</text:a></text:p>
          </table:table-cell>
          <table:table-cell office:value-type="currency" office:currency="USD" office:value="2010">
            <text:p>$2,010.00</text:p>
          </table:table-cell>
          <table:table-cell office:value-type="currency" office:currency="USD" office:value="2180">
            <text:p>$2,180.00</text:p>
          </table:table-cell>
          <table:table-cell office:value-type="currency" office:currency="USD" office:value="2700">
            <text:p>$2,700.00</text:p>
          </table:table-cell>
          <table:table-cell office:value-type="currency" office:currency="USD" office:value="3610">
            <text:p>$3,610.00</text:p>
          </table:table-cell>
          <table:table-cell office:value-type="currency" office:currency="USD" office:value="4400">
            <text:p>$4,4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70&amp;metro_code=METRO41740M41740&amp;year=2025&amp;hypo=hypo">92070</text:a></text:p>
          </table:table-cell>
          <table:table-cell office:value-type="currency" office:currency="USD" office:value="1830">
            <text:p>$1,83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460">
            <text:p>$2,460.00</text:p>
          </table:table-cell>
          <table:table-cell office:value-type="currency" office:currency="USD" office:value="3290">
            <text:p>$3,290.00</text:p>
          </table:table-cell>
          <table:table-cell office:value-type="currency" office:currency="USD" office:value="4000">
            <text:p>$4,0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71&amp;metro_code=METRO41740M41740&amp;year=2025&amp;hypo=hypo">92071</text:a></text:p>
          </table:table-cell>
          <table:table-cell office:value-type="currency" office:currency="USD" office:value="2010">
            <text:p>$2,010.00</text:p>
          </table:table-cell>
          <table:table-cell office:value-type="currency" office:currency="USD" office:value="2180">
            <text:p>$2,180.00</text:p>
          </table:table-cell>
          <table:table-cell office:value-type="currency" office:currency="USD" office:value="2700">
            <text:p>$2,700.00</text:p>
          </table:table-cell>
          <table:table-cell office:value-type="currency" office:currency="USD" office:value="3610">
            <text:p>$3,610.00</text:p>
          </table:table-cell>
          <table:table-cell office:value-type="currency" office:currency="USD" office:value="4400">
            <text:p>$4,4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72&amp;metro_code=METRO41740M41740&amp;year=2025&amp;hypo=hypo">9207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74&amp;metro_code=METRO41740M41740&amp;year=2025&amp;hypo=hypo">92074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75&amp;metro_code=METRO41740M41740&amp;year=2025&amp;hypo=hypo">92075</text:a></text:p>
          </table:table-cell>
          <table:table-cell office:value-type="currency" office:currency="USD" office:value="2970">
            <text:p>$2,970.00</text:p>
          </table:table-cell>
          <table:table-cell office:value-type="currency" office:currency="USD" office:value="3220">
            <text:p>$3,220.00</text:p>
          </table:table-cell>
          <table:table-cell office:value-type="currency" office:currency="USD" office:value="3990">
            <text:p>$3,990.00</text:p>
          </table:table-cell>
          <table:table-cell office:value-type="currency" office:currency="USD" office:value="5330">
            <text:p>$5,330.00</text:p>
          </table:table-cell>
          <table:table-cell office:value-type="currency" office:currency="USD" office:value="6500">
            <text:p>$6,5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78&amp;metro_code=METRO41740M41740&amp;year=2025&amp;hypo=hypo">92078</text:a></text:p>
          </table:table-cell>
          <table:table-cell office:value-type="currency" office:currency="USD" office:value="2410">
            <text:p>$2,410.00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3240">
            <text:p>$3,240.00</text:p>
          </table:table-cell>
          <table:table-cell office:value-type="currency" office:currency="USD" office:value="4330">
            <text:p>$4,330.00</text:p>
          </table:table-cell>
          <table:table-cell office:value-type="currency" office:currency="USD" office:value="5270">
            <text:p>$5,2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79&amp;metro_code=METRO41740M41740&amp;year=2025&amp;hypo=hypo">92079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81&amp;metro_code=METRO41740M41740&amp;year=2025&amp;hypo=hypo">92081</text:a></text:p>
          </table:table-cell>
          <table:table-cell office:value-type="currency" office:currency="USD" office:value="2270">
            <text:p>$2,270.00</text:p>
          </table:table-cell>
          <table:table-cell office:value-type="currency" office:currency="USD" office:value="2470">
            <text:p>$2,470.00</text:p>
          </table:table-cell>
          <table:table-cell office:value-type="currency" office:currency="USD" office:value="3050">
            <text:p>$3,050.00</text:p>
          </table:table-cell>
          <table:table-cell office:value-type="currency" office:currency="USD" office:value="4080">
            <text:p>$4,080.00</text:p>
          </table:table-cell>
          <table:table-cell office:value-type="currency" office:currency="USD" office:value="4970">
            <text:p>$4,9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82&amp;metro_code=METRO41740M41740&amp;year=2025&amp;hypo=hypo">92082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50">
            <text:p>$1,750.00</text:p>
          </table:table-cell>
          <table:table-cell office:value-type="currency" office:currency="USD" office:value="2170">
            <text:p>$2,170.00</text:p>
          </table:table-cell>
          <table:table-cell office:value-type="currency" office:currency="USD" office:value="2900">
            <text:p>$2,900.00</text:p>
          </table:table-cell>
          <table:table-cell office:value-type="currency" office:currency="USD" office:value="3530">
            <text:p>$3,5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83&amp;metro_code=METRO41740M41740&amp;year=2025&amp;hypo=hypo">92083</text:a>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170">
            <text:p>$2,170.00</text:p>
          </table:table-cell>
          <table:table-cell office:value-type="currency" office:currency="USD" office:value="2680">
            <text:p>$2,680.00</text:p>
          </table:table-cell>
          <table:table-cell office:value-type="currency" office:currency="USD" office:value="3580">
            <text:p>$3,580.00</text:p>
          </table:table-cell>
          <table:table-cell office:value-type="currency" office:currency="USD" office:value="4360">
            <text:p>$4,3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84&amp;metro_code=METRO41740M41740&amp;year=2025&amp;hypo=hypo">92084</text:a></text:p>
          </table:table-cell>
          <table:table-cell office:value-type="currency" office:currency="USD" office:value="1950">
            <text:p>$1,95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3500">
            <text:p>$3,500.00</text:p>
          </table:table-cell>
          <table:table-cell office:value-type="currency" office:currency="USD" office:value="4270">
            <text:p>$4,2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85&amp;metro_code=METRO41740M41740&amp;year=2025&amp;hypo=hypo">92085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86&amp;metro_code=METRO41740M41740&amp;year=2025&amp;hypo=hypo">92086</text:a></text:p>
          </table:table-cell>
          <table:table-cell office:value-type="currency" office:currency="USD" office:value="1370">
            <text:p>$1,370.00</text:p>
          </table:table-cell>
          <table:table-cell office:value-type="currency" office:currency="USD" office:value="1490">
            <text:p>$1,49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460">
            <text:p>$2,460.00</text:p>
          </table:table-cell>
          <table:table-cell office:value-type="currency" office:currency="USD" office:value="3000">
            <text:p>$3,0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88&amp;metro_code=METRO41740M41740&amp;year=2025&amp;hypo=hypo">9208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91&amp;metro_code=METRO41740M41740&amp;year=2025&amp;hypo=hypo">92091</text:a></text:p>
          </table:table-cell>
          <table:table-cell office:value-type="currency" office:currency="USD" office:value="3220">
            <text:p>$3,220.00</text:p>
          </table:table-cell>
          <table:table-cell office:value-type="currency" office:currency="USD" office:value="3490">
            <text:p>$3,490.00</text:p>
          </table:table-cell>
          <table:table-cell office:value-type="currency" office:currency="USD" office:value="4320">
            <text:p>$4,320.00</text:p>
          </table:table-cell>
          <table:table-cell office:value-type="currency" office:currency="USD" office:value="5780">
            <text:p>$5,780.00</text:p>
          </table:table-cell>
          <table:table-cell office:value-type="currency" office:currency="USD" office:value="7030">
            <text:p>$7,0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92&amp;metro_code=METRO41740M41740&amp;year=2025&amp;hypo=hypo">9209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93&amp;metro_code=METRO41740M41740&amp;year=2025&amp;hypo=hypo">9209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096&amp;metro_code=METRO41740M41740&amp;year=2025&amp;hypo=hypo">92096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1&amp;metro_code=METRO41740M41740&amp;year=2025&amp;hypo=hypo">92101</text:a></text:p>
          </table:table-cell>
          <table:table-cell office:value-type="currency" office:currency="USD" office:value="3050">
            <text:p>$3,050.00</text:p>
          </table:table-cell>
          <table:table-cell office:value-type="currency" office:currency="USD" office:value="3310">
            <text:p>$3,310.00</text:p>
          </table:table-cell>
          <table:table-cell office:value-type="currency" office:currency="USD" office:value="4100">
            <text:p>$4,100.00</text:p>
          </table:table-cell>
          <table:table-cell office:value-type="currency" office:currency="USD" office:value="5480">
            <text:p>$5,480.00</text:p>
          </table:table-cell>
          <table:table-cell office:value-type="currency" office:currency="USD" office:value="6670">
            <text:p>$6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2&amp;metro_code=METRO41740M41740&amp;year=2025&amp;hypo=hypo">92102</text:a>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070">
            <text:p>$2,070.00</text:p>
          </table:table-cell>
          <table:table-cell office:value-type="currency" office:currency="USD" office:value="2560">
            <text:p>$2,560.00</text:p>
          </table:table-cell>
          <table:table-cell office:value-type="currency" office:currency="USD" office:value="3420">
            <text:p>$3,420.00</text:p>
          </table:table-cell>
          <table:table-cell office:value-type="currency" office:currency="USD" office:value="4170">
            <text:p>$4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3&amp;metro_code=METRO41740M41740&amp;year=2025&amp;hypo=hypo">92103</text:a>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530">
            <text:p>$2,530.00</text:p>
          </table:table-cell>
          <table:table-cell office:value-type="currency" office:currency="USD" office:value="3130">
            <text:p>$3,130.00</text:p>
          </table:table-cell>
          <table:table-cell office:value-type="currency" office:currency="USD" office:value="4180">
            <text:p>$4,180.00</text:p>
          </table:table-cell>
          <table:table-cell office:value-type="currency" office:currency="USD" office:value="5100">
            <text:p>$5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4&amp;metro_code=METRO41740M41740&amp;year=2025&amp;hypo=hypo">92104</text:a>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300">
            <text:p>$2,300.00</text:p>
          </table:table-cell>
          <table:table-cell office:value-type="currency" office:currency="USD" office:value="2840">
            <text:p>$2,840.00</text:p>
          </table:table-cell>
          <table:table-cell office:value-type="currency" office:currency="USD" office:value="3800">
            <text:p>$3,800.00</text:p>
          </table:table-cell>
          <table:table-cell office:value-type="currency" office:currency="USD" office:value="4620">
            <text:p>$4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5&amp;metro_code=METRO41740M41740&amp;year=2025&amp;hypo=hypo">92105</text:a>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1810">
            <text:p>$1,810.00</text:p>
          </table:table-cell>
          <table:table-cell office:value-type="currency" office:currency="USD" office:value="2240">
            <text:p>$2,240.00</text:p>
          </table:table-cell>
          <table:table-cell office:value-type="currency" office:currency="USD" office:value="2990">
            <text:p>$2,990.00</text:p>
          </table:table-cell>
          <table:table-cell office:value-type="currency" office:currency="USD" office:value="3650">
            <text:p>$3,6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6&amp;metro_code=METRO41740M41740&amp;year=2025&amp;hypo=hypo">92106</text:a></text:p>
          </table:table-cell>
          <table:table-cell office:value-type="currency" office:currency="USD" office:value="2320">
            <text:p>$2,320.00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3120">
            <text:p>$3,120.00</text:p>
          </table:table-cell>
          <table:table-cell office:value-type="currency" office:currency="USD" office:value="4170">
            <text:p>$4,170.00</text:p>
          </table:table-cell>
          <table:table-cell office:value-type="currency" office:currency="USD" office:value="5080">
            <text:p>$5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7&amp;metro_code=METRO41740M41740&amp;year=2025&amp;hypo=hypo">92107</text:a></text:p>
          </table:table-cell>
          <table:table-cell office:value-type="currency" office:currency="USD" office:value="2310">
            <text:p>$2,310.00</text:p>
          </table:table-cell>
          <table:table-cell office:value-type="currency" office:currency="USD" office:value="2510">
            <text:p>$2,510.00</text:p>
          </table:table-cell>
          <table:table-cell office:value-type="currency" office:currency="USD" office:value="3100">
            <text:p>$3,100.00</text:p>
          </table:table-cell>
          <table:table-cell office:value-type="currency" office:currency="USD" office:value="4140">
            <text:p>$4,140.00</text:p>
          </table:table-cell>
          <table:table-cell office:value-type="currency" office:currency="USD" office:value="5050">
            <text:p>$5,0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8&amp;metro_code=METRO41740M41740&amp;year=2025&amp;hypo=hypo">92108</text:a></text:p>
          </table:table-cell>
          <table:table-cell office:value-type="currency" office:currency="USD" office:value="3000">
            <text:p>$3,000.00</text:p>
          </table:table-cell>
          <table:table-cell office:value-type="currency" office:currency="USD" office:value="3260">
            <text:p>$3,260.00</text:p>
          </table:table-cell>
          <table:table-cell office:value-type="currency" office:currency="USD" office:value="4030">
            <text:p>$4,030.00</text:p>
          </table:table-cell>
          <table:table-cell office:value-type="currency" office:currency="USD" office:value="5390">
            <text:p>$5,390.00</text:p>
          </table:table-cell>
          <table:table-cell office:value-type="currency" office:currency="USD" office:value="6560">
            <text:p>$6,5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09&amp;metro_code=METRO41740M41740&amp;year=2025&amp;hypo=hypo">92109</text:a></text:p>
          </table:table-cell>
          <table:table-cell office:value-type="currency" office:currency="USD" office:value="2540">
            <text:p>$2,54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410">
            <text:p>$3,410.00</text:p>
          </table:table-cell>
          <table:table-cell office:value-type="currency" office:currency="USD" office:value="4560">
            <text:p>$4,560.00</text:p>
          </table:table-cell>
          <table:table-cell office:value-type="currency" office:currency="USD" office:value="5550">
            <text:p>$5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0&amp;metro_code=METRO41740M41740&amp;year=2025&amp;hypo=hypo">92110</text:a></text:p>
          </table:table-cell>
          <table:table-cell office:value-type="currency" office:currency="USD" office:value="2350">
            <text:p>$2,350.00</text:p>
          </table:table-cell>
          <table:table-cell office:value-type="currency" office:currency="USD" office:value="2550">
            <text:p>$2,550.00</text:p>
          </table:table-cell>
          <table:table-cell office:value-type="currency" office:currency="USD" office:value="3150">
            <text:p>$3,150.00</text:p>
          </table:table-cell>
          <table:table-cell office:value-type="currency" office:currency="USD" office:value="4210">
            <text:p>$4,210.00</text:p>
          </table:table-cell>
          <table:table-cell office:value-type="currency" office:currency="USD" office:value="5130">
            <text:p>$5,1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1&amp;metro_code=METRO41740M41740&amp;year=2025&amp;hypo=hypo">92111</text:a>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200">
            <text:p>$2,200.00</text:p>
          </table:table-cell>
          <table:table-cell office:value-type="currency" office:currency="USD" office:value="2720">
            <text:p>$2,720.00</text:p>
          </table:table-cell>
          <table:table-cell office:value-type="currency" office:currency="USD" office:value="3640">
            <text:p>$3,640.00</text:p>
          </table:table-cell>
          <table:table-cell office:value-type="currency" office:currency="USD" office:value="4430">
            <text:p>$4,4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2&amp;metro_code=METRO41740M41740&amp;year=2025&amp;hypo=hypo">9211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3&amp;metro_code=METRO41740M41740&amp;year=2025&amp;hypo=hypo">92113</text:a></text:p>
          </table:table-cell>
          <table:table-cell office:value-type="currency" office:currency="USD" office:value="1650">
            <text:p>$1,650.00</text:p>
          </table:table-cell>
          <table:table-cell office:value-type="currency" office:currency="USD" office:value="1790">
            <text:p>$1,790.00</text:p>
          </table:table-cell>
          <table:table-cell office:value-type="currency" office:currency="USD" office:value="2220">
            <text:p>$2,220.00</text:p>
          </table:table-cell>
          <table:table-cell office:value-type="currency" office:currency="USD" office:value="2970">
            <text:p>$2,970.00</text:p>
          </table:table-cell>
          <table:table-cell office:value-type="currency" office:currency="USD" office:value="3610">
            <text:p>$3,6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4&amp;metro_code=METRO41740M41740&amp;year=2025&amp;hypo=hypo">92114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500">
            <text:p>$2,500.00</text:p>
          </table:table-cell>
          <table:table-cell office:value-type="currency" office:currency="USD" office:value="3340">
            <text:p>$3,340.00</text:p>
          </table:table-cell>
          <table:table-cell office:value-type="currency" office:currency="USD" office:value="4070">
            <text:p>$4,0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5&amp;metro_code=METRO41740M41740&amp;year=2025&amp;hypo=hypo">92115</text:a></text:p>
          </table:table-cell>
          <table:table-cell office:value-type="currency" office:currency="USD" office:value="1930">
            <text:p>$1,930.00</text:p>
          </table:table-cell>
          <table:table-cell office:value-type="currency" office:currency="USD" office:value="2090">
            <text:p>$2,0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3460">
            <text:p>$3,460.00</text:p>
          </table:table-cell>
          <table:table-cell office:value-type="currency" office:currency="USD" office:value="4220">
            <text:p>$4,2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6&amp;metro_code=METRO41740M41740&amp;year=2025&amp;hypo=hypo">92116</text:a></text:p>
          </table:table-cell>
          <table:table-cell office:value-type="currency" office:currency="USD" office:value="2070">
            <text:p>$2,070.00</text:p>
          </table:table-cell>
          <table:table-cell office:value-type="currency" office:currency="USD" office:value="2250">
            <text:p>$2,25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720">
            <text:p>$3,720.00</text:p>
          </table:table-cell>
          <table:table-cell office:value-type="currency" office:currency="USD" office:value="4530">
            <text:p>$4,5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7&amp;metro_code=METRO41740M41740&amp;year=2025&amp;hypo=hypo">92117</text:a>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300">
            <text:p>$2,300.00</text:p>
          </table:table-cell>
          <table:table-cell office:value-type="currency" office:currency="USD" office:value="2840">
            <text:p>$2,840.00</text:p>
          </table:table-cell>
          <table:table-cell office:value-type="currency" office:currency="USD" office:value="3800">
            <text:p>$3,800.00</text:p>
          </table:table-cell>
          <table:table-cell office:value-type="currency" office:currency="USD" office:value="4620">
            <text:p>$4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8&amp;metro_code=METRO41740M41740&amp;year=2025&amp;hypo=hypo">92118</text:a></text:p>
          </table:table-cell>
          <table:table-cell office:value-type="currency" office:currency="USD" office:value="3190">
            <text:p>$3,190.00</text:p>
          </table:table-cell>
          <table:table-cell office:value-type="currency" office:currency="USD" office:value="3460">
            <text:p>$3,460.00</text:p>
          </table:table-cell>
          <table:table-cell office:value-type="currency" office:currency="USD" office:value="4280">
            <text:p>$4,280.00</text:p>
          </table:table-cell>
          <table:table-cell office:value-type="currency" office:currency="USD" office:value="5720">
            <text:p>$5,720.00</text:p>
          </table:table-cell>
          <table:table-cell office:value-type="currency" office:currency="USD" office:value="6970">
            <text:p>$6,9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19&amp;metro_code=METRO41740M41740&amp;year=2025&amp;hypo=hypo">92119</text:a></text:p>
          </table:table-cell>
          <table:table-cell office:value-type="currency" office:currency="USD" office:value="2180">
            <text:p>$2,180.00</text:p>
          </table:table-cell>
          <table:table-cell office:value-type="currency" office:currency="USD" office:value="2370">
            <text:p>$2,370.00</text:p>
          </table:table-cell>
          <table:table-cell office:value-type="currency" office:currency="USD" office:value="2930">
            <text:p>$2,930.00</text:p>
          </table:table-cell>
          <table:table-cell office:value-type="currency" office:currency="USD" office:value="3920">
            <text:p>$3,920.00</text:p>
          </table:table-cell>
          <table:table-cell office:value-type="currency" office:currency="USD" office:value="4770">
            <text:p>$4,7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0&amp;metro_code=METRO41740M41740&amp;year=2025&amp;hypo=hypo">92120</text:a></text:p>
          </table:table-cell>
          <table:table-cell office:value-type="currency" office:currency="USD" office:value="2390">
            <text:p>$2,3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3210">
            <text:p>$3,210.00</text:p>
          </table:table-cell>
          <table:table-cell office:value-type="currency" office:currency="USD" office:value="4290">
            <text:p>$4,290.00</text:p>
          </table:table-cell>
          <table:table-cell office:value-type="currency" office:currency="USD" office:value="5230">
            <text:p>$5,2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1&amp;metro_code=METRO41740M41740&amp;year=2025&amp;hypo=hypo">92121</text:a>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2740">
            <text:p>$2,740.00</text:p>
          </table:table-cell>
          <table:table-cell office:value-type="currency" office:currency="USD" office:value="3390">
            <text:p>$3,390.00</text:p>
          </table:table-cell>
          <table:table-cell office:value-type="currency" office:currency="USD" office:value="4530">
            <text:p>$4,530.00</text:p>
          </table:table-cell>
          <table:table-cell office:value-type="currency" office:currency="USD" office:value="5520">
            <text:p>$5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2&amp;metro_code=METRO41740M41740&amp;year=2025&amp;hypo=hypo">92122</text:a></text:p>
          </table:table-cell>
          <table:table-cell office:value-type="currency" office:currency="USD" office:value="2740">
            <text:p>$2,740.00</text:p>
          </table:table-cell>
          <table:table-cell office:value-type="currency" office:currency="USD" office:value="2970">
            <text:p>$2,970.00</text:p>
          </table:table-cell>
          <table:table-cell office:value-type="currency" office:currency="USD" office:value="3680">
            <text:p>$3,680.00</text:p>
          </table:table-cell>
          <table:table-cell office:value-type="currency" office:currency="USD" office:value="4920">
            <text:p>$4,920.00</text:p>
          </table:table-cell>
          <table:table-cell office:value-type="currency" office:currency="USD" office:value="5990">
            <text:p>$5,9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3&amp;metro_code=METRO41740M41740&amp;year=2025&amp;hypo=hypo">92123</text:a>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2840">
            <text:p>$2,840.00</text:p>
          </table:table-cell>
          <table:table-cell office:value-type="currency" office:currency="USD" office:value="3520">
            <text:p>$3,520.00</text:p>
          </table:table-cell>
          <table:table-cell office:value-type="currency" office:currency="USD" office:value="4710">
            <text:p>$4,710.00</text:p>
          </table:table-cell>
          <table:table-cell office:value-type="currency" office:currency="USD" office:value="5730">
            <text:p>$5,7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4&amp;metro_code=METRO41740M41740&amp;year=2025&amp;hypo=hypo">92124</text:a></text:p>
          </table:table-cell>
          <table:table-cell office:value-type="currency" office:currency="USD" office:value="2930">
            <text:p>$2,930.00</text:p>
          </table:table-cell>
          <table:table-cell office:value-type="currency" office:currency="USD" office:value="3180">
            <text:p>$3,180.00</text:p>
          </table:table-cell>
          <table:table-cell office:value-type="currency" office:currency="USD" office:value="3940">
            <text:p>$3,940.00</text:p>
          </table:table-cell>
          <table:table-cell office:value-type="currency" office:currency="USD" office:value="5270">
            <text:p>$5,270.00</text:p>
          </table:table-cell>
          <table:table-cell office:value-type="currency" office:currency="USD" office:value="6410">
            <text:p>$6,4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6&amp;metro_code=METRO41740M41740&amp;year=2025&amp;hypo=hypo">92126</text:a></text:p>
          </table:table-cell>
          <table:table-cell office:value-type="currency" office:currency="USD" office:value="2550">
            <text:p>$2,55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430">
            <text:p>$3,430.00</text:p>
          </table:table-cell>
          <table:table-cell office:value-type="currency" office:currency="USD" office:value="4590">
            <text:p>$4,590.00</text:p>
          </table:table-cell>
          <table:table-cell office:value-type="currency" office:currency="USD" office:value="5580">
            <text:p>$5,5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7&amp;metro_code=METRO41740M41740&amp;year=2025&amp;hypo=hypo">92127</text:a></text:p>
          </table:table-cell>
          <table:table-cell office:value-type="currency" office:currency="USD" office:value="2540">
            <text:p>$2,54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410">
            <text:p>$3,410.00</text:p>
          </table:table-cell>
          <table:table-cell office:value-type="currency" office:currency="USD" office:value="4560">
            <text:p>$4,560.00</text:p>
          </table:table-cell>
          <table:table-cell office:value-type="currency" office:currency="USD" office:value="5550">
            <text:p>$5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8&amp;metro_code=METRO41740M41740&amp;year=2025&amp;hypo=hypo">92128</text:a></text:p>
          </table:table-cell>
          <table:table-cell office:value-type="currency" office:currency="USD" office:value="2670">
            <text:p>$2,670.00</text:p>
          </table:table-cell>
          <table:table-cell office:value-type="currency" office:currency="USD" office:value="2890">
            <text:p>$2,890.00</text:p>
          </table:table-cell>
          <table:table-cell office:value-type="currency" office:currency="USD" office:value="3580">
            <text:p>$3,580.00</text:p>
          </table:table-cell>
          <table:table-cell office:value-type="currency" office:currency="USD" office:value="4790">
            <text:p>$4,790.00</text:p>
          </table:table-cell>
          <table:table-cell office:value-type="currency" office:currency="USD" office:value="5830">
            <text:p>$5,8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29&amp;metro_code=METRO41740M41740&amp;year=2025&amp;hypo=hypo">92129</text:a></text:p>
          </table:table-cell>
          <table:table-cell office:value-type="currency" office:currency="USD" office:value="2210">
            <text:p>$2,210.00</text:p>
          </table:table-cell>
          <table:table-cell office:value-type="currency" office:currency="USD" office:value="2400">
            <text:p>$2,400.00</text:p>
          </table:table-cell>
          <table:table-cell office:value-type="currency" office:currency="USD" office:value="2970">
            <text:p>$2,970.00</text:p>
          </table:table-cell>
          <table:table-cell office:value-type="currency" office:currency="USD" office:value="3970">
            <text:p>$3,970.00</text:p>
          </table:table-cell>
          <table:table-cell office:value-type="currency" office:currency="USD" office:value="4830">
            <text:p>$4,8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0&amp;metro_code=METRO41740M41740&amp;year=2025&amp;hypo=hypo">92130</text:a></text:p>
          </table:table-cell>
          <table:table-cell office:value-type="currency" office:currency="USD" office:value="3130">
            <text:p>$3,130.00</text:p>
          </table:table-cell>
          <table:table-cell office:value-type="currency" office:currency="USD" office:value="3400">
            <text:p>$3,400.00</text:p>
          </table:table-cell>
          <table:table-cell office:value-type="currency" office:currency="USD" office:value="4210">
            <text:p>$4,210.00</text:p>
          </table:table-cell>
          <table:table-cell office:value-type="currency" office:currency="USD" office:value="5630">
            <text:p>$5,630.00</text:p>
          </table:table-cell>
          <table:table-cell office:value-type="currency" office:currency="USD" office:value="6850">
            <text:p>$6,8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1&amp;metro_code=METRO41740M41740&amp;year=2025&amp;hypo=hypo">92131</text:a></text:p>
          </table:table-cell>
          <table:table-cell office:value-type="currency" office:currency="USD" office:value="2970">
            <text:p>$2,970.00</text:p>
          </table:table-cell>
          <table:table-cell office:value-type="currency" office:currency="USD" office:value="3220">
            <text:p>$3,220.00</text:p>
          </table:table-cell>
          <table:table-cell office:value-type="currency" office:currency="USD" office:value="3990">
            <text:p>$3,990.00</text:p>
          </table:table-cell>
          <table:table-cell office:value-type="currency" office:currency="USD" office:value="5330">
            <text:p>$5,330.00</text:p>
          </table:table-cell>
          <table:table-cell office:value-type="currency" office:currency="USD" office:value="6500">
            <text:p>$6,5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2&amp;metro_code=METRO41740M41740&amp;year=2025&amp;hypo=hypo">9213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4&amp;metro_code=METRO41740M41740&amp;year=2025&amp;hypo=hypo">92134</text:a></text:p>
          </table:table-cell>
          <table:table-cell office:value-type="currency" office:currency="USD" office:value="2970">
            <text:p>$2,970.00</text:p>
          </table:table-cell>
          <table:table-cell office:value-type="currency" office:currency="USD" office:value="3230">
            <text:p>$3,230.00</text:p>
          </table:table-cell>
          <table:table-cell office:value-type="currency" office:currency="USD" office:value="4000">
            <text:p>$4,000.00</text:p>
          </table:table-cell>
          <table:table-cell office:value-type="currency" office:currency="USD" office:value="5340">
            <text:p>$5,340.00</text:p>
          </table:table-cell>
          <table:table-cell office:value-type="currency" office:currency="USD" office:value="6500">
            <text:p>$6,5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5&amp;metro_code=METRO41740M41740&amp;year=2025&amp;hypo=hypo">92135</text:a></text:p>
          </table:table-cell>
          <table:table-cell office:value-type="currency" office:currency="USD" office:value="3190">
            <text:p>$3,190.00</text:p>
          </table:table-cell>
          <table:table-cell office:value-type="currency" office:currency="USD" office:value="3460">
            <text:p>$3,460.00</text:p>
          </table:table-cell>
          <table:table-cell office:value-type="currency" office:currency="USD" office:value="4280">
            <text:p>$4,280.00</text:p>
          </table:table-cell>
          <table:table-cell office:value-type="currency" office:currency="USD" office:value="5720">
            <text:p>$5,720.00</text:p>
          </table:table-cell>
          <table:table-cell office:value-type="currency" office:currency="USD" office:value="6970">
            <text:p>$6,9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6&amp;metro_code=METRO41740M41740&amp;year=2025&amp;hypo=hypo">92136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550">
            <text:p>$2,550.00</text:p>
          </table:table-cell>
          <table:table-cell office:value-type="currency" office:currency="USD" office:value="3440">
            <text:p>$3,440.00</text:p>
          </table:table-cell>
          <table:table-cell office:value-type="currency" office:currency="USD" office:value="4170">
            <text:p>$4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7&amp;metro_code=METRO41740M41740&amp;year=2025&amp;hypo=hypo">92137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8&amp;metro_code=METRO41740M41740&amp;year=2025&amp;hypo=hypo">9213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39&amp;metro_code=METRO41740M41740&amp;year=2025&amp;hypo=hypo">92139</text:a></text:p>
          </table:table-cell>
          <table:table-cell office:value-type="currency" office:currency="USD" office:value="2050">
            <text:p>$2,050.00</text:p>
          </table:table-cell>
          <table:table-cell office:value-type="currency" office:currency="USD" office:value="2220">
            <text:p>$2,220.00</text:p>
          </table:table-cell>
          <table:table-cell office:value-type="currency" office:currency="USD" office:value="2750">
            <text:p>$2,750.00</text:p>
          </table:table-cell>
          <table:table-cell office:value-type="currency" office:currency="USD" office:value="3680">
            <text:p>$3,680.00</text:p>
          </table:table-cell>
          <table:table-cell office:value-type="currency" office:currency="USD" office:value="4480">
            <text:p>$4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40&amp;metro_code=METRO41740M41740&amp;year=2025&amp;hypo=hypo">92140</text:a></text:p>
          </table:table-cell>
          <table:table-cell office:value-type="currency" office:currency="USD" office:value="2830">
            <text:p>$2,830.00</text:p>
          </table:table-cell>
          <table:table-cell office:value-type="currency" office:currency="USD" office:value="3080">
            <text:p>$3,080.00</text:p>
          </table:table-cell>
          <table:table-cell office:value-type="currency" office:currency="USD" office:value="3810">
            <text:p>$3,810.00</text:p>
          </table:table-cell>
          <table:table-cell office:value-type="currency" office:currency="USD" office:value="5090">
            <text:p>$5,090.00</text:p>
          </table:table-cell>
          <table:table-cell office:value-type="currency" office:currency="USD" office:value="6200">
            <text:p>$6,2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42&amp;metro_code=METRO41740M41740&amp;year=2025&amp;hypo=hypo">9214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43&amp;metro_code=METRO41740M41740&amp;year=2025&amp;hypo=hypo">9214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45&amp;metro_code=METRO41740M41740&amp;year=2025&amp;hypo=hypo">92145</text:a>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2740">
            <text:p>$2,740.00</text:p>
          </table:table-cell>
          <table:table-cell office:value-type="currency" office:currency="USD" office:value="3390">
            <text:p>$3,390.00</text:p>
          </table:table-cell>
          <table:table-cell office:value-type="currency" office:currency="USD" office:value="4530">
            <text:p>$4,530.00</text:p>
          </table:table-cell>
          <table:table-cell office:value-type="currency" office:currency="USD" office:value="5520">
            <text:p>$5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47&amp;metro_code=METRO41740M41740&amp;year=2025&amp;hypo=hypo">92147</text:a>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2850">
            <text:p>$2,850.00</text:p>
          </table:table-cell>
          <table:table-cell office:value-type="currency" office:currency="USD" office:value="3520">
            <text:p>$3,520.00</text:p>
          </table:table-cell>
          <table:table-cell office:value-type="currency" office:currency="USD" office:value="4710">
            <text:p>$4,710.00</text:p>
          </table:table-cell>
          <table:table-cell office:value-type="currency" office:currency="USD" office:value="5730">
            <text:p>$5,7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49&amp;metro_code=METRO41740M41740&amp;year=2025&amp;hypo=hypo">92149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50&amp;metro_code=METRO41740M41740&amp;year=2025&amp;hypo=hypo">92150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52&amp;metro_code=METRO41740M41740&amp;year=2025&amp;hypo=hypo">9215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53&amp;metro_code=METRO41740M41740&amp;year=2025&amp;hypo=hypo">9215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54&amp;metro_code=METRO41740M41740&amp;year=2025&amp;hypo=hypo">92154</text:a>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190">
            <text:p>$2,190.00</text:p>
          </table:table-cell>
          <table:table-cell office:value-type="currency" office:currency="USD" office:value="2710">
            <text:p>$2,710.00</text:p>
          </table:table-cell>
          <table:table-cell office:value-type="currency" office:currency="USD" office:value="3620">
            <text:p>$3,620.00</text:p>
          </table:table-cell>
          <table:table-cell office:value-type="currency" office:currency="USD" office:value="4410">
            <text:p>$4,4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55&amp;metro_code=METRO41740M41740&amp;year=2025&amp;hypo=hypo">92155</text:a></text:p>
          </table:table-cell>
          <table:table-cell office:value-type="currency" office:currency="USD" office:value="3190">
            <text:p>$3,190.00</text:p>
          </table:table-cell>
          <table:table-cell office:value-type="currency" office:currency="USD" office:value="3460">
            <text:p>$3,460.00</text:p>
          </table:table-cell>
          <table:table-cell office:value-type="currency" office:currency="USD" office:value="4280">
            <text:p>$4,280.00</text:p>
          </table:table-cell>
          <table:table-cell office:value-type="currency" office:currency="USD" office:value="5720">
            <text:p>$5,720.00</text:p>
          </table:table-cell>
          <table:table-cell office:value-type="currency" office:currency="USD" office:value="6970">
            <text:p>$6,9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59&amp;metro_code=METRO41740M41740&amp;year=2025&amp;hypo=hypo">92159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60&amp;metro_code=METRO41740M41740&amp;year=2025&amp;hypo=hypo">92160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63&amp;metro_code=METRO41740M41740&amp;year=2025&amp;hypo=hypo">9216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65&amp;metro_code=METRO41740M41740&amp;year=2025&amp;hypo=hypo">92165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66&amp;metro_code=METRO41740M41740&amp;year=2025&amp;hypo=hypo">92166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67&amp;metro_code=METRO41740M41740&amp;year=2025&amp;hypo=hypo">92167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68&amp;metro_code=METRO41740M41740&amp;year=2025&amp;hypo=hypo">9216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69&amp;metro_code=METRO41740M41740&amp;year=2025&amp;hypo=hypo">92169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0&amp;metro_code=METRO41740M41740&amp;year=2025&amp;hypo=hypo">92170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1&amp;metro_code=METRO41740M41740&amp;year=2025&amp;hypo=hypo">92171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2&amp;metro_code=METRO41740M41740&amp;year=2025&amp;hypo=hypo">9217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3&amp;metro_code=METRO41740M41740&amp;year=2025&amp;hypo=hypo">92173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90">
            <text:p>$2,190.00</text:p>
          </table:table-cell>
          <table:table-cell office:value-type="currency" office:currency="USD" office:value="2930">
            <text:p>$2,930.00</text:p>
          </table:table-cell>
          <table:table-cell office:value-type="currency" office:currency="USD" office:value="3570">
            <text:p>$3,5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4&amp;metro_code=METRO41740M41740&amp;year=2025&amp;hypo=hypo">92174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5&amp;metro_code=METRO41740M41740&amp;year=2025&amp;hypo=hypo">92175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6&amp;metro_code=METRO41740M41740&amp;year=2025&amp;hypo=hypo">92176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7&amp;metro_code=METRO41740M41740&amp;year=2025&amp;hypo=hypo">92177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8&amp;metro_code=METRO41740M41740&amp;year=2025&amp;hypo=hypo">9217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79&amp;metro_code=METRO41740M41740&amp;year=2025&amp;hypo=hypo">92179</text:a>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190">
            <text:p>$2,190.00</text:p>
          </table:table-cell>
          <table:table-cell office:value-type="currency" office:currency="USD" office:value="2710">
            <text:p>$2,710.00</text:p>
          </table:table-cell>
          <table:table-cell office:value-type="currency" office:currency="USD" office:value="3620">
            <text:p>$3,620.00</text:p>
          </table:table-cell>
          <table:table-cell office:value-type="currency" office:currency="USD" office:value="4410">
            <text:p>$4,4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82&amp;metro_code=METRO41740M41740&amp;year=2025&amp;hypo=hypo">9218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91&amp;metro_code=METRO41740M41740&amp;year=2025&amp;hypo=hypo">92191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92&amp;metro_code=METRO41740M41740&amp;year=2025&amp;hypo=hypo">92192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93&amp;metro_code=METRO41740M41740&amp;year=2025&amp;hypo=hypo">92193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95&amp;metro_code=METRO41740M41740&amp;year=2025&amp;hypo=hypo">92195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96&amp;metro_code=METRO41740M41740&amp;year=2025&amp;hypo=hypo">92196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198&amp;metro_code=METRO41740M41740&amp;year=2025&amp;hypo=hypo">92198</text:a>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880">
            <text:p>$2,88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536&amp;metro_code=METRO41740M41740&amp;year=2025&amp;hypo=hypo">92536</text:a></text:p>
          </table:table-cell>
          <table:table-cell office:value-type="currency" office:currency="USD" office:value="1600">
            <text:p>$1,600.00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380">
            <text:p>$3,3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92672&amp;metro_code=METRO41740M41740&amp;year=2025&amp;hypo=hypo">92672</text:a></text:p>
          </table:table-cell>
          <table:table-cell office:value-type="currency" office:currency="USD" office:value="2290">
            <text:p>$2,290.00</text:p>
          </table:table-cell>
          <table:table-cell office:value-type="currency" office:currency="USD" office:value="2410">
            <text:p>$2,410.00</text:p>
          </table:table-cell>
          <table:table-cell office:value-type="currency" office:currency="USD" office:value="2860">
            <text:p>$2,860.00</text:p>
          </table:table-cell>
          <table:table-cell office:value-type="currency" office:currency="USD" office:value="3870">
            <text:p>$3,870.00</text:p>
          </table:table-cell>
          <table:table-cell office:value-type="currency" office:currency="USD" office:value="4640">
            <text:p>$4,640.00</text:p>
          </table:table-cell>
        </table:table-row>
      </table:table>
      <table:table table:name="Abilene" table:style-name="ta1" table:print="false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>
            <text:p>ZIP Code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One-Bedroom</text:p>
          </table:table-cell>
          <table:table-cell table:style-name="ce1" office:value-type="string">
            <text:p>Two-Bedroom</text:p>
          </table:table-cell>
          <table:table-cell table:style-name="ce1" office:value-type="string">
            <text:p>Three-Bedroom</text:p>
          </table:table-cell>
          <table:table-cell table:style-name="ce1" office:value-type="string">
            <text:p>Four-Bedroom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6437&amp;metro_code=METRO10180M10180&amp;year=2025&amp;hypo=hypo">76437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840">
            <text:p>$84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6443&amp;metro_code=METRO10180M10180&amp;year=2025&amp;hypo=hypo">76443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800">
            <text:p>$80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6464&amp;metro_code=METRO10180M10180&amp;year=2025&amp;hypo=hypo">76464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820">
            <text:p>$82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6469&amp;metro_code=METRO10180M10180&amp;year=2025&amp;hypo=hypo">76469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01&amp;metro_code=METRO10180M10180&amp;year=2025&amp;hypo=hypo">79501</text:a>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90">
            <text:p>$1,190.00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870">
            <text:p>$1,8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03&amp;metro_code=METRO10180M10180&amp;year=2025&amp;hypo=hypo">79503</text:a></text:p>
          </table:table-cell>
          <table:table-cell office:value-type="currency" office:currency="USD" office:value="800">
            <text:p>$800.00</text:p>
          </table:table-cell>
          <table:table-cell office:value-type="currency" office:currency="USD" office:value="820">
            <text:p>$820.00</text:p>
          </table:table-cell>
          <table:table-cell office:value-type="currency" office:currency="USD" office:value="1030">
            <text:p>$1,030.00</text:p>
          </table:table-cell>
          <table:table-cell office:value-type="currency" office:currency="USD" office:value="1370">
            <text:p>$1,370.00</text:p>
          </table:table-cell>
          <table:table-cell office:value-type="currency" office:currency="USD" office:value="1640">
            <text:p>$1,6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04&amp;metro_code=METRO10180M10180&amp;year=2025&amp;hypo=hypo">79504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08&amp;metro_code=METRO10180M10180&amp;year=2025&amp;hypo=hypo">79508</text:a></text:p>
          </table:table-cell>
          <table:table-cell office:value-type="currency" office:currency="USD" office:value="890">
            <text:p>$890.00</text:p>
          </table:table-cell>
          <table:table-cell office:value-type="currency" office:currency="USD" office:value="900">
            <text:p>$900.00</text:p>
          </table:table-cell>
          <table:table-cell office:value-type="currency" office:currency="USD" office:value="1140">
            <text:p>$1,140.00</text:p>
          </table:table-cell>
          <table:table-cell office:value-type="currency" office:currency="USD" office:value="1480">
            <text:p>$1,480.00</text:p>
          </table:table-cell>
          <table:table-cell office:value-type="currency" office:currency="USD" office:value="1790">
            <text:p>$1,7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10&amp;metro_code=METRO10180M10180&amp;year=2025&amp;hypo=hypo">79510</text:a></text:p>
          </table:table-cell>
          <table:table-cell table:number-columns-repeated="2" office:value-type="currency" office:currency="USD" office:value="870">
            <text:p>$87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440">
            <text:p>$1,440.00</text:p>
          </table:table-cell>
          <table:table-cell office:value-type="currency" office:currency="USD" office:value="1750">
            <text:p>$1,7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19&amp;metro_code=METRO10180M10180&amp;year=2025&amp;hypo=hypo">79519</text:a>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810">
            <text:p>$810.00</text:p>
          </table:table-cell>
          <table:table-cell office:value-type="currency" office:currency="USD" office:value="1020">
            <text:p>$1,020.00</text:p>
          </table:table-cell>
          <table:table-cell office:value-type="currency" office:currency="USD" office:value="1360">
            <text:p>$1,360.00</text:p>
          </table:table-cell>
          <table:table-cell office:value-type="currency" office:currency="USD" office:value="1630">
            <text:p>$1,6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20&amp;metro_code=METRO10180M10180&amp;year=2025&amp;hypo=hypo">79520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21&amp;metro_code=METRO10180M10180&amp;year=2025&amp;hypo=hypo">79521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25&amp;metro_code=METRO10180M10180&amp;year=2025&amp;hypo=hypo">79525</text:a></text:p>
          </table:table-cell>
          <table:table-cell office:value-type="currency" office:currency="USD" office:value="930">
            <text:p>$930.00</text:p>
          </table:table-cell>
          <table:table-cell office:value-type="currency" office:currency="USD" office:value="940">
            <text:p>$940.00</text:p>
          </table:table-cell>
          <table:table-cell office:value-type="currency" office:currency="USD" office:value="1190">
            <text:p>$1,190.00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880">
            <text:p>$1,8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30&amp;metro_code=METRO10180M10180&amp;year=2025&amp;hypo=hypo">79530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33&amp;metro_code=METRO10180M10180&amp;year=2025&amp;hypo=hypo">79533</text:a></text:p>
          </table:table-cell>
          <table:table-cell office:value-type="currency" office:currency="USD" office:value="800">
            <text:p>$800.00</text:p>
          </table:table-cell>
          <table:table-cell office:value-type="currency" office:currency="USD" office:value="810">
            <text:p>$810.00</text:p>
          </table:table-cell>
          <table:table-cell office:value-type="currency" office:currency="USD" office:value="1020">
            <text:p>$1,020.00</text:p>
          </table:table-cell>
          <table:table-cell office:value-type="currency" office:currency="USD" office:value="1350">
            <text:p>$1,35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36&amp;metro_code=METRO10180M10180&amp;year=2025&amp;hypo=hypo">79536</text:a>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370">
            <text:p>$1,37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60">
            <text:p>$2,1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41&amp;metro_code=METRO10180M10180&amp;year=2025&amp;hypo=hypo">79541</text:a></text:p>
          </table:table-cell>
          <table:table-cell office:value-type="currency" office:currency="USD" office:value="860">
            <text:p>$860.00</text:p>
          </table:table-cell>
          <table:table-cell office:value-type="currency" office:currency="USD" office:value="870">
            <text:p>$87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420">
            <text:p>$1,420.00</text:p>
          </table:table-cell>
          <table:table-cell office:value-type="currency" office:currency="USD" office:value="1730">
            <text:p>$1,7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53&amp;metro_code=METRO10180M10180&amp;year=2025&amp;hypo=hypo">79553</text:a></text:p>
          </table:table-cell>
          <table:table-cell office:value-type="currency" office:currency="USD" office:value="810">
            <text:p>$810.00</text:p>
          </table:table-cell>
          <table:table-cell office:value-type="currency" office:currency="USD" office:value="820">
            <text:p>$820.00</text:p>
          </table:table-cell>
          <table:table-cell office:value-type="currency" office:currency="USD" office:value="1040">
            <text:p>$1,040.00</text:p>
          </table:table-cell>
          <table:table-cell office:value-type="currency" office:currency="USD" office:value="1350">
            <text:p>$1,350.00</text:p>
          </table:table-cell>
          <table:table-cell office:value-type="currency" office:currency="USD" office:value="1630">
            <text:p>$1,6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60&amp;metro_code=METRO10180M10180&amp;year=2025&amp;hypo=hypo">79560</text:a></text:p>
          </table:table-cell>
          <table:table-cell office:value-type="currency" office:currency="USD" office:value="840">
            <text:p>$840.00</text:p>
          </table:table-cell>
          <table:table-cell office:value-type="currency" office:currency="USD" office:value="850">
            <text:p>$85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410">
            <text:p>$1,410.00</text:p>
          </table:table-cell>
          <table:table-cell office:value-type="currency" office:currency="USD" office:value="1690">
            <text:p>$1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61&amp;metro_code=METRO10180M10180&amp;year=2025&amp;hypo=hypo">79561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62&amp;metro_code=METRO10180M10180&amp;year=2025&amp;hypo=hypo">79562</text:a></text:p>
          </table:table-cell>
          <table:table-cell table:number-columns-repeated="2" office:value-type="currency" office:currency="USD" office:value="1090">
            <text:p>$1,090.00</text:p>
          </table:table-cell>
          <table:table-cell office:value-type="currency" office:currency="USD" office:value="1390">
            <text:p>$1,390.00</text:p>
          </table:table-cell>
          <table:table-cell office:value-type="currency" office:currency="USD" office:value="1810">
            <text:p>$1,810.00</text:p>
          </table:table-cell>
          <table:table-cell office:value-type="currency" office:currency="USD" office:value="2190">
            <text:p>$2,1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63&amp;metro_code=METRO10180M10180&amp;year=2025&amp;hypo=hypo">79563</text:a></text:p>
          </table:table-cell>
          <table:table-cell table:number-columns-repeated="2" office:value-type="currency" office:currency="USD" office:value="870">
            <text:p>$870.00</text:p>
          </table:table-cell>
          <table:table-cell office:value-type="currency" office:currency="USD" office:value="1110">
            <text:p>$1,110.00</text:p>
          </table:table-cell>
          <table:table-cell office:value-type="currency" office:currency="USD" office:value="1440">
            <text:p>$1,440.00</text:p>
          </table:table-cell>
          <table:table-cell office:value-type="currency" office:currency="USD" office:value="1750">
            <text:p>$1,7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66&amp;metro_code=METRO10180M10180&amp;year=2025&amp;hypo=hypo">79566</text:a></text:p>
          </table:table-cell>
          <table:table-cell office:value-type="currency" office:currency="USD" office:value="830">
            <text:p>$830.00</text:p>
          </table:table-cell>
          <table:table-cell office:value-type="currency" office:currency="USD" office:value="840">
            <text:p>$840.00</text:p>
          </table:table-cell>
          <table:table-cell office:value-type="currency" office:currency="USD" office:value="1080">
            <text:p>$1,080.00</text:p>
          </table:table-cell>
          <table:table-cell office:value-type="currency" office:currency="USD" office:value="1380">
            <text:p>$1,380.00</text:p>
          </table:table-cell>
          <table:table-cell office:value-type="currency" office:currency="USD" office:value="1670">
            <text:p>$1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567&amp;metro_code=METRO10180M10180&amp;year=2025&amp;hypo=hypo">79567</text:a></text:p>
          </table:table-cell>
          <table:table-cell office:value-type="currency" office:currency="USD" office:value="780">
            <text:p>$780.00</text:p>
          </table:table-cell>
          <table:table-cell office:value-type="currency" office:currency="USD" office:value="790">
            <text:p>$79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340">
            <text:p>$1,340.00</text:p>
          </table:table-cell>
          <table:table-cell office:value-type="currency" office:currency="USD" office:value="1620">
            <text:p>$1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1&amp;metro_code=METRO10180M10180&amp;year=2025&amp;hypo=hypo">79601</text:a></text:p>
          </table:table-cell>
          <table:table-cell table:number-columns-repeated="2" office:value-type="currency" office:currency="USD" office:value="840">
            <text:p>$84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690">
            <text:p>$1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2&amp;metro_code=METRO10180M10180&amp;year=2025&amp;hypo=hypo">79602</text:a></text:p>
          </table:table-cell>
          <table:table-cell table:number-columns-repeated="2" office:value-type="currency" office:currency="USD" office:value="940">
            <text:p>$940.00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890">
            <text:p>$1,8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3&amp;metro_code=METRO10180M10180&amp;year=2025&amp;hypo=hypo">79603</text:a></text:p>
          </table:table-cell>
          <table:table-cell table:number-columns-repeated="2" office:value-type="currency" office:currency="USD" office:value="880">
            <text:p>$880.00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460">
            <text:p>$1,460.00</text:p>
          </table:table-cell>
          <table:table-cell office:value-type="currency" office:currency="USD" office:value="1760">
            <text:p>$1,7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4&amp;metro_code=METRO10180M10180&amp;year=2025&amp;hypo=hypo">79604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920">
            <text:p>$1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5&amp;metro_code=METRO10180M10180&amp;year=2025&amp;hypo=hypo">79605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920">
            <text:p>$1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6&amp;metro_code=METRO10180M10180&amp;year=2025&amp;hypo=hypo">79606</text:a>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010">
            <text:p>$1,010.00</text:p>
          </table:table-cell>
          <table:table-cell office:value-type="currency" office:currency="USD" office:value="1280">
            <text:p>$1,280.00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2010">
            <text:p>$2,0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7&amp;metro_code=METRO10180M10180&amp;year=2025&amp;hypo=hypo">79607</text:a>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1210">
            <text:p>$1,210.00</text:p>
          </table:table-cell>
          <table:table-cell office:value-type="currency" office:currency="USD" office:value="1540">
            <text:p>$1,54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420">
            <text:p>$2,4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08&amp;metro_code=METRO10180M10180&amp;year=2025&amp;hypo=hypo">79608</text:a></text:p>
          </table:table-cell>
          <table:table-cell office:value-type="currency" office:currency="USD" office:value="950">
            <text:p>$950.00</text:p>
          </table:table-cell>
          <table:table-cell office:value-type="currency" office:currency="USD" office:value="960">
            <text:p>$960.00</text:p>
          </table:table-cell>
          <table:table-cell office:value-type="currency" office:currency="USD" office:value="1220">
            <text:p>$1,220.00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920">
            <text:p>$1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79699&amp;metro_code=METRO10180M10180&amp;year=2025&amp;hypo=hypo">79699</text:a></text:p>
          </table:table-cell>
          <table:table-cell table:number-columns-repeated="2" office:value-type="currency" office:currency="USD" office:value="840">
            <text:p>$84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400">
            <text:p>$1,400.00</text:p>
          </table:table-cell>
          <table:table-cell office:value-type="currency" office:currency="USD" office:value="1690">
            <text:p>$1,690.00</text:p>
          </table:table-cell>
        </table:table-row>
      </table:table>
      <table:table table:name="Denver" table:style-name="ta1" table:print="false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>
            <text:p>ZIP Code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One-Bedroom</text:p>
          </table:table-cell>
          <table:table-cell table:style-name="ce1" office:value-type="string">
            <text:p>Two-Bedroom</text:p>
          </table:table-cell>
          <table:table-cell table:style-name="ce1" office:value-type="string">
            <text:p>Three-Bedroom</text:p>
          </table:table-cell>
          <table:table-cell table:style-name="ce1" office:value-type="string">
            <text:p>Four-Bedroom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01&amp;metro_code=METRO19740M19740&amp;year=2025&amp;hypo=hypo">80001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02&amp;metro_code=METRO19740M19740&amp;year=2025&amp;hypo=hypo">80002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03&amp;metro_code=METRO19740M19740&amp;year=2025&amp;hypo=hypo">80003</text:a></text:p>
          </table:table-cell>
          <table:table-cell office:value-type="currency" office:currency="USD" office:value="1540">
            <text:p>$1,540.00</text:p>
          </table:table-cell>
          <table:table-cell office:value-type="currency" office:currency="USD" office:value="1680">
            <text:p>$1,680.00</text:p>
          </table:table-cell>
          <table:table-cell office:value-type="currency" office:currency="USD" office:value="2010">
            <text:p>$2,010.00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2940">
            <text:p>$2,9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04&amp;metro_code=METRO19740M19740&amp;year=2025&amp;hypo=hypo">80004</text:a></text:p>
          </table:table-cell>
          <table:table-cell office:value-type="currency" office:currency="USD" office:value="1510">
            <text:p>$1,51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05&amp;metro_code=METRO19740M19740&amp;year=2025&amp;hypo=hypo">80005</text:a></text:p>
          </table:table-cell>
          <table:table-cell office:value-type="currency" office:currency="USD" office:value="1870">
            <text:p>$1,87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440">
            <text:p>$2,440.00</text:p>
          </table:table-cell>
          <table:table-cell office:value-type="currency" office:currency="USD" office:value="3190">
            <text:p>$3,190.00</text:p>
          </table:table-cell>
          <table:table-cell office:value-type="currency" office:currency="USD" office:value="3570">
            <text:p>$3,5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06&amp;metro_code=METRO19740M19740&amp;year=2025&amp;hypo=hypo">80006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07&amp;metro_code=METRO19740M19740&amp;year=2025&amp;hypo=hypo">80007</text:a></text:p>
          </table:table-cell>
          <table:table-cell office:value-type="currency" office:currency="USD" office:value="2350">
            <text:p>$2,350.00</text:p>
          </table:table-cell>
          <table:table-cell office:value-type="currency" office:currency="USD" office:value="2570">
            <text:p>$2,570.00</text:p>
          </table:table-cell>
          <table:table-cell office:value-type="currency" office:currency="USD" office:value="3070">
            <text:p>$3,070.00</text:p>
          </table:table-cell>
          <table:table-cell office:value-type="currency" office:currency="USD" office:value="4010">
            <text:p>$4,010.00</text:p>
          </table:table-cell>
          <table:table-cell office:value-type="currency" office:currency="USD" office:value="4490">
            <text:p>$4,4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0&amp;metro_code=METRO19740M19740&amp;year=2025&amp;hypo=hypo">8001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1&amp;metro_code=METRO19740M19740&amp;year=2025&amp;hypo=hypo">80011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2&amp;metro_code=METRO19740M19740&amp;year=2025&amp;hypo=hypo">80012</text:a>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690">
            <text:p>$1,690.00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640">
            <text:p>$2,640.00</text:p>
          </table:table-cell>
          <table:table-cell office:value-type="currency" office:currency="USD" office:value="2950">
            <text:p>$2,9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3&amp;metro_code=METRO19740M19740&amp;year=2025&amp;hypo=hypo">80013</text:a></text:p>
          </table:table-cell>
          <table:table-cell office:value-type="currency" office:currency="USD" office:value="1650">
            <text:p>$1,650.00</text:p>
          </table:table-cell>
          <table:table-cell office:value-type="currency" office:currency="USD" office:value="1810">
            <text:p>$1,810.00</text:p>
          </table:table-cell>
          <table:table-cell office:value-type="currency" office:currency="USD" office:value="2160">
            <text:p>$2,160.00</text:p>
          </table:table-cell>
          <table:table-cell office:value-type="currency" office:currency="USD" office:value="2820">
            <text:p>$2,820.00</text:p>
          </table:table-cell>
          <table:table-cell office:value-type="currency" office:currency="USD" office:value="3160">
            <text:p>$3,1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4&amp;metro_code=METRO19740M19740&amp;year=2025&amp;hypo=hypo">80014</text:a>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810">
            <text:p>$1,810.00</text:p>
          </table:table-cell>
          <table:table-cell office:value-type="currency" office:currency="USD" office:value="2170">
            <text:p>$2,170.00</text:p>
          </table:table-cell>
          <table:table-cell office:value-type="currency" office:currency="USD" office:value="2830">
            <text:p>$2,830.00</text:p>
          </table:table-cell>
          <table:table-cell office:value-type="currency" office:currency="USD" office:value="3170">
            <text:p>$3,1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5&amp;metro_code=METRO19740M19740&amp;year=2025&amp;hypo=hypo">80015</text:a></text:p>
          </table:table-cell>
          <table:table-cell office:value-type="currency" office:currency="USD" office:value="1960">
            <text:p>$1,960.00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560">
            <text:p>$2,560.00</text:p>
          </table:table-cell>
          <table:table-cell office:value-type="currency" office:currency="USD" office:value="3340">
            <text:p>$3,340.00</text:p>
          </table:table-cell>
          <table:table-cell office:value-type="currency" office:currency="USD" office:value="3740">
            <text:p>$3,7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6&amp;metro_code=METRO19740M19740&amp;year=2025&amp;hypo=hypo">80016</text:a></text:p>
          </table:table-cell>
          <table:table-cell office:value-type="currency" office:currency="USD" office:value="1880">
            <text:p>$1,880.00</text:p>
          </table:table-cell>
          <table:table-cell office:value-type="currency" office:currency="USD" office:value="2060">
            <text:p>$2,060.00</text:p>
          </table:table-cell>
          <table:table-cell office:value-type="currency" office:currency="USD" office:value="2460">
            <text:p>$2,460.00</text:p>
          </table:table-cell>
          <table:table-cell office:value-type="currency" office:currency="USD" office:value="3210">
            <text:p>$3,210.00</text:p>
          </table:table-cell>
          <table:table-cell office:value-type="currency" office:currency="USD" office:value="3590">
            <text:p>$3,5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7&amp;metro_code=METRO19740M19740&amp;year=2025&amp;hypo=hypo">80017</text:a></text:p>
          </table:table-cell>
          <table:table-cell office:value-type="currency" office:currency="USD" office:value="1530">
            <text:p>$1,530.00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2920">
            <text:p>$2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8&amp;metro_code=METRO19740M19740&amp;year=2025&amp;hypo=hypo">80018</text:a>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230">
            <text:p>$2,230.00</text:p>
          </table:table-cell>
          <table:table-cell office:value-type="currency" office:currency="USD" office:value="2670">
            <text:p>$2,670.00</text:p>
          </table:table-cell>
          <table:table-cell office:value-type="currency" office:currency="USD" office:value="3490">
            <text:p>$3,490.00</text:p>
          </table:table-cell>
          <table:table-cell office:value-type="currency" office:currency="USD" office:value="3900">
            <text:p>$3,9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19&amp;metro_code=METRO19740M19740&amp;year=2025&amp;hypo=hypo">80019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20&amp;metro_code=METRO19740M19740&amp;year=2025&amp;hypo=hypo">80020</text:a></text:p>
          </table:table-cell>
          <table:table-cell office:value-type="currency" office:currency="USD" office:value="1750">
            <text:p>$1,75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290">
            <text:p>$2,290.00</text:p>
          </table:table-cell>
          <table:table-cell office:value-type="currency" office:currency="USD" office:value="2990">
            <text:p>$2,990.00</text:p>
          </table:table-cell>
          <table:table-cell office:value-type="currency" office:currency="USD" office:value="3350">
            <text:p>$3,3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21&amp;metro_code=METRO19740M19740&amp;year=2025&amp;hypo=hypo">80021</text:a></text:p>
          </table:table-cell>
          <table:table-cell office:value-type="currency" office:currency="USD" office:value="1880">
            <text:p>$1,880.00</text:p>
          </table:table-cell>
          <table:table-cell office:value-type="currency" office:currency="USD" office:value="2060">
            <text:p>$2,060.00</text:p>
          </table:table-cell>
          <table:table-cell office:value-type="currency" office:currency="USD" office:value="2460">
            <text:p>$2,460.00</text:p>
          </table:table-cell>
          <table:table-cell office:value-type="currency" office:currency="USD" office:value="3210">
            <text:p>$3,210.00</text:p>
          </table:table-cell>
          <table:table-cell office:value-type="currency" office:currency="USD" office:value="3590">
            <text:p>$3,5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22&amp;metro_code=METRO19740M19740&amp;year=2025&amp;hypo=hypo">80022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23&amp;metro_code=METRO19740M19740&amp;year=2025&amp;hypo=hypo">80023</text:a></text:p>
          </table:table-cell>
          <table:table-cell office:value-type="currency" office:currency="USD" office:value="1930">
            <text:p>$1,93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3290">
            <text:p>$3,290.00</text:p>
          </table:table-cell>
          <table:table-cell office:value-type="currency" office:currency="USD" office:value="3680">
            <text:p>$3,6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24&amp;metro_code=METRO19740M19740&amp;year=2025&amp;hypo=hypo">80024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26&amp;metro_code=METRO19740M19740&amp;year=2025&amp;hypo=hypo">80026</text:a></text:p>
          </table:table-cell>
          <table:table-cell office:value-type="currency" office:currency="USD" office:value="1520">
            <text:p>$1,5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810">
            <text:p>$2,810.00</text:p>
          </table:table-cell>
          <table:table-cell office:value-type="currency" office:currency="USD" office:value="3210">
            <text:p>$3,2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27&amp;metro_code=METRO19740M19740&amp;year=2025&amp;hypo=hypo">80027</text:a></text:p>
          </table:table-cell>
          <table:table-cell office:value-type="currency" office:currency="USD" office:value="1690">
            <text:p>$1,690.00</text:p>
          </table:table-cell>
          <table:table-cell office:value-type="currency" office:currency="USD" office:value="1970">
            <text:p>$1,970.00</text:p>
          </table:table-cell>
          <table:table-cell office:value-type="currency" office:currency="USD" office:value="2380">
            <text:p>$2,380.00</text:p>
          </table:table-cell>
          <table:table-cell office:value-type="currency" office:currency="USD" office:value="3130">
            <text:p>$3,130.00</text:p>
          </table:table-cell>
          <table:table-cell office:value-type="currency" office:currency="USD" office:value="3570">
            <text:p>$3,5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0&amp;metro_code=METRO19740M19740&amp;year=2025&amp;hypo=hypo">8003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1&amp;metro_code=METRO19740M19740&amp;year=2025&amp;hypo=hypo">80031</text:a></text:p>
          </table:table-cell>
          <table:table-cell office:value-type="currency" office:currency="USD" office:value="1750">
            <text:p>$1,75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290">
            <text:p>$2,290.00</text:p>
          </table:table-cell>
          <table:table-cell office:value-type="currency" office:currency="USD" office:value="2990">
            <text:p>$2,990.00</text:p>
          </table:table-cell>
          <table:table-cell office:value-type="currency" office:currency="USD" office:value="3350">
            <text:p>$3,3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3&amp;metro_code=METRO19740M19740&amp;year=2025&amp;hypo=hypo">80033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4&amp;metro_code=METRO19740M19740&amp;year=2025&amp;hypo=hypo">80034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5&amp;metro_code=METRO19740M19740&amp;year=2025&amp;hypo=hypo">80035</text:a>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2980">
            <text:p>$2,9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6&amp;metro_code=METRO19740M19740&amp;year=2025&amp;hypo=hypo">80036</text:a>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2980">
            <text:p>$2,9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7&amp;metro_code=METRO19740M19740&amp;year=2025&amp;hypo=hypo">80037</text:a>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2980">
            <text:p>$2,9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38&amp;metro_code=METRO19740M19740&amp;year=2025&amp;hypo=hypo">80038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430">
            <text:p>$2,430.00</text:p>
          </table:table-cell>
          <table:table-cell office:value-type="currency" office:currency="USD" office:value="3170">
            <text:p>$3,170.00</text:p>
          </table:table-cell>
          <table:table-cell office:value-type="currency" office:currency="USD" office:value="3550">
            <text:p>$3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40&amp;metro_code=METRO19740M19740&amp;year=2025&amp;hypo=hypo">80040</text:a>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2980">
            <text:p>$2,9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41&amp;metro_code=METRO19740M19740&amp;year=2025&amp;hypo=hypo">80041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42&amp;metro_code=METRO19740M19740&amp;year=2025&amp;hypo=hypo">80042</text:a>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2980">
            <text:p>$2,9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44&amp;metro_code=METRO19740M19740&amp;year=2025&amp;hypo=hypo">80044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45&amp;metro_code=METRO19740M19740&amp;year=2025&amp;hypo=hypo">80045</text:a></text:p>
          </table:table-cell>
          <table:table-cell office:value-type="currency" office:currency="USD" office:value="1880">
            <text:p>$1,880.00</text:p>
          </table:table-cell>
          <table:table-cell office:value-type="currency" office:currency="USD" office:value="2060">
            <text:p>$2,060.00</text:p>
          </table:table-cell>
          <table:table-cell office:value-type="currency" office:currency="USD" office:value="2460">
            <text:p>$2,460.00</text:p>
          </table:table-cell>
          <table:table-cell office:value-type="currency" office:currency="USD" office:value="3210">
            <text:p>$3,210.00</text:p>
          </table:table-cell>
          <table:table-cell office:value-type="currency" office:currency="USD" office:value="3590">
            <text:p>$3,5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46&amp;metro_code=METRO19740M19740&amp;year=2025&amp;hypo=hypo">80046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047&amp;metro_code=METRO19740M19740&amp;year=2025&amp;hypo=hypo">80047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1&amp;metro_code=METRO19740M19740&amp;year=2025&amp;hypo=hypo">80101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2&amp;metro_code=METRO19740M19740&amp;year=2025&amp;hypo=hypo">80102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3&amp;metro_code=METRO19740M19740&amp;year=2025&amp;hypo=hypo">80103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4&amp;metro_code=METRO19740M19740&amp;year=2025&amp;hypo=hypo">80104</text:a>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1920">
            <text:p>$1,920.00</text:p>
          </table:table-cell>
          <table:table-cell office:value-type="currency" office:currency="USD" office:value="2300">
            <text:p>$2,300.00</text:p>
          </table:table-cell>
          <table:table-cell office:value-type="currency" office:currency="USD" office:value="3000">
            <text:p>$3,000.00</text:p>
          </table:table-cell>
          <table:table-cell office:value-type="currency" office:currency="USD" office:value="3360">
            <text:p>$3,3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5&amp;metro_code=METRO19740M19740&amp;year=2025&amp;hypo=hypo">80105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6&amp;metro_code=METRO19740M19740&amp;year=2025&amp;hypo=hypo">80106</text:a></text:p>
          </table:table-cell>
          <table:table-cell office:value-type="currency" office:currency="USD" office:value="910">
            <text:p>$910.00</text:p>
          </table:table-cell>
          <table:table-cell office:value-type="currency" office:currency="USD" office:value="1070">
            <text:p>$1,070.00</text:p>
          </table:table-cell>
          <table:table-cell office:value-type="currency" office:currency="USD" office:value="1280">
            <text:p>$1,28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000">
            <text:p>$2,0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7&amp;metro_code=METRO19740M19740&amp;year=2025&amp;hypo=hypo">80107</text:a></text:p>
          </table:table-cell>
          <table:table-cell office:value-type="currency" office:currency="USD" office:value="1740">
            <text:p>$1,740.00</text:p>
          </table:table-cell>
          <table:table-cell office:value-type="currency" office:currency="USD" office:value="1900">
            <text:p>$1,900.00</text:p>
          </table:table-cell>
          <table:table-cell office:value-type="currency" office:currency="USD" office:value="2270">
            <text:p>$2,270.00</text:p>
          </table:table-cell>
          <table:table-cell office:value-type="currency" office:currency="USD" office:value="2960">
            <text:p>$2,960.00</text:p>
          </table:table-cell>
          <table:table-cell office:value-type="currency" office:currency="USD" office:value="3320">
            <text:p>$3,3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8&amp;metro_code=METRO19740M19740&amp;year=2025&amp;hypo=hypo">80108</text:a>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380">
            <text:p>$2,380.00</text:p>
          </table:table-cell>
          <table:table-cell office:value-type="currency" office:currency="USD" office:value="3110">
            <text:p>$3,110.00</text:p>
          </table:table-cell>
          <table:table-cell office:value-type="currency" office:currency="USD" office:value="3480">
            <text:p>$3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09&amp;metro_code=METRO19740M19740&amp;year=2025&amp;hypo=hypo">80109</text:a></text:p>
          </table:table-cell>
          <table:table-cell office:value-type="currency" office:currency="USD" office:value="1980">
            <text:p>$1,980.00</text:p>
          </table:table-cell>
          <table:table-cell office:value-type="currency" office:currency="USD" office:value="2160">
            <text:p>$2,160.00</text:p>
          </table:table-cell>
          <table:table-cell office:value-type="currency" office:currency="USD" office:value="2580">
            <text:p>$2,580.00</text:p>
          </table:table-cell>
          <table:table-cell office:value-type="currency" office:currency="USD" office:value="3370">
            <text:p>$3,370.00</text:p>
          </table:table-cell>
          <table:table-cell office:value-type="currency" office:currency="USD" office:value="3770">
            <text:p>$3,7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10&amp;metro_code=METRO19740M19740&amp;year=2025&amp;hypo=hypo">8011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11&amp;metro_code=METRO19740M19740&amp;year=2025&amp;hypo=hypo">80111</text:a></text:p>
          </table:table-cell>
          <table:table-cell office:value-type="currency" office:currency="USD" office:value="1930">
            <text:p>$1,93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3290">
            <text:p>$3,290.00</text:p>
          </table:table-cell>
          <table:table-cell office:value-type="currency" office:currency="USD" office:value="3680">
            <text:p>$3,6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12&amp;metro_code=METRO19740M19740&amp;year=2025&amp;hypo=hypo">80112</text:a>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1940">
            <text:p>$1,940.00</text:p>
          </table:table-cell>
          <table:table-cell office:value-type="currency" office:currency="USD" office:value="2320">
            <text:p>$2,320.00</text:p>
          </table:table-cell>
          <table:table-cell office:value-type="currency" office:currency="USD" office:value="3030">
            <text:p>$3,030.00</text:p>
          </table:table-cell>
          <table:table-cell office:value-type="currency" office:currency="USD" office:value="3390">
            <text:p>$3,3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13&amp;metro_code=METRO19740M19740&amp;year=2025&amp;hypo=hypo">80113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16&amp;metro_code=METRO19740M19740&amp;year=2025&amp;hypo=hypo">80116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90">
            <text:p>$1,79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820">
            <text:p>$2,820.00</text:p>
          </table:table-cell>
          <table:table-cell office:value-type="currency" office:currency="USD" office:value="3160">
            <text:p>$3,1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17&amp;metro_code=METRO19740M19740&amp;year=2025&amp;hypo=hypo">80117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18&amp;metro_code=METRO19740M19740&amp;year=2025&amp;hypo=hypo">80118</text:a>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210">
            <text:p>$2,210.00</text:p>
          </table:table-cell>
          <table:table-cell office:value-type="currency" office:currency="USD" office:value="2650">
            <text:p>$2,650.00</text:p>
          </table:table-cell>
          <table:table-cell office:value-type="currency" office:currency="USD" office:value="3460">
            <text:p>$3,460.00</text:p>
          </table:table-cell>
          <table:table-cell office:value-type="currency" office:currency="USD" office:value="3880">
            <text:p>$3,8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0&amp;metro_code=METRO19740M19740&amp;year=2025&amp;hypo=hypo">8012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1&amp;metro_code=METRO19740M19740&amp;year=2025&amp;hypo=hypo">80121</text:a>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2980">
            <text:p>$2,9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2&amp;metro_code=METRO19740M19740&amp;year=2025&amp;hypo=hypo">80122</text:a></text:p>
          </table:table-cell>
          <table:table-cell office:value-type="currency" office:currency="USD" office:value="1880">
            <text:p>$1,880.00</text:p>
          </table:table-cell>
          <table:table-cell office:value-type="currency" office:currency="USD" office:value="2050">
            <text:p>$2,050.00</text:p>
          </table:table-cell>
          <table:table-cell office:value-type="currency" office:currency="USD" office:value="2450">
            <text:p>$2,450.00</text:p>
          </table:table-cell>
          <table:table-cell office:value-type="currency" office:currency="USD" office:value="3200">
            <text:p>$3,200.00</text:p>
          </table:table-cell>
          <table:table-cell office:value-type="currency" office:currency="USD" office:value="3580">
            <text:p>$3,5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3&amp;metro_code=METRO19740M19740&amp;year=2025&amp;hypo=hypo">80123</text:a>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010">
            <text:p>$2,010.00</text:p>
          </table:table-cell>
          <table:table-cell office:value-type="currency" office:currency="USD" office:value="2400">
            <text:p>$2,400.00</text:p>
          </table:table-cell>
          <table:table-cell office:value-type="currency" office:currency="USD" office:value="3130">
            <text:p>$3,130.00</text:p>
          </table:table-cell>
          <table:table-cell office:value-type="currency" office:currency="USD" office:value="3510">
            <text:p>$3,5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4&amp;metro_code=METRO19740M19740&amp;year=2025&amp;hypo=hypo">80124</text:a></text:p>
          </table:table-cell>
          <table:table-cell office:value-type="currency" office:currency="USD" office:value="1880">
            <text:p>$1,880.00</text:p>
          </table:table-cell>
          <table:table-cell office:value-type="currency" office:currency="USD" office:value="2050">
            <text:p>$2,050.00</text:p>
          </table:table-cell>
          <table:table-cell office:value-type="currency" office:currency="USD" office:value="2450">
            <text:p>$2,450.00</text:p>
          </table:table-cell>
          <table:table-cell office:value-type="currency" office:currency="USD" office:value="3200">
            <text:p>$3,200.00</text:p>
          </table:table-cell>
          <table:table-cell office:value-type="currency" office:currency="USD" office:value="3580">
            <text:p>$3,5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5&amp;metro_code=METRO19740M19740&amp;year=2025&amp;hypo=hypo">80125</text:a></text:p>
          </table:table-cell>
          <table:table-cell office:value-type="currency" office:currency="USD" office:value="2260">
            <text:p>$2,260.00</text:p>
          </table:table-cell>
          <table:table-cell office:value-type="currency" office:currency="USD" office:value="2470">
            <text:p>$2,470.00</text:p>
          </table:table-cell>
          <table:table-cell office:value-type="currency" office:currency="USD" office:value="2950">
            <text:p>$2,950.00</text:p>
          </table:table-cell>
          <table:table-cell office:value-type="currency" office:currency="USD" office:value="3850">
            <text:p>$3,850.00</text:p>
          </table:table-cell>
          <table:table-cell office:value-type="currency" office:currency="USD" office:value="4310">
            <text:p>$4,3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6&amp;metro_code=METRO19740M19740&amp;year=2025&amp;hypo=hypo">80126</text:a>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270">
            <text:p>$2,270.00</text:p>
          </table:table-cell>
          <table:table-cell office:value-type="currency" office:currency="USD" office:value="2710">
            <text:p>$2,710.00</text:p>
          </table:table-cell>
          <table:table-cell office:value-type="currency" office:currency="USD" office:value="3540">
            <text:p>$3,540.00</text:p>
          </table:table-cell>
          <table:table-cell office:value-type="currency" office:currency="USD" office:value="3960">
            <text:p>$3,9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7&amp;metro_code=METRO19740M19740&amp;year=2025&amp;hypo=hypo">80127</text:a></text:p>
          </table:table-cell>
          <table:table-cell office:value-type="currency" office:currency="USD" office:value="1920">
            <text:p>$1,920.00</text:p>
          </table:table-cell>
          <table:table-cell office:value-type="currency" office:currency="USD" office:value="2100">
            <text:p>$2,100.00</text:p>
          </table:table-cell>
          <table:table-cell office:value-type="currency" office:currency="USD" office:value="2510">
            <text:p>$2,510.00</text:p>
          </table:table-cell>
          <table:table-cell office:value-type="currency" office:currency="USD" office:value="3280">
            <text:p>$3,280.00</text:p>
          </table:table-cell>
          <table:table-cell office:value-type="currency" office:currency="USD" office:value="3670">
            <text:p>$3,6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8&amp;metro_code=METRO19740M19740&amp;year=2025&amp;hypo=hypo">80128</text:a></text:p>
          </table:table-cell>
          <table:table-cell office:value-type="currency" office:currency="USD" office:value="1800">
            <text:p>$1,800.00</text:p>
          </table:table-cell>
          <table:table-cell office:value-type="currency" office:currency="USD" office:value="1960">
            <text:p>$1,960.00</text:p>
          </table:table-cell>
          <table:table-cell office:value-type="currency" office:currency="USD" office:value="2350">
            <text:p>$2,350.00</text:p>
          </table:table-cell>
          <table:table-cell office:value-type="currency" office:currency="USD" office:value="3070">
            <text:p>$3,070.00</text:p>
          </table:table-cell>
          <table:table-cell office:value-type="currency" office:currency="USD" office:value="3430">
            <text:p>$3,4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29&amp;metro_code=METRO19740M19740&amp;year=2025&amp;hypo=hypo">80129</text:a>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220">
            <text:p>$2,220.00</text:p>
          </table:table-cell>
          <table:table-cell office:value-type="currency" office:currency="USD" office:value="2650">
            <text:p>$2,650.00</text:p>
          </table:table-cell>
          <table:table-cell office:value-type="currency" office:currency="USD" office:value="3460">
            <text:p>$3,460.00</text:p>
          </table:table-cell>
          <table:table-cell office:value-type="currency" office:currency="USD" office:value="3870">
            <text:p>$3,8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0&amp;metro_code=METRO19740M19740&amp;year=2025&amp;hypo=hypo">80130</text:a></text:p>
          </table:table-cell>
          <table:table-cell office:value-type="currency" office:currency="USD" office:value="2400">
            <text:p>$2,400.00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3140">
            <text:p>$3,140.00</text:p>
          </table:table-cell>
          <table:table-cell office:value-type="currency" office:currency="USD" office:value="4100">
            <text:p>$4,100.00</text:p>
          </table:table-cell>
          <table:table-cell office:value-type="currency" office:currency="USD" office:value="4590">
            <text:p>$4,5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1&amp;metro_code=METRO19740M19740&amp;year=2025&amp;hypo=hypo">80131</text:a></text:p>
          </table:table-cell>
          <table:table-cell office:value-type="currency" office:currency="USD" office:value="1730">
            <text:p>$1,730.00</text:p>
          </table:table-cell>
          <table:table-cell office:value-type="currency" office:currency="USD" office:value="1880">
            <text:p>$1,880.00</text:p>
          </table:table-cell>
          <table:table-cell office:value-type="currency" office:currency="USD" office:value="2250">
            <text:p>$2,250.00</text:p>
          </table:table-cell>
          <table:table-cell office:value-type="currency" office:currency="USD" office:value="2940">
            <text:p>$2,940.00</text:p>
          </table:table-cell>
          <table:table-cell office:value-type="currency" office:currency="USD" office:value="3290">
            <text:p>$3,2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3&amp;metro_code=METRO19740M19740&amp;year=2025&amp;hypo=hypo">80133</text:a></text:p>
          </table:table-cell>
          <table:table-cell office:value-type="currency" office:currency="USD" office:value="1120">
            <text:p>$1,120.00</text:p>
          </table:table-cell>
          <table:table-cell office:value-type="currency" office:currency="USD" office:value="1350">
            <text:p>$1,35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2280">
            <text:p>$2,280.00</text:p>
          </table:table-cell>
          <table:table-cell office:value-type="currency" office:currency="USD" office:value="2610">
            <text:p>$2,6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4&amp;metro_code=METRO19740M19740&amp;year=2025&amp;hypo=hypo">80134</text:a></text:p>
          </table:table-cell>
          <table:table-cell office:value-type="currency" office:currency="USD" office:value="1850">
            <text:p>$1,850.00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420">
            <text:p>$2,420.00</text:p>
          </table:table-cell>
          <table:table-cell office:value-type="currency" office:currency="USD" office:value="3160">
            <text:p>$3,160.00</text:p>
          </table:table-cell>
          <table:table-cell office:value-type="currency" office:currency="USD" office:value="3540">
            <text:p>$3,5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5&amp;metro_code=METRO19740M19740&amp;year=2025&amp;hypo=hypo">80135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6&amp;metro_code=METRO19740M19740&amp;year=2025&amp;hypo=hypo">80136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7&amp;metro_code=METRO19740M19740&amp;year=2025&amp;hypo=hypo">80137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38&amp;metro_code=METRO19740M19740&amp;year=2025&amp;hypo=hypo">80138</text:a></text:p>
          </table:table-cell>
          <table:table-cell office:value-type="currency" office:currency="USD" office:value="1830">
            <text:p>$1,83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390">
            <text:p>$2,390.00</text:p>
          </table:table-cell>
          <table:table-cell office:value-type="currency" office:currency="USD" office:value="3120">
            <text:p>$3,120.00</text:p>
          </table:table-cell>
          <table:table-cell office:value-type="currency" office:currency="USD" office:value="3490">
            <text:p>$3,4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50&amp;metro_code=METRO19740M19740&amp;year=2025&amp;hypo=hypo">80150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51&amp;metro_code=METRO19740M19740&amp;year=2025&amp;hypo=hypo">80151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55&amp;metro_code=METRO19740M19740&amp;year=2025&amp;hypo=hypo">80155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60&amp;metro_code=METRO19740M19740&amp;year=2025&amp;hypo=hypo">80160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61&amp;metro_code=METRO19740M19740&amp;year=2025&amp;hypo=hypo">80161</text:a>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780">
            <text:p>$1,78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780">
            <text:p>$2,780.00</text:p>
          </table:table-cell>
          <table:table-cell office:value-type="currency" office:currency="USD" office:value="3110">
            <text:p>$3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62&amp;metro_code=METRO19740M19740&amp;year=2025&amp;hypo=hypo">80162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163&amp;metro_code=METRO19740M19740&amp;year=2025&amp;hypo=hypo">80163</text:a></text:p>
          </table:table-cell>
          <table:table-cell office:value-type="currency" office:currency="USD" office:value="1900">
            <text:p>$1,900.00</text:p>
          </table:table-cell>
          <table:table-cell office:value-type="currency" office:currency="USD" office:value="2070">
            <text:p>$2,070.00</text:p>
          </table:table-cell>
          <table:table-cell office:value-type="currency" office:currency="USD" office:value="2480">
            <text:p>$2,480.00</text:p>
          </table:table-cell>
          <table:table-cell office:value-type="currency" office:currency="USD" office:value="3240">
            <text:p>$3,240.00</text:p>
          </table:table-cell>
          <table:table-cell office:value-type="currency" office:currency="USD" office:value="3620">
            <text:p>$3,6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1&amp;metro_code=METRO19740M19740&amp;year=2025&amp;hypo=hypo">80201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2&amp;metro_code=METRO19740M19740&amp;year=2025&amp;hypo=hypo">80202</text:a></text:p>
          </table:table-cell>
          <table:table-cell office:value-type="currency" office:currency="USD" office:value="2330">
            <text:p>$2,330.00</text:p>
          </table:table-cell>
          <table:table-cell office:value-type="currency" office:currency="USD" office:value="2540">
            <text:p>$2,540.00</text:p>
          </table:table-cell>
          <table:table-cell office:value-type="currency" office:currency="USD" office:value="3040">
            <text:p>$3,040.00</text:p>
          </table:table-cell>
          <table:table-cell office:value-type="currency" office:currency="USD" office:value="3970">
            <text:p>$3,970.00</text:p>
          </table:table-cell>
          <table:table-cell office:value-type="currency" office:currency="USD" office:value="4440">
            <text:p>$4,4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3&amp;metro_code=METRO19740M19740&amp;year=2025&amp;hypo=hypo">80203</text:a>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090">
            <text:p>$2,090.00</text:p>
          </table:table-cell>
          <table:table-cell office:value-type="currency" office:currency="USD" office:value="2500">
            <text:p>$2,500.00</text:p>
          </table:table-cell>
          <table:table-cell office:value-type="currency" office:currency="USD" office:value="3260">
            <text:p>$3,260.00</text:p>
          </table:table-cell>
          <table:table-cell office:value-type="currency" office:currency="USD" office:value="3650">
            <text:p>$3,6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4&amp;metro_code=METRO19740M19740&amp;year=2025&amp;hypo=hypo">80204</text:a>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2180">
            <text:p>$2,180.00</text:p>
          </table:table-cell>
          <table:table-cell office:value-type="currency" office:currency="USD" office:value="2850">
            <text:p>$2,850.00</text:p>
          </table:table-cell>
          <table:table-cell office:value-type="currency" office:currency="USD" office:value="3190">
            <text:p>$3,1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5&amp;metro_code=METRO19740M19740&amp;year=2025&amp;hypo=hypo">80205</text:a></text:p>
          </table:table-cell>
          <table:table-cell office:value-type="currency" office:currency="USD" office:value="1650">
            <text:p>$1,650.00</text:p>
          </table:table-cell>
          <table:table-cell office:value-type="currency" office:currency="USD" office:value="1800">
            <text:p>$1,80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810">
            <text:p>$2,810.00</text:p>
          </table:table-cell>
          <table:table-cell office:value-type="currency" office:currency="USD" office:value="3140">
            <text:p>$3,1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6&amp;metro_code=METRO19740M19740&amp;year=2025&amp;hypo=hypo">80206</text:a>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380">
            <text:p>$2,380.00</text:p>
          </table:table-cell>
          <table:table-cell office:value-type="currency" office:currency="USD" office:value="3110">
            <text:p>$3,110.00</text:p>
          </table:table-cell>
          <table:table-cell office:value-type="currency" office:currency="USD" office:value="3480">
            <text:p>$3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7&amp;metro_code=METRO19740M19740&amp;year=2025&amp;hypo=hypo">80207</text:a></text:p>
          </table:table-cell>
          <table:table-cell office:value-type="currency" office:currency="USD" office:value="1720">
            <text:p>$1,720.00</text:p>
          </table:table-cell>
          <table:table-cell office:value-type="currency" office:currency="USD" office:value="1870">
            <text:p>$1,870.00</text:p>
          </table:table-cell>
          <table:table-cell office:value-type="currency" office:currency="USD" office:value="2240">
            <text:p>$2,240.00</text:p>
          </table:table-cell>
          <table:table-cell office:value-type="currency" office:currency="USD" office:value="2920">
            <text:p>$2,920.00</text:p>
          </table:table-cell>
          <table:table-cell office:value-type="currency" office:currency="USD" office:value="3270">
            <text:p>$3,2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09&amp;metro_code=METRO19740M19740&amp;year=2025&amp;hypo=hypo">80209</text:a>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380">
            <text:p>$2,380.00</text:p>
          </table:table-cell>
          <table:table-cell office:value-type="currency" office:currency="USD" office:value="3110">
            <text:p>$3,110.00</text:p>
          </table:table-cell>
          <table:table-cell office:value-type="currency" office:currency="USD" office:value="3480">
            <text:p>$3,4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0&amp;metro_code=METRO19740M19740&amp;year=2025&amp;hypo=hypo">80210</text:a></text:p>
          </table:table-cell>
          <table:table-cell office:value-type="currency" office:currency="USD" office:value="1700">
            <text:p>$1,700.00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220">
            <text:p>$2,220.00</text:p>
          </table:table-cell>
          <table:table-cell office:value-type="currency" office:currency="USD" office:value="2900">
            <text:p>$2,900.00</text:p>
          </table:table-cell>
          <table:table-cell office:value-type="currency" office:currency="USD" office:value="3240">
            <text:p>$3,2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1&amp;metro_code=METRO19740M19740&amp;year=2025&amp;hypo=hypo">80211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430">
            <text:p>$2,430.00</text:p>
          </table:table-cell>
          <table:table-cell office:value-type="currency" office:currency="USD" office:value="3170">
            <text:p>$3,170.00</text:p>
          </table:table-cell>
          <table:table-cell office:value-type="currency" office:currency="USD" office:value="3550">
            <text:p>$3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2&amp;metro_code=METRO19740M19740&amp;year=2025&amp;hypo=hypo">80212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4&amp;metro_code=METRO19740M19740&amp;year=2025&amp;hypo=hypo">80214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5&amp;metro_code=METRO19740M19740&amp;year=2025&amp;hypo=hypo">80215</text:a></text:p>
          </table:table-cell>
          <table:table-cell office:value-type="currency" office:currency="USD" office:value="1530">
            <text:p>$1,530.00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2920">
            <text:p>$2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6&amp;metro_code=METRO19740M19740&amp;year=2025&amp;hypo=hypo">80216</text:a></text:p>
          </table:table-cell>
          <table:table-cell office:value-type="currency" office:currency="USD" office:value="1700">
            <text:p>$1,700.00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220">
            <text:p>$2,220.00</text:p>
          </table:table-cell>
          <table:table-cell office:value-type="currency" office:currency="USD" office:value="2900">
            <text:p>$2,900.00</text:p>
          </table:table-cell>
          <table:table-cell office:value-type="currency" office:currency="USD" office:value="3240">
            <text:p>$3,2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7&amp;metro_code=METRO19740M19740&amp;year=2025&amp;hypo=hypo">80217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8&amp;metro_code=METRO19740M19740&amp;year=2025&amp;hypo=hypo">80218</text:a>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690">
            <text:p>$1,690.00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640">
            <text:p>$2,640.00</text:p>
          </table:table-cell>
          <table:table-cell office:value-type="currency" office:currency="USD" office:value="2950">
            <text:p>$2,9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19&amp;metro_code=METRO19740M19740&amp;year=2025&amp;hypo=hypo">80219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0&amp;metro_code=METRO19740M19740&amp;year=2025&amp;hypo=hypo">8022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1&amp;metro_code=METRO19740M19740&amp;year=2025&amp;hypo=hypo">80221</text:a></text:p>
          </table:table-cell>
          <table:table-cell office:value-type="currency" office:currency="USD" office:value="1520">
            <text:p>$1,52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2&amp;metro_code=METRO19740M19740&amp;year=2025&amp;hypo=hypo">80222</text:a></text:p>
          </table:table-cell>
          <table:table-cell office:value-type="currency" office:currency="USD" office:value="1550">
            <text:p>$1,550.00</text:p>
          </table:table-cell>
          <table:table-cell office:value-type="currency" office:currency="USD" office:value="1690">
            <text:p>$1,690.00</text:p>
          </table:table-cell>
          <table:table-cell office:value-type="currency" office:currency="USD" office:value="2020">
            <text:p>$2,020.00</text:p>
          </table:table-cell>
          <table:table-cell office:value-type="currency" office:currency="USD" office:value="2640">
            <text:p>$2,640.00</text:p>
          </table:table-cell>
          <table:table-cell office:value-type="currency" office:currency="USD" office:value="2950">
            <text:p>$2,9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3&amp;metro_code=METRO19740M19740&amp;year=2025&amp;hypo=hypo">80223</text:a>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740">
            <text:p>$1,740.00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720">
            <text:p>$2,720.00</text:p>
          </table:table-cell>
          <table:table-cell office:value-type="currency" office:currency="USD" office:value="3040">
            <text:p>$3,0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4&amp;metro_code=METRO19740M19740&amp;year=2025&amp;hypo=hypo">80224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5&amp;metro_code=METRO19740M19740&amp;year=2025&amp;hypo=hypo">80225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6&amp;metro_code=METRO19740M19740&amp;year=2025&amp;hypo=hypo">80226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7&amp;metro_code=METRO19740M19740&amp;year=2025&amp;hypo=hypo">80227</text:a></text:p>
          </table:table-cell>
          <table:table-cell office:value-type="currency" office:currency="USD" office:value="1570">
            <text:p>$1,57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50">
            <text:p>$2,050.00</text:p>
          </table:table-cell>
          <table:table-cell office:value-type="currency" office:currency="USD" office:value="2680">
            <text:p>$2,680.00</text:p>
          </table:table-cell>
          <table:table-cell office:value-type="currency" office:currency="USD" office:value="3000">
            <text:p>$3,0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8&amp;metro_code=METRO19740M19740&amp;year=2025&amp;hypo=hypo">80228</text:a></text:p>
          </table:table-cell>
          <table:table-cell office:value-type="currency" office:currency="USD" office:value="1700">
            <text:p>$1,700.00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220">
            <text:p>$2,220.00</text:p>
          </table:table-cell>
          <table:table-cell office:value-type="currency" office:currency="USD" office:value="2900">
            <text:p>$2,900.00</text:p>
          </table:table-cell>
          <table:table-cell office:value-type="currency" office:currency="USD" office:value="3240">
            <text:p>$3,2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29&amp;metro_code=METRO19740M19740&amp;year=2025&amp;hypo=hypo">80229</text:a></text:p>
          </table:table-cell>
          <table:table-cell office:value-type="currency" office:currency="USD" office:value="1600">
            <text:p>$1,600.00</text:p>
          </table:table-cell>
          <table:table-cell office:value-type="currency" office:currency="USD" office:value="1750">
            <text:p>$1,750.00</text:p>
          </table:table-cell>
          <table:table-cell office:value-type="currency" office:currency="USD" office:value="2090">
            <text:p>$2,090.00</text:p>
          </table:table-cell>
          <table:table-cell office:value-type="currency" office:currency="USD" office:value="2730">
            <text:p>$2,730.00</text:p>
          </table:table-cell>
          <table:table-cell office:value-type="currency" office:currency="USD" office:value="3050">
            <text:p>$3,0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0&amp;metro_code=METRO19740M19740&amp;year=2025&amp;hypo=hypo">80230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430">
            <text:p>$2,430.00</text:p>
          </table:table-cell>
          <table:table-cell office:value-type="currency" office:currency="USD" office:value="3170">
            <text:p>$3,170.00</text:p>
          </table:table-cell>
          <table:table-cell office:value-type="currency" office:currency="USD" office:value="3550">
            <text:p>$3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1&amp;metro_code=METRO19740M19740&amp;year=2025&amp;hypo=hypo">80231</text:a></text:p>
          </table:table-cell>
          <table:table-cell office:value-type="currency" office:currency="USD" office:value="1640">
            <text:p>$1,640.00</text:p>
          </table:table-cell>
          <table:table-cell office:value-type="currency" office:currency="USD" office:value="1790">
            <text:p>$1,790.00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790">
            <text:p>$2,790.00</text:p>
          </table:table-cell>
          <table:table-cell office:value-type="currency" office:currency="USD" office:value="3130">
            <text:p>$3,13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2&amp;metro_code=METRO19740M19740&amp;year=2025&amp;hypo=hypo">80232</text:a></text:p>
          </table:table-cell>
          <table:table-cell office:value-type="currency" office:currency="USD" office:value="1530">
            <text:p>$1,530.00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2920">
            <text:p>$2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3&amp;metro_code=METRO19740M19740&amp;year=2025&amp;hypo=hypo">80233</text:a></text:p>
          </table:table-cell>
          <table:table-cell office:value-type="currency" office:currency="USD" office:value="1750">
            <text:p>$1,750.00</text:p>
          </table:table-cell>
          <table:table-cell office:value-type="currency" office:currency="USD" office:value="1910">
            <text:p>$1,910.00</text:p>
          </table:table-cell>
          <table:table-cell office:value-type="currency" office:currency="USD" office:value="2290">
            <text:p>$2,290.00</text:p>
          </table:table-cell>
          <table:table-cell office:value-type="currency" office:currency="USD" office:value="2990">
            <text:p>$2,990.00</text:p>
          </table:table-cell>
          <table:table-cell office:value-type="currency" office:currency="USD" office:value="3350">
            <text:p>$3,3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4&amp;metro_code=METRO19740M19740&amp;year=2025&amp;hypo=hypo">80234</text:a></text:p>
          </table:table-cell>
          <table:table-cell office:value-type="currency" office:currency="USD" office:value="1610">
            <text:p>$1,61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00">
            <text:p>$2,100.00</text:p>
          </table:table-cell>
          <table:table-cell office:value-type="currency" office:currency="USD" office:value="2740">
            <text:p>$2,740.00</text:p>
          </table:table-cell>
          <table:table-cell office:value-type="currency" office:currency="USD" office:value="3070">
            <text:p>$3,0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5&amp;metro_code=METRO19740M19740&amp;year=2025&amp;hypo=hypo">80235</text:a></text:p>
          </table:table-cell>
          <table:table-cell office:value-type="currency" office:currency="USD" office:value="1530">
            <text:p>$1,530.00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2920">
            <text:p>$2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6&amp;metro_code=METRO19740M19740&amp;year=2025&amp;hypo=hypo">80236</text:a></text:p>
          </table:table-cell>
          <table:table-cell office:value-type="currency" office:currency="USD" office:value="1590">
            <text:p>$1,590.00</text:p>
          </table:table-cell>
          <table:table-cell office:value-type="currency" office:currency="USD" office:value="1740">
            <text:p>$1,740.00</text:p>
          </table:table-cell>
          <table:table-cell office:value-type="currency" office:currency="USD" office:value="2080">
            <text:p>$2,080.00</text:p>
          </table:table-cell>
          <table:table-cell office:value-type="currency" office:currency="USD" office:value="2720">
            <text:p>$2,720.00</text:p>
          </table:table-cell>
          <table:table-cell office:value-type="currency" office:currency="USD" office:value="3040">
            <text:p>$3,0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7&amp;metro_code=METRO19740M19740&amp;year=2025&amp;hypo=hypo">80237</text:a></text:p>
          </table:table-cell>
          <table:table-cell office:value-type="currency" office:currency="USD" office:value="1790">
            <text:p>$1,790.00</text:p>
          </table:table-cell>
          <table:table-cell office:value-type="currency" office:currency="USD" office:value="1960">
            <text:p>$1,960.00</text:p>
          </table:table-cell>
          <table:table-cell office:value-type="currency" office:currency="USD" office:value="2340">
            <text:p>$2,340.00</text:p>
          </table:table-cell>
          <table:table-cell office:value-type="currency" office:currency="USD" office:value="3060">
            <text:p>$3,060.00</text:p>
          </table:table-cell>
          <table:table-cell office:value-type="currency" office:currency="USD" office:value="3420">
            <text:p>$3,4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8&amp;metro_code=METRO19740M19740&amp;year=2025&amp;hypo=hypo">80238</text:a></text:p>
          </table:table-cell>
          <table:table-cell office:value-type="currency" office:currency="USD" office:value="1970">
            <text:p>$1,97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570">
            <text:p>$2,570.00</text:p>
          </table:table-cell>
          <table:table-cell office:value-type="currency" office:currency="USD" office:value="3360">
            <text:p>$3,360.00</text:p>
          </table:table-cell>
          <table:table-cell office:value-type="currency" office:currency="USD" office:value="3760">
            <text:p>$3,7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39&amp;metro_code=METRO19740M19740&amp;year=2025&amp;hypo=hypo">80239</text:a></text:p>
          </table:table-cell>
          <table:table-cell office:value-type="currency" office:currency="USD" office:value="1680">
            <text:p>$1,680.00</text:p>
          </table:table-cell>
          <table:table-cell office:value-type="currency" office:currency="USD" office:value="1840">
            <text:p>$1,840.00</text:p>
          </table:table-cell>
          <table:table-cell office:value-type="currency" office:currency="USD" office:value="2200">
            <text:p>$2,200.00</text:p>
          </table:table-cell>
          <table:table-cell office:value-type="currency" office:currency="USD" office:value="2870">
            <text:p>$2,870.00</text:p>
          </table:table-cell>
          <table:table-cell office:value-type="currency" office:currency="USD" office:value="3210">
            <text:p>$3,2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41&amp;metro_code=METRO19740M19740&amp;year=2025&amp;hypo=hypo">80241</text:a></text:p>
          </table:table-cell>
          <table:table-cell office:value-type="currency" office:currency="USD" office:value="1850">
            <text:p>$1,850.00</text:p>
          </table:table-cell>
          <table:table-cell office:value-type="currency" office:currency="USD" office:value="2010">
            <text:p>$2,010.00</text:p>
          </table:table-cell>
          <table:table-cell office:value-type="currency" office:currency="USD" office:value="2410">
            <text:p>$2,410.00</text:p>
          </table:table-cell>
          <table:table-cell office:value-type="currency" office:currency="USD" office:value="3150">
            <text:p>$3,150.00</text:p>
          </table:table-cell>
          <table:table-cell office:value-type="currency" office:currency="USD" office:value="3520">
            <text:p>$3,5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46&amp;metro_code=METRO19740M19740&amp;year=2025&amp;hypo=hypo">80246</text:a></text:p>
          </table:table-cell>
          <table:table-cell office:value-type="currency" office:currency="USD" office:value="1670">
            <text:p>$1,670.00</text:p>
          </table:table-cell>
          <table:table-cell office:value-type="currency" office:currency="USD" office:value="1820">
            <text:p>$1,820.00</text:p>
          </table:table-cell>
          <table:table-cell office:value-type="currency" office:currency="USD" office:value="2180">
            <text:p>$2,180.00</text:p>
          </table:table-cell>
          <table:table-cell office:value-type="currency" office:currency="USD" office:value="2850">
            <text:p>$2,850.00</text:p>
          </table:table-cell>
          <table:table-cell office:value-type="currency" office:currency="USD" office:value="3190">
            <text:p>$3,1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47&amp;metro_code=METRO19740M19740&amp;year=2025&amp;hypo=hypo">80247</text:a></text:p>
          </table:table-cell>
          <table:table-cell office:value-type="currency" office:currency="USD" office:value="1570">
            <text:p>$1,57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50">
            <text:p>$2,050.00</text:p>
          </table:table-cell>
          <table:table-cell office:value-type="currency" office:currency="USD" office:value="2680">
            <text:p>$2,680.00</text:p>
          </table:table-cell>
          <table:table-cell office:value-type="currency" office:currency="USD" office:value="3000">
            <text:p>$3,0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48&amp;metro_code=METRO19740M19740&amp;year=2025&amp;hypo=hypo">80248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49&amp;metro_code=METRO19740M19740&amp;year=2025&amp;hypo=hypo">80249</text:a></text:p>
          </table:table-cell>
          <table:table-cell office:value-type="currency" office:currency="USD" office:value="2010">
            <text:p>$2,010.00</text:p>
          </table:table-cell>
          <table:table-cell office:value-type="currency" office:currency="USD" office:value="2200">
            <text:p>$2,200.00</text:p>
          </table:table-cell>
          <table:table-cell office:value-type="currency" office:currency="USD" office:value="2630">
            <text:p>$2,630.00</text:p>
          </table:table-cell>
          <table:table-cell office:value-type="currency" office:currency="USD" office:value="3430">
            <text:p>$3,430.00</text:p>
          </table:table-cell>
          <table:table-cell office:value-type="currency" office:currency="USD" office:value="3840">
            <text:p>$3,8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50&amp;metro_code=METRO19740M19740&amp;year=2025&amp;hypo=hypo">80250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60&amp;metro_code=METRO19740M19740&amp;year=2025&amp;hypo=hypo">8026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64&amp;metro_code=METRO19740M19740&amp;year=2025&amp;hypo=hypo">80264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65&amp;metro_code=METRO19740M19740&amp;year=2025&amp;hypo=hypo">80265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66&amp;metro_code=METRO19740M19740&amp;year=2025&amp;hypo=hypo">80266</text:a></text:p>
          </table:table-cell>
          <table:table-cell office:value-type="currency" office:currency="USD" office:value="1610">
            <text:p>$1,61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00">
            <text:p>$2,100.00</text:p>
          </table:table-cell>
          <table:table-cell office:value-type="currency" office:currency="USD" office:value="2750">
            <text:p>$2,750.00</text:p>
          </table:table-cell>
          <table:table-cell office:value-type="currency" office:currency="USD" office:value="3070">
            <text:p>$3,0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90&amp;metro_code=METRO19740M19740&amp;year=2025&amp;hypo=hypo">80290</text:a></text:p>
          </table:table-cell>
          <table:table-cell office:value-type="currency" office:currency="USD" office:value="2460">
            <text:p>$2,460.00</text:p>
          </table:table-cell>
          <table:table-cell office:value-type="currency" office:currency="USD" office:value="2680">
            <text:p>$2,680.00</text:p>
          </table:table-cell>
          <table:table-cell office:value-type="currency" office:currency="USD" office:value="3210">
            <text:p>$3,210.00</text:p>
          </table:table-cell>
          <table:table-cell office:value-type="currency" office:currency="USD" office:value="4190">
            <text:p>$4,190.00</text:p>
          </table:table-cell>
          <table:table-cell office:value-type="currency" office:currency="USD" office:value="4690">
            <text:p>$4,69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93&amp;metro_code=METRO19740M19740&amp;year=2025&amp;hypo=hypo">80293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94&amp;metro_code=METRO19740M19740&amp;year=2025&amp;hypo=hypo">80294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299&amp;metro_code=METRO19740M19740&amp;year=2025&amp;hypo=hypo">80299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760">
            <text:p>$2,760.00</text:p>
          </table:table-cell>
          <table:table-cell office:value-type="currency" office:currency="USD" office:value="3080">
            <text:p>$3,0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303&amp;metro_code=METRO19740M19740&amp;year=2025&amp;hypo=hypo">80303</text:a></text:p>
          </table:table-cell>
          <table:table-cell office:value-type="currency" office:currency="USD" office:value="1520">
            <text:p>$1,5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40">
            <text:p>$2,140.00</text:p>
          </table:table-cell>
          <table:table-cell office:value-type="currency" office:currency="USD" office:value="2810">
            <text:p>$2,810.00</text:p>
          </table:table-cell>
          <table:table-cell office:value-type="currency" office:currency="USD" office:value="3210">
            <text:p>$3,2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01&amp;metro_code=METRO19740M19740&amp;year=2025&amp;hypo=hypo">80401</text:a></text:p>
          </table:table-cell>
          <table:table-cell office:value-type="currency" office:currency="USD" office:value="1610">
            <text:p>$1,610.00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00">
            <text:p>$2,100.00</text:p>
          </table:table-cell>
          <table:table-cell office:value-type="currency" office:currency="USD" office:value="2740">
            <text:p>$2,740.00</text:p>
          </table:table-cell>
          <table:table-cell office:value-type="currency" office:currency="USD" office:value="3070">
            <text:p>$3,0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02&amp;metro_code=METRO19740M19740&amp;year=2025&amp;hypo=hypo">80402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03&amp;metro_code=METRO19740M19740&amp;year=2025&amp;hypo=hypo">80403</text:a>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1920">
            <text:p>$1,920.00</text:p>
          </table:table-cell>
          <table:table-cell office:value-type="currency" office:currency="USD" office:value="2300">
            <text:p>$2,300.00</text:p>
          </table:table-cell>
          <table:table-cell office:value-type="currency" office:currency="USD" office:value="3010">
            <text:p>$3,010.00</text:p>
          </table:table-cell>
          <table:table-cell office:value-type="currency" office:currency="USD" office:value="3370">
            <text:p>$3,3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19&amp;metro_code=METRO19740M19740&amp;year=2025&amp;hypo=hypo">80419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20&amp;metro_code=METRO19740M19740&amp;year=2025&amp;hypo=hypo">8042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21&amp;metro_code=METRO19740M19740&amp;year=2025&amp;hypo=hypo">80421</text:a>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1720">
            <text:p>$1,720.00</text:p>
          </table:table-cell>
          <table:table-cell office:value-type="currency" office:currency="USD" office:value="2060">
            <text:p>$2,060.00</text:p>
          </table:table-cell>
          <table:table-cell office:value-type="currency" office:currency="USD" office:value="2690">
            <text:p>$2,690.00</text:p>
          </table:table-cell>
          <table:table-cell office:value-type="currency" office:currency="USD" office:value="3010">
            <text:p>$3,0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22&amp;metro_code=METRO19740M19740&amp;year=2025&amp;hypo=hypo">80422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3060">
            <text:p>$3,0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25&amp;metro_code=METRO19740M19740&amp;year=2025&amp;hypo=hypo">80425</text:a></text:p>
          </table:table-cell>
          <table:table-cell office:value-type="currency" office:currency="USD" office:value="1510">
            <text:p>$1,51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27&amp;metro_code=METRO19740M19740&amp;year=2025&amp;hypo=hypo">80427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32&amp;metro_code=METRO19740M19740&amp;year=2025&amp;hypo=hypo">80432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33&amp;metro_code=METRO19740M19740&amp;year=2025&amp;hypo=hypo">80433</text:a></text:p>
          </table:table-cell>
          <table:table-cell office:value-type="currency" office:currency="USD" office:value="1940">
            <text:p>$1,94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530">
            <text:p>$2,530.00</text:p>
          </table:table-cell>
          <table:table-cell office:value-type="currency" office:currency="USD" office:value="3300">
            <text:p>$3,300.00</text:p>
          </table:table-cell>
          <table:table-cell office:value-type="currency" office:currency="USD" office:value="3700">
            <text:p>$3,7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36&amp;metro_code=METRO19740M19740&amp;year=2025&amp;hypo=hypo">80436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37&amp;metro_code=METRO19740M19740&amp;year=2025&amp;hypo=hypo">80437</text:a>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770">
            <text:p>$1,770.00</text:p>
          </table:table-cell>
          <table:table-cell office:value-type="currency" office:currency="USD" office:value="2120">
            <text:p>$2,120.00</text:p>
          </table:table-cell>
          <table:table-cell office:value-type="currency" office:currency="USD" office:value="2770">
            <text:p>$2,770.00</text:p>
          </table:table-cell>
          <table:table-cell office:value-type="currency" office:currency="USD" office:value="3100">
            <text:p>$3,1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38&amp;metro_code=METRO19740M19740&amp;year=2025&amp;hypo=hypo">80438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39&amp;metro_code=METRO19740M19740&amp;year=2025&amp;hypo=hypo">80439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430">
            <text:p>$2,430.00</text:p>
          </table:table-cell>
          <table:table-cell office:value-type="currency" office:currency="USD" office:value="3170">
            <text:p>$3,170.00</text:p>
          </table:table-cell>
          <table:table-cell office:value-type="currency" office:currency="USD" office:value="3550">
            <text:p>$3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40&amp;metro_code=METRO19740M19740&amp;year=2025&amp;hypo=hypo">8044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44&amp;metro_code=METRO19740M19740&amp;year=2025&amp;hypo=hypo">80444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48&amp;metro_code=METRO19740M19740&amp;year=2025&amp;hypo=hypo">80448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600">
            <text:p>$2,60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49&amp;metro_code=METRO19740M19740&amp;year=2025&amp;hypo=hypo">80449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52&amp;metro_code=METRO19740M19740&amp;year=2025&amp;hypo=hypo">80452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53&amp;metro_code=METRO19740M19740&amp;year=2025&amp;hypo=hypo">80453</text:a></text:p>
          </table:table-cell>
          <table:table-cell office:value-type="currency" office:currency="USD" office:value="1740">
            <text:p>$1,740.00</text:p>
          </table:table-cell>
          <table:table-cell office:value-type="currency" office:currency="USD" office:value="1900">
            <text:p>$1,900.00</text:p>
          </table:table-cell>
          <table:table-cell office:value-type="currency" office:currency="USD" office:value="2270">
            <text:p>$2,270.00</text:p>
          </table:table-cell>
          <table:table-cell office:value-type="currency" office:currency="USD" office:value="2970">
            <text:p>$2,970.00</text:p>
          </table:table-cell>
          <table:table-cell office:value-type="currency" office:currency="USD" office:value="3320">
            <text:p>$3,3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54&amp;metro_code=METRO19740M19740&amp;year=2025&amp;hypo=hypo">80454</text:a></text:p>
          </table:table-cell>
          <table:table-cell office:value-type="currency" office:currency="USD" office:value="1980">
            <text:p>$1,980.00</text:p>
          </table:table-cell>
          <table:table-cell office:value-type="currency" office:currency="USD" office:value="2150">
            <text:p>$2,150.00</text:p>
          </table:table-cell>
          <table:table-cell office:value-type="currency" office:currency="USD" office:value="2580">
            <text:p>$2,580.00</text:p>
          </table:table-cell>
          <table:table-cell office:value-type="currency" office:currency="USD" office:value="3370">
            <text:p>$3,370.00</text:p>
          </table:table-cell>
          <table:table-cell office:value-type="currency" office:currency="USD" office:value="3770">
            <text:p>$3,77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56&amp;metro_code=METRO19740M19740&amp;year=2025&amp;hypo=hypo">80456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57&amp;metro_code=METRO19740M19740&amp;year=2025&amp;hypo=hypo">80457</text:a></text:p>
          </table:table-cell>
          <table:table-cell office:value-type="currency" office:currency="USD" office:value="1860">
            <text:p>$1,860.00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430">
            <text:p>$2,430.00</text:p>
          </table:table-cell>
          <table:table-cell office:value-type="currency" office:currency="USD" office:value="3170">
            <text:p>$3,170.00</text:p>
          </table:table-cell>
          <table:table-cell office:value-type="currency" office:currency="USD" office:value="3550">
            <text:p>$3,5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65&amp;metro_code=METRO19740M19740&amp;year=2025&amp;hypo=hypo">80465</text:a>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180">
            <text:p>$2,18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3410">
            <text:p>$3,410.00</text:p>
          </table:table-cell>
          <table:table-cell office:value-type="currency" office:currency="USD" office:value="3810">
            <text:p>$3,8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66&amp;metro_code=METRO19740M19740&amp;year=2025&amp;hypo=hypo">80466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3060">
            <text:p>$3,0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70&amp;metro_code=METRO19740M19740&amp;year=2025&amp;hypo=hypo">8047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74&amp;metro_code=METRO19740M19740&amp;year=2025&amp;hypo=hypo">80474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2000">
            <text:p>$2,000.00</text:p>
          </table:table-cell>
          <table:table-cell office:value-type="currency" office:currency="USD" office:value="2610">
            <text:p>$2,610.00</text:p>
          </table:table-cell>
          <table:table-cell office:value-type="currency" office:currency="USD" office:value="3060">
            <text:p>$3,0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75&amp;metro_code=METRO19740M19740&amp;year=2025&amp;hypo=hypo">80475</text:a>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1720">
            <text:p>$1,720.00</text:p>
          </table:table-cell>
          <table:table-cell office:value-type="currency" office:currency="USD" office:value="2060">
            <text:p>$2,060.00</text:p>
          </table:table-cell>
          <table:table-cell office:value-type="currency" office:currency="USD" office:value="2690">
            <text:p>$2,690.00</text:p>
          </table:table-cell>
          <table:table-cell office:value-type="currency" office:currency="USD" office:value="3010">
            <text:p>$3,0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476&amp;metro_code=METRO19740M19740&amp;year=2025&amp;hypo=hypo">80476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516&amp;metro_code=METRO19740M19740&amp;year=2025&amp;hypo=hypo">80516</text:a></text:p>
          </table:table-cell>
          <table:table-cell office:value-type="currency" office:currency="USD" office:value="1810">
            <text:p>$1,810.00</text:p>
          </table:table-cell>
          <table:table-cell office:value-type="currency" office:currency="USD" office:value="2030">
            <text:p>$2,030.00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3430">
            <text:p>$3,430.00</text:p>
          </table:table-cell>
          <table:table-cell office:value-type="currency" office:currency="USD" office:value="3920">
            <text:p>$3,92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01&amp;metro_code=METRO19740M19740&amp;year=2025&amp;hypo=hypo">80601</text:a></text:p>
          </table:table-cell>
          <table:table-cell office:value-type="currency" office:currency="USD" office:value="1540">
            <text:p>$1,540.00</text:p>
          </table:table-cell>
          <table:table-cell office:value-type="currency" office:currency="USD" office:value="1680">
            <text:p>$1,680.00</text:p>
          </table:table-cell>
          <table:table-cell office:value-type="currency" office:currency="USD" office:value="2010">
            <text:p>$2,010.00</text:p>
          </table:table-cell>
          <table:table-cell office:value-type="currency" office:currency="USD" office:value="2620">
            <text:p>$2,620.00</text:p>
          </table:table-cell>
          <table:table-cell office:value-type="currency" office:currency="USD" office:value="2940">
            <text:p>$2,94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02&amp;metro_code=METRO19740M19740&amp;year=2025&amp;hypo=hypo">80602</text:a></text:p>
          </table:table-cell>
          <table:table-cell office:value-type="currency" office:currency="USD" office:value="2310">
            <text:p>$2,310.00</text:p>
          </table:table-cell>
          <table:table-cell office:value-type="currency" office:currency="USD" office:value="2520">
            <text:p>$2,520.00</text:p>
          </table:table-cell>
          <table:table-cell office:value-type="currency" office:currency="USD" office:value="3020">
            <text:p>$3,020.00</text:p>
          </table:table-cell>
          <table:table-cell office:value-type="currency" office:currency="USD" office:value="3940">
            <text:p>$3,940.00</text:p>
          </table:table-cell>
          <table:table-cell office:value-type="currency" office:currency="USD" office:value="4410">
            <text:p>$4,4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03&amp;metro_code=METRO19740M19740&amp;year=2025&amp;hypo=hypo">80603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14&amp;metro_code=METRO19740M19740&amp;year=2025&amp;hypo=hypo">80614</text:a></text:p>
          </table:table-cell>
          <table:table-cell office:value-type="currency" office:currency="USD" office:value="1560">
            <text:p>$1,560.00</text:p>
          </table:table-cell>
          <table:table-cell office:value-type="currency" office:currency="USD" office:value="1710">
            <text:p>$1,710.00</text:p>
          </table:table-cell>
          <table:table-cell office:value-type="currency" office:currency="USD" office:value="2040">
            <text:p>$2,040.00</text:p>
          </table:table-cell>
          <table:table-cell office:value-type="currency" office:currency="USD" office:value="2660">
            <text:p>$2,660.00</text:p>
          </table:table-cell>
          <table:table-cell office:value-type="currency" office:currency="USD" office:value="2980">
            <text:p>$2,98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40&amp;metro_code=METRO19740M19740&amp;year=2025&amp;hypo=hypo">80640</text:a></text:p>
          </table:table-cell>
          <table:table-cell office:value-type="currency" office:currency="USD" office:value="1940">
            <text:p>$1,940.00</text:p>
          </table:table-cell>
          <table:table-cell office:value-type="currency" office:currency="USD" office:value="2110">
            <text:p>$2,110.00</text:p>
          </table:table-cell>
          <table:table-cell office:value-type="currency" office:currency="USD" office:value="2530">
            <text:p>$2,530.00</text:p>
          </table:table-cell>
          <table:table-cell office:value-type="currency" office:currency="USD" office:value="3300">
            <text:p>$3,300.00</text:p>
          </table:table-cell>
          <table:table-cell office:value-type="currency" office:currency="USD" office:value="3700">
            <text:p>$3,70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42&amp;metro_code=METRO19740M19740&amp;year=2025&amp;hypo=hypo">80642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43&amp;metro_code=METRO19740M19740&amp;year=2025&amp;hypo=hypo">80643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654&amp;metro_code=METRO19740M19740&amp;year=2025&amp;hypo=hypo">80654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701&amp;metro_code=METRO19740M19740&amp;year=2025&amp;hypo=hypo">80701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08&amp;metro_code=METRO19740M19740&amp;year=2025&amp;hypo=hypo">80808</text:a></text:p>
          </table:table-cell>
          <table:table-cell office:value-type="currency" office:currency="USD" office:value="850">
            <text:p>$850.00</text:p>
          </table:table-cell>
          <table:table-cell office:value-type="currency" office:currency="USD" office:value="1020">
            <text:p>$1,020.00</text:p>
          </table:table-cell>
          <table:table-cell office:value-type="currency" office:currency="USD" office:value="1230">
            <text:p>$1,230.00</text:p>
          </table:table-cell>
          <table:table-cell office:value-type="currency" office:currency="USD" office:value="1720">
            <text:p>$1,720.00</text:p>
          </table:table-cell>
          <table:table-cell office:value-type="currency" office:currency="USD" office:value="1960">
            <text:p>$1,96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16&amp;metro_code=METRO19740M19740&amp;year=2025&amp;hypo=hypo">80816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20&amp;metro_code=METRO19740M19740&amp;year=2025&amp;hypo=hypo">8082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27&amp;metro_code=METRO19740M19740&amp;year=2025&amp;hypo=hypo">80827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28&amp;metro_code=METRO19740M19740&amp;year=2025&amp;hypo=hypo">80828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30&amp;metro_code=METRO19740M19740&amp;year=2025&amp;hypo=hypo">80830</text:a></text:p>
          </table:table-cell>
          <table:table-cell office:value-type="currency" office:currency="USD" office:value="1500">
            <text:p>$1,500.00</text:p>
          </table:table-cell>
          <table:table-cell office:value-type="currency" office:currency="USD" office:value="1660">
            <text:p>$1,660.00</text:p>
          </table:table-cell>
          <table:table-cell office:value-type="currency" office:currency="USD" office:value="1990">
            <text:p>$1,990.00</text:p>
          </table:table-cell>
          <table:table-cell office:value-type="currency" office:currency="USD" office:value="2590">
            <text:p>$2,590.00</text:p>
          </table:table-cell>
          <table:table-cell office:value-type="currency" office:currency="USD" office:value="2910">
            <text:p>$2,9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31&amp;metro_code=METRO19740M19740&amp;year=2025&amp;hypo=hypo">80831</text:a></text:p>
          </table:table-cell>
          <table:table-cell office:value-type="currency" office:currency="USD" office:value="1760">
            <text:p>$1,760.00</text:p>
          </table:table-cell>
          <table:table-cell office:value-type="currency" office:currency="USD" office:value="2130">
            <text:p>$2,130.00</text:p>
          </table:table-cell>
          <table:table-cell office:value-type="currency" office:currency="USD" office:value="2570">
            <text:p>$2,570.00</text:p>
          </table:table-cell>
          <table:table-cell office:value-type="currency" office:currency="USD" office:value="3600">
            <text:p>$3,600.00</text:p>
          </table:table-cell>
          <table:table-cell office:value-type="currency" office:currency="USD" office:value="4110">
            <text:p>$4,1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32&amp;metro_code=METRO19740M19740&amp;year=2025&amp;hypo=hypo">80832</text:a></text:p>
          </table:table-cell>
          <table:table-cell office:value-type="currency" office:currency="USD" office:value="870">
            <text:p>$870.00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200">
            <text:p>$1,200.00</text:p>
          </table:table-cell>
          <table:table-cell office:value-type="currency" office:currency="USD" office:value="1630">
            <text:p>$1,630.00</text:p>
          </table:table-cell>
          <table:table-cell office:value-type="currency" office:currency="USD" office:value="1850">
            <text:p>$1,8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33&amp;metro_code=METRO19740M19740&amp;year=2025&amp;hypo=hypo">80833</text:a></text:p>
          </table:table-cell>
          <table:table-cell office:value-type="currency" office:currency="USD" office:value="920">
            <text:p>$920.00</text:p>
          </table:table-cell>
          <table:table-cell office:value-type="currency" office:currency="USD" office:value="1000">
            <text:p>$1,000.00</text:p>
          </table:table-cell>
          <table:table-cell office:value-type="currency" office:currency="USD" office:value="1240">
            <text:p>$1,240.00</text:p>
          </table:table-cell>
          <table:table-cell office:value-type="currency" office:currency="USD" office:value="1620">
            <text:p>$1,620.00</text:p>
          </table:table-cell>
          <table:table-cell office:value-type="currency" office:currency="USD" office:value="1950">
            <text:p>$1,95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35&amp;metro_code=METRO19740M19740&amp;year=2025&amp;hypo=hypo">80835</text:a></text:p>
          </table:table-cell>
          <table:table-cell office:value-type="currency" office:currency="USD" office:value="1150">
            <text:p>$1,150.00</text:p>
          </table:table-cell>
          <table:table-cell office:value-type="currency" office:currency="USD" office:value="1260">
            <text:p>$1,260.00</text:p>
          </table:table-cell>
          <table:table-cell office:value-type="currency" office:currency="USD" office:value="1510">
            <text:p>$1,510.00</text:p>
          </table:table-cell>
          <table:table-cell office:value-type="currency" office:currency="USD" office:value="1970">
            <text:p>$1,970.00</text:p>
          </table:table-cell>
          <table:table-cell office:value-type="currency" office:currency="USD" office:value="2210">
            <text:p>$2,210.00</text:p>
          </table:table-cell>
        </table:table-row>
        <table:table-row table:style-name="ro2">
          <table:table-cell office:value-type="string">
            <text:p><text:a xlink:href="https://www.huduser.gov/portal/datasets/fmr/fmrs/FY2025_code/2025zip_code_calc.odn?zcta=80863&amp;metro_code=METRO19740M19740&amp;year=2025&amp;hypo=hypo">80863</text:a></text:p>
          </table:table-cell>
          <table:table-cell office:value-type="currency" office:currency="USD" office:value="1090">
            <text:p>$1,090.00</text:p>
          </table:table-cell>
          <table:table-cell office:value-type="currency" office:currency="USD" office:value="1430">
            <text:p>$1,430.00</text:p>
          </table:table-cell>
          <table:table-cell office:value-type="currency" office:currency="USD" office:value="1580">
            <text:p>$1,580.00</text:p>
          </table:table-cell>
          <table:table-cell office:value-type="currency" office:currency="USD" office:value="2220">
            <text:p>$2,220.00</text:p>
          </table:table-cell>
          <table:table-cell office:value-type="currency" office:currency="USD" office:value="2660">
            <text:p>$2,66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7">12/07/2024</text:date>, <text:time>07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Castro</meta:initial-creator>
    <meta:creation-date>2024-12-07T07:10:09</meta:creation-date>
    <dc:date>2024-12-07T07:37:51</dc:date>
    <dc:creator>Marco Castro</dc:creator>
    <meta:editing-duration>PT8M41S</meta:editing-duration>
    <meta:editing-cycles>2</meta:editing-cycles>
    <meta:generator>OpenOffice/4.1.14$Unix OpenOffice.org_project/4114m1$Build-9811</meta:generator>
    <meta:document-statistic meta:table-count="5" meta:cell-count="3576" meta:object-count="0"/>
    <meta:user-defined meta:name=""/>
  </office:meta>
</office:document-meta>
</file>